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Pictures/2000000E000000DF000000DFFA75738F.svm" manifest:media-type=""/>
  <manifest:file-entry manifest:full-path="Object 2/Pictures/2000000E000000DD000000DF8AEB08F0.svm" manifest:media-type="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0571in" svg:height="5.1976in" svg:x="11.1433in" svg:y="0.2299in">
            <draw:object draw:notify-on-update-of-ranges="Sheet1.A4:Sheet1.A9 Sheet1.C2:Sheet1.C2 Sheet1.C4:Sheet1.C9 Sheet1.A3:Sheet1.A9 Sheet1.F2:Sheet1.F2 Sheet1.F3:Sheet1.F9 Sheet1.A3:Sheet1.A9 Sheet1.I2:Sheet1.I2 Sheet1.I3:Sheet1.I8 Sheet1.A3:Sheet1.A9 Sheet1.L2:Sheet1.L2 Sheet1.L3:Sheet1.L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3362in" svg:height="5.3268in" svg:x="8.1516in" svg:y="6.4193in">
            <draw:object draw:notify-on-update-of-ranges="Sheet1.A4:Sheet1.A9 Sheet1.C2:Sheet1.C2 Sheet1.C4:Sheet1.C9 Sheet1.B21:Sheet1.B121 Sheet1.C17:Sheet1.C17 Sheet1.C21:Sheet1.C121 Sheet1.A3:Sheet1.A9 Sheet1.F2:Sheet1.F2 Sheet1.F3:Sheet1.F9 Sheet1.D21:Sheet1.D121 Sheet1.E17:Sheet1.E17 Sheet1.E21:Sheet1.E121 Sheet1.A3:Sheet1.A9 Sheet1.I2:Sheet1.I2 Sheet1.I3:Sheet1.I8 Sheet1.F21:Sheet1.F121 Sheet1.G17:Sheet1.G17 Sheet1.G21:Sheet1.G121 Sheet1.A3:Sheet1.A9 Sheet1.L2:Sheet1.L2 Sheet1.L3:Sheet1.L7 Sheet1.H21:Sheet1.H121 Sheet1.I17:Sheet1.I17 Sheet1.I21:Sheet1.I1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2">
          <table:table-cell table:number-columns-repeated="2"/>
          <table:table-cell office:value-type="string">
            <text:p>q1</text:p>
          </table:table-cell>
          <table:table-cell table:number-columns-repeated="2"/>
          <table:table-cell office:value-type="string">
            <text:p>q4</text:p>
          </table:table-cell>
          <table:table-cell table:number-columns-repeated="2"/>
          <table:table-cell office:value-type="string">
            <text:p>q9</text:p>
          </table:table-cell>
          <table:table-cell table:number-columns-repeated="2"/>
          <table:table-cell office:value-type="string">
            <text:p>q16</text:p>
          </table:table-cell>
          <table:table-cell table:number-columns-repeated="8"/>
        </table:table-row>
        <table:table-row table:style-name="ro2">
          <table:table-cell table:formula="of:=10*(2)^(0.5)/(2^[.B3])" office:value-type="float" office:value="0.883883476483184">
            <text:p>0.883883476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1"/>
          <table:table-cell/>
          <table:table-cell office:value-type="float" office:value="4">
            <text:p>4</text:p>
          </table:table-cell>
          <table:table-cell table:style-name="ce1" office:value-type="float" office:value="6.811">
            <text:p>6.81E+000</text:p>
          </table:table-cell>
          <table:table-cell/>
          <table:table-cell office:value-type="float" office:value="4">
            <text:p>4</text:p>
          </table:table-cell>
          <table:table-cell table:style-name="ce1" office:value-type="float" office:value="5.019">
            <text:p>5.02E+000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3"/>
          <table:table-cell office:value-type="string">
            <text:p>-</text:p>
          </table:table-cell>
        </table:table-row>
        <table:table-row table:style-name="ro2">
          <table:table-cell table:formula="of:=10*(2)^(0.5)/(2^[.B4])" office:value-type="float" office:value="0.441941738241592">
            <text:p>0.4419417382</text:p>
          </table:table-cell>
          <table:table-cell office:value-type="float" office:value="5">
            <text:p>5</text:p>
          </table:table-cell>
          <table:table-cell table:style-name="ce1" office:value-type="float" office:value="4.248">
            <text:p>4.25E+000</text:p>
          </table:table-cell>
          <table:table-cell/>
          <table:table-cell office:value-type="float" office:value="5">
            <text:p>5</text:p>
          </table:table-cell>
          <table:table-cell table:style-name="ce1" office:value-type="float" office:value="4.09">
            <text:p>4.09E+000</text:p>
          </table:table-cell>
          <table:table-cell/>
          <table:table-cell office:value-type="float" office:value="5">
            <text:p>5</text:p>
          </table:table-cell>
          <table:table-cell table:style-name="ce1" office:value-type="float" office:value="3.002">
            <text:p>3.00E+000</text:p>
          </table:table-cell>
          <table:table-cell/>
          <table:table-cell office:value-type="float" office:value="5">
            <text:p>5</text:p>
          </table:table-cell>
          <table:table-cell table:style-name="ce1" office:value-type="float" office:value="2.195">
            <text:p>2.20E+000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table:formula="of:=10*(2)^(0.5)/(2^[.B5])" office:value-type="float" office:value="0.220970869120796">
            <text:p>0.2209708691</text:p>
          </table:table-cell>
          <table:table-cell office:value-type="float" office:value="6">
            <text:p>6</text:p>
          </table:table-cell>
          <table:table-cell table:style-name="ce1" office:value-type="float" office:value="1.812">
            <text:p>1.81E+000</text:p>
          </table:table-cell>
          <table:table-cell/>
          <table:table-cell office:value-type="float" office:value="6">
            <text:p>6</text:p>
          </table:table-cell>
          <table:table-cell table:style-name="ce1" office:value-type="float" office:value="1.739">
            <text:p>1.74E+000</text:p>
          </table:table-cell>
          <table:table-cell/>
          <table:table-cell office:value-type="float" office:value="6">
            <text:p>6</text:p>
          </table:table-cell>
          <table:table-cell table:style-name="ce1" office:value-type="float" office:value="1.273">
            <text:p>1.27E+000</text:p>
          </table:table-cell>
          <table:table-cell/>
          <table:table-cell office:value-type="float" office:value="6">
            <text:p>6</text:p>
          </table:table-cell>
          <table:table-cell table:style-name="ce1" office:value-type="float" office:value="0.884">
            <text:p>8.84E-001</text:p>
          </table:table-cell>
          <table:table-cell table:number-columns-repeated="8"/>
        </table:table-row>
        <table:table-row table:style-name="ro2">
          <table:table-cell table:formula="of:=10*(2)^(0.5)/(2^[.B6])" office:value-type="float" office:value="0.110485434560398">
            <text:p>0.1104854346</text:p>
          </table:table-cell>
          <table:table-cell office:value-type="float" office:value="7">
            <text:p>7</text:p>
          </table:table-cell>
          <table:table-cell table:style-name="ce1" office:value-type="float" office:value="0.8285">
            <text:p>8.29E-001</text:p>
          </table:table-cell>
          <table:table-cell/>
          <table:table-cell office:value-type="float" office:value="7">
            <text:p>7</text:p>
          </table:table-cell>
          <table:table-cell table:style-name="ce1" office:value-type="float" office:value="0.8076">
            <text:p>8.08E-001</text:p>
          </table:table-cell>
          <table:table-cell/>
          <table:table-cell office:value-type="float" office:value="7">
            <text:p>7</text:p>
          </table:table-cell>
          <table:table-cell table:style-name="ce1" office:value-type="float" office:value="0.563">
            <text:p>5.63E-001</text:p>
          </table:table-cell>
          <table:table-cell/>
          <table:table-cell office:value-type="float" office:value="7">
            <text:p>7</text:p>
          </table:table-cell>
          <table:table-cell table:style-name="ce1" office:value-type="float" office:value="0.3738">
            <text:p>3.74E-001</text:p>
          </table:table-cell>
          <table:table-cell table:number-columns-repeated="8"/>
        </table:table-row>
        <table:table-row table:style-name="ro2">
          <table:table-cell table:formula="of:=10*(2)^(0.5)/(2^[.B7])" office:value-type="float" office:value="0.055242717280199">
            <text:p>0.0552427173</text:p>
          </table:table-cell>
          <table:table-cell office:value-type="float" office:value="8">
            <text:p>8</text:p>
          </table:table-cell>
          <table:table-cell table:style-name="ce1" office:value-type="float" office:value="0.3631">
            <text:p>3.63E-001</text:p>
          </table:table-cell>
          <table:table-cell/>
          <table:table-cell office:value-type="float" office:value="8">
            <text:p>8</text:p>
          </table:table-cell>
          <table:table-cell table:style-name="ce1" office:value-type="float" office:value="0.3391">
            <text:p>3.39E-001</text:p>
          </table:table-cell>
          <table:table-cell/>
          <table:table-cell office:value-type="float" office:value="8">
            <text:p>8</text:p>
          </table:table-cell>
          <table:table-cell table:style-name="ce1" office:value-type="float" office:value="0.229">
            <text:p>2.29E-001</text:p>
          </table:table-cell>
          <table:table-cell/>
          <table:table-cell office:value-type="float" office:value="8">
            <text:p>8</text:p>
          </table:table-cell>
          <table:table-cell table:style-name="ce1" office:value-type="float" office:value="0.136">
            <text:p>1.36E-001</text:p>
          </table:table-cell>
          <table:table-cell table:number-columns-repeated="8"/>
        </table:table-row>
        <table:table-row table:style-name="ro2">
          <table:table-cell table:formula="of:=10*(2)^(0.5)/(2^[.B8])" office:value-type="float" office:value="0.0276213586400995">
            <text:p>0.0276213586</text:p>
          </table:table-cell>
          <table:table-cell office:value-type="float" office:value="9">
            <text:p>9</text:p>
          </table:table-cell>
          <table:table-cell table:style-name="ce1" office:value-type="float" office:value="0.1338">
            <text:p>1.34E-001</text:p>
          </table:table-cell>
          <table:table-cell/>
          <table:table-cell office:value-type="float" office:value="9">
            <text:p>9</text:p>
          </table:table-cell>
          <table:table-cell table:style-name="ce1" office:value-type="float" office:value="0.136">
            <text:p>1.36E-001</text:p>
          </table:table-cell>
          <table:table-cell/>
          <table:table-cell office:value-type="float" office:value="9">
            <text:p>9</text:p>
          </table:table-cell>
          <table:table-cell table:style-name="ce1" office:value-type="float" office:value="0.08001">
            <text:p>8.00E-002</text:p>
          </table:table-cell>
          <table:table-cell/>
          <table:table-cell office:value-type="float" office:value="9">
            <text:p>9</text:p>
          </table:table-cell>
          <table:table-cell table:style-name="ce1" office:value-type="float" office:value="0.03553">
            <text:p>3.55E-002</text:p>
          </table:table-cell>
          <table:table-cell table:number-columns-repeated="8"/>
        </table:table-row>
        <table:table-row table:style-name="ro2">
          <table:table-cell table:formula="of:=10*(2)^(0.5)/(2^[.B9])" office:value-type="float" office:value="0.0138106793200498">
            <text:p>0.0138106793</text:p>
          </table:table-cell>
          <table:table-cell office:value-type="float" office:value="10">
            <text:p>10</text:p>
          </table:table-cell>
          <table:table-cell table:style-name="ce1" office:value-type="float" office:value="0.05147">
            <text:p>5.15E-002</text:p>
          </table:table-cell>
          <table:table-cell/>
          <table:table-cell office:value-type="float" office:value="10">
            <text:p>10</text:p>
          </table:table-cell>
          <table:table-cell table:style-name="ce1" office:value-type="float" office:value="0.05274">
            <text:p>5.27E-002</text:p>
          </table:table-cell>
          <table:table-cell/>
          <table:table-cell office:value-type="float" office:value="10">
            <text:p>10</text:p>
          </table:table-cell>
          <table:table-cell table:style-name="ce1" office:value-type="float" office:value="0.02351">
            <text:p>2.35E-002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2">
          <table:table-cell/>
          <table:table-cell office:value-type="float" office:value="2.34">
            <text:p>2.34</text:p>
          </table:table-cell>
          <table:table-cell office:value-type="float" office:value="1.23">
            <text:p>1.23</text:p>
          </table:table-cell>
          <table:table-cell/>
          <table:table-cell office:value-type="float" office:value="2.35">
            <text:p>2.35</text:p>
          </table:table-cell>
          <table:table-cell office:value-type="float" office:value="1.23">
            <text:p>1.23</text:p>
          </table:table-cell>
          <table:table-cell/>
          <table:table-cell office:value-type="float" office:value="2.27">
            <text:p>2.27</text:p>
          </table:table-cell>
          <table:table-cell office:value-type="float" office:value="1.18">
            <text:p>1.18</text:p>
          </table:table-cell>
          <table:table-cell/>
          <table:table-cell office:value-type="float" office:value="2.29">
            <text:p>2.29</text:p>
          </table:table-cell>
          <table:table-cell office:value-type="float" office:value="1.19">
            <text:p>1.19</text:p>
          </table:table-cell>
          <table:table-cell table:number-columns-repeated="8"/>
        </table:table-row>
        <table:table-row table:style-name="ro2">
          <table:table-cell/>
          <table:table-cell office:value-type="float" office:value="2.19">
            <text:p>2.19</text:p>
          </table:table-cell>
          <table:table-cell office:value-type="float" office:value="1.13">
            <text:p>1.13</text:p>
          </table:table-cell>
          <table:table-cell/>
          <table:table-cell office:value-type="float" office:value="2.15">
            <text:p>2.15</text:p>
          </table:table-cell>
          <table:table-cell office:value-type="float" office:value="1.11">
            <text:p>1.11</text:p>
          </table:table-cell>
          <table:table-cell/>
          <table:table-cell office:value-type="float" office:value="2.36">
            <text:p>2.36</text:p>
          </table:table-cell>
          <table:table-cell office:value-type="float" office:value="1.24">
            <text:p>1.24</text:p>
          </table:table-cell>
          <table:table-cell/>
          <table:table-cell office:value-type="float" office:value="2.48">
            <text:p>2.48</text:p>
          </table:table-cell>
          <table:table-cell office:value-type="float" office:value="1.31">
            <text:p>1.31</text:p>
          </table:table-cell>
          <table:table-cell table:number-columns-repeated="8"/>
        </table:table-row>
        <table:table-row table:style-name="ro2">
          <table:table-cell/>
          <table:table-cell office:value-type="float" office:value="2.28">
            <text:p>2.28</text:p>
          </table:table-cell>
          <table:table-cell office:value-type="float" office:value="1.19">
            <text:p>1.19</text:p>
          </table:table-cell>
          <table:table-cell/>
          <table:table-cell office:value-type="float" office:value="2.38">
            <text:p>2.38</text:p>
          </table:table-cell>
          <table:table-cell office:value-type="float" office:value="1.25">
            <text:p>1.25</text:p>
          </table:table-cell>
          <table:table-cell/>
          <table:table-cell office:value-type="float" office:value="2.26">
            <text:p>2.26</text:p>
          </table:table-cell>
          <table:table-cell office:value-type="float" office:value="1.18">
            <text:p>1.18</text:p>
          </table:table-cell>
          <table:table-cell/>
          <table:table-cell office:value-type="float" office:value="2.37">
            <text:p>2.37</text:p>
          </table:table-cell>
          <table:table-cell office:value-type="float" office:value="1.24">
            <text:p>1.24</text:p>
          </table:table-cell>
          <table:table-cell table:number-columns-repeated="8"/>
        </table:table-row>
        <table:table-row table:style-name="ro2">
          <table:table-cell/>
          <table:table-cell office:value-type="float" office:value="2.71">
            <text:p>2.71</text:p>
          </table:table-cell>
          <table:table-cell office:value-type="float" office:value="1.44">
            <text:p>1.44</text:p>
          </table:table-cell>
          <table:table-cell/>
          <table:table-cell office:value-type="float" office:value="2.49">
            <text:p>2.49</text:p>
          </table:table-cell>
          <table:table-cell office:value-type="float" office:value="1.32">
            <text:p>1.32</text:p>
          </table:table-cell>
          <table:table-cell/>
          <table:table-cell office:value-type="float" office:value="2.46">
            <text:p>2.46</text:p>
          </table:table-cell>
          <table:table-cell office:value-type="float" office:value="1.3">
            <text:p>1.3</text:p>
          </table:table-cell>
          <table:table-cell/>
          <table:table-cell office:value-type="float" office:value="2.75">
            <text:p>2.75</text:p>
          </table:table-cell>
          <table:table-cell office:value-type="float" office:value="1.46">
            <text:p>1.46</text:p>
          </table:table-cell>
          <table:table-cell table:number-columns-repeated="8"/>
        </table:table-row>
        <table:table-row table:style-name="ro2">
          <table:table-cell/>
          <table:table-cell office:value-type="float" office:value="2.6">
            <text:p>2.6</text:p>
          </table:table-cell>
          <table:table-cell office:value-type="float" office:value="1.38">
            <text:p>1.38</text:p>
          </table:table-cell>
          <table:table-cell/>
          <table:table-cell office:value-type="float" office:value="2.58">
            <text:p>2.58</text:p>
          </table:table-cell>
          <table:table-cell office:value-type="float" office:value="1.37">
            <text:p>1.37</text:p>
          </table:table-cell>
          <table:table-cell/>
          <table:table-cell office:value-type="float" office:value="2.86">
            <text:p>2.86</text:p>
          </table:table-cell>
          <table:table-cell office:value-type="float" office:value="1.52">
            <text:p>1.52</text:p>
          </table:table-cell>
          <table:table-cell/>
          <table:table-cell office:value-type="float" office:value="3.83">
            <text:p>3.83</text:p>
          </table:table-cell>
          <table:table-cell office:value-type="float" office:value="1.94">
            <text:p>1.94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3">
          <table:table-cell office:value-type="string">
            <text:p>trendlines:</text:p>
          </table:table-cell>
          <table:table-cell/>
          <table:table-cell table:formula="of:=CONCATENATE(&quot;q1 = &quot;;TEXT([.C19];&quot;0.00&quot;);&quot;*h^&quot;;TEXT([.C18];&quot;0.00&quot;))" office:value-type="string" office:string-value="q1 = 12.65*h^1.27">
            <text:p>q1 = 12.65*h^1.27</text:p>
          </table:table-cell>
          <table:table-cell/>
          <table:table-cell table:formula="of:=CONCATENATE(&quot;q4 = &quot;;TEXT([.E19];&quot;0.00&quot;);&quot;*h^&quot;;TEXT([.E18];&quot;0.00&quot;))" office:value-type="string" office:string-value="q4 = 11.81*h^1.25">
            <text:p>q4 = 11.81*h^1.25</text:p>
          </table:table-cell>
          <table:table-cell/>
          <table:table-cell table:formula="of:=CONCATENATE(&quot;q9 = &quot;;TEXT([.G19];&quot;0.00&quot;);&quot;*h^&quot;;TEXT([.G18];&quot;0.00&quot;))" office:value-type="string" office:string-value="q9 = 8.45*h^1.27">
            <text:p>q9 = 8.45*h^1.27</text:p>
          </table:table-cell>
          <table:table-cell/>
          <table:table-cell table:formula="of:=CONCATENATE(&quot;q16 = &quot;;TEXT([.I19];&quot;0.00&quot;);&quot;*h^&quot;;TEXT([.I18];&quot;0.00&quot;))" office:value-type="string" office:string-value="q16 = 6.15*h^1.30">
            <text:p>q16 = 6.15*h^1.30</text:p>
          </table:table-cell>
          <table:table-cell table:number-columns-repeated="11"/>
        </table:table-row>
        <table:table-row table:style-name="ro2">
          <table:table-cell office:value-type="string">
            <text:p>y=b*x^a</text:p>
          </table:table-cell>
          <table:table-cell office:value-type="string">
            <text:p>a=</text:p>
          </table:table-cell>
          <table:table-cell table:formula="of:= SLOPE(LN([.C4:.C9]);LN([.$A$4:.$A$9]))" office:value-type="float" office:value="1.26579926962991">
            <text:p>1.2657992696</text:p>
          </table:table-cell>
          <table:table-cell/>
          <table:table-cell table:formula="of:= SLOPE(LN([.F4:.F9]);LN([.$A$4:.$A$9]))" office:value-type="float" office:value="1.24762758751918">
            <text:p>1.2476275875</text:p>
          </table:table-cell>
          <table:table-cell/>
          <table:table-cell table:formula="of:= SLOPE(LN([.I3:.I8]);LN([.$A$3:.$A$8]))" office:value-type="float" office:value="1.26777861411712">
            <text:p>1.2677786141</text:p>
          </table:table-cell>
          <table:table-cell/>
          <table:table-cell table:formula="of:= SLOPE(LN([.L3:.L7]);LN([.$A$3:.$A$7]))" office:value-type="float" office:value="1.29653252445833">
            <text:p>1.2965325245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b=</text:p>
          </table:table-cell>
          <table:table-cell table:formula="of:=EXP(INTERCEPT(LN([.C4:.C9]);LN([.$A$4:.$A$9])))" office:value-type="float" office:value="12.6459325682797">
            <text:p>12.6459325683</text:p>
          </table:table-cell>
          <table:table-cell/>
          <table:table-cell table:formula="of:=EXP(INTERCEPT(LN([.F4:.F9]);LN([.$A$4:.$A$9])))" office:value-type="float" office:value="11.8101851805981">
            <text:p>11.8101851806</text:p>
          </table:table-cell>
          <table:table-cell/>
          <table:table-cell table:formula="of:=EXP(INTERCEPT(LN([.I3:.I8]);LN([.$A$3:.$A$8])))" office:value-type="float" office:value="8.4504677769573">
            <text:p>8.450467777</text:p>
          </table:table-cell>
          <table:table-cell/>
          <table:table-cell table:formula="of:=EXP(INTERCEPT(LN([.L3:.L7]);LN([.$A$3:.$A$7])))" office:value-type="float" office:value="6.15215692848341">
            <text:p>6.1521569285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h=</text:p>
          </table:table-cell>
          <table:table-cell table:formula="of:=LN([.$B$21]/[.$A$9])/[.$A$20]" office:value-type="float" office:value="0.0346573590279973">
            <text:p>0.034657359</text:p>
          </table:table-cell>
          <table:table-cell/>
          <table:table-cell table:formula="of:=LN([.$D$21]/[.$A$9])/[.$A$20]" office:value-type="float" office:value="0.0346573590279973">
            <text:p>0.034657359</text:p>
          </table:table-cell>
          <table:table-cell/>
          <table:table-cell table:formula="of:=LN([.$F$21]/[.$A$8])/[.$A$20]" office:value-type="float" office:value="0.0346573590279973">
            <text:p>0.034657359</text:p>
          </table:table-cell>
          <table:table-cell/>
          <table:table-cell table:formula="of:=LN([.$H$21]/[.$A$7])/[.$A$20]" office:value-type="float" office:value="0.0277258872223978">
            <text:p>0.0277258872</text:p>
          </table:table-cell>
          <table:table-cell table:number-columns-repeated="11"/>
        </table:table-row>
        <table:table-row table:style-name="ro2">
          <table:table-cell office:value-type="float" office:value="0">
            <text:p>0</text:p>
          </table:table-cell>
          <table:table-cell table:formula="of:=[.$A$4]" office:value-type="float" office:value="0.441941738241592">
            <text:p>0.4419417382</text:p>
          </table:table-cell>
          <table:table-cell table:formula="of:=[.$C$19]*([.B21])^[.$C$18]" office:value-type="float" office:value="4.49835952041848">
            <text:p>4.4983595204</text:p>
          </table:table-cell>
          <table:table-cell table:formula="of:=[.$A$4]" office:value-type="float" office:value="0.441941738241592">
            <text:p>0.4419417382</text:p>
          </table:table-cell>
          <table:table-cell table:formula="of:=[.$E$19]*([.D21])^[.$E$18]" office:value-type="float" office:value="4.26387360320776">
            <text:p>4.2638736032</text:p>
          </table:table-cell>
          <table:table-cell table:formula="of:=[.$A$3]" office:value-type="float" office:value="0.883883476483184">
            <text:p>0.8838834765</text:p>
          </table:table-cell>
          <table:table-cell table:formula="of:=[.$G$19]*([.F21])^[.$G$18]" office:value-type="float" office:value="7.22639167130953">
            <text:p>7.2263916713</text:p>
          </table:table-cell>
          <table:table-cell table:formula="of:=[.$A$3]" office:value-type="float" office:value="0.883883476483184">
            <text:p>0.8838834765</text:p>
          </table:table-cell>
          <table:table-cell table:formula="of:=[.$I$19]*([.H21])^[.$I$18]" office:value-type="float" office:value="5.24235948506343">
            <text:p>5.2423594851</text:p>
          </table:table-cell>
          <table:table-cell table:number-columns-repeated="11"/>
        </table:table-row>
        <table:table-row table:style-name="ro2">
          <table:table-cell office:value-type="float" office:value="1">
            <text:p>1</text:p>
          </table:table-cell>
          <table:table-cell table:formula="of:=[.B21]/EXP([.$C$20])" office:value-type="float" office:value="0.426887580235749">
            <text:p>0.4268875802</text:p>
          </table:table-cell>
          <table:table-cell table:formula="of:=[.$C$19]*([.B22])^[.$C$18]" office:value-type="float" office:value="4.30528578256879">
            <text:p>4.3052857826</text:p>
          </table:table-cell>
          <table:table-cell table:formula="of:=[.D21]/EXP([.$E$20])" office:value-type="float" office:value="0.426887580235748">
            <text:p>0.4268875802</text:p>
          </table:table-cell>
          <table:table-cell table:formula="of:=[.$E$19]*([.D22])^[.$E$18]" office:value-type="float" office:value="4.08343508347978">
            <text:p>4.0834350835</text:p>
          </table:table-cell>
          <table:table-cell table:formula="of:=[.F21]/EXP([.$G$20])" office:value-type="float" office:value="0.853775160471497">
            <text:p>0.8537751605</text:p>
          </table:table-cell>
          <table:table-cell table:formula="of:=[.$G$19]*([.F22])^[.$G$18]" office:value-type="float" office:value="6.91575384940114">
            <text:p>6.9157538494</text:p>
          </table:table-cell>
          <table:table-cell table:formula="of:=[.H21]/EXP([.$I$20])" office:value-type="float" office:value="0.859713636337339">
            <text:p>0.8597136363</text:p>
          </table:table-cell>
          <table:table-cell table:formula="of:=[.$I$19]*([.H22])^[.$I$18]" office:value-type="float" office:value="5.0572566176227">
            <text:p>5.0572566176</text:p>
          </table:table-cell>
          <table:table-cell table:number-columns-repeated="11"/>
        </table:table-row>
        <table:table-row table:style-name="ro2">
          <table:table-cell office:value-type="float" office:value="2">
            <text:p>2</text:p>
          </table:table-cell>
          <table:table-cell table:formula="of:=[.B22]/EXP([.$C$20])" office:value-type="float" office:value="0.412346222116529">
            <text:p>0.4123462221</text:p>
          </table:table-cell>
          <table:table-cell table:formula="of:=[.$C$19]*([.B23])^[.$C$18]" office:value-type="float" office:value="4.12049894755068">
            <text:p>4.1204989476</text:p>
          </table:table-cell>
          <table:table-cell table:formula="of:=[.D22]/EXP([.$E$20])" office:value-type="float" office:value="0.412346222116529">
            <text:p>0.4123462221</text:p>
          </table:table-cell>
          <table:table-cell table:formula="of:=[.$E$19]*([.D23])^[.$E$18]" office:value-type="float" office:value="3.91063235749982">
            <text:p>3.9106323575</text:p>
          </table:table-cell>
          <table:table-cell table:formula="of:=[.F22]/EXP([.$G$20])" office:value-type="float" office:value="0.824692444233058">
            <text:p>0.8246924442</text:p>
          </table:table-cell>
          <table:table-cell table:formula="of:=[.$G$19]*([.F23])^[.$G$18]" office:value-type="float" office:value="6.61846928327919">
            <text:p>6.6184692833</text:p>
          </table:table-cell>
          <table:table-cell table:formula="of:=[.H22]/EXP([.$I$20])" office:value-type="float" office:value="0.83620472174132">
            <text:p>0.8362047217</text:p>
          </table:table-cell>
          <table:table-cell table:formula="of:=[.$I$19]*([.H23])^[.$I$18]" office:value-type="float" office:value="4.87868956132436">
            <text:p>4.8786895613</text:p>
          </table:table-cell>
          <table:table-cell table:number-columns-repeated="11"/>
        </table:table-row>
        <table:table-row table:style-name="ro2">
          <table:table-cell office:value-type="float" office:value="3">
            <text:p>3</text:p>
          </table:table-cell>
          <table:table-cell table:formula="of:=[.B23]/EXP([.$C$20])" office:value-type="float" office:value="0.398300196037269">
            <text:p>0.398300196</text:p>
          </table:table-cell>
          <table:table-cell table:formula="of:=[.$C$19]*([.B24])^[.$C$18]" office:value-type="float" office:value="3.94364333385457">
            <text:p>3.9436433339</text:p>
          </table:table-cell>
          <table:table-cell table:formula="of:=[.D23]/EXP([.$E$20])" office:value-type="float" office:value="0.398300196037269">
            <text:p>0.398300196</text:p>
          </table:table-cell>
          <table:table-cell table:formula="of:=[.$E$19]*([.D24])^[.$E$18]" office:value-type="float" office:value="3.74514229389741">
            <text:p>3.7451422939</text:p>
          </table:table-cell>
          <table:table-cell table:formula="of:=[.F23]/EXP([.$G$20])" office:value-type="float" office:value="0.796600392074538">
            <text:p>0.7966003921</text:p>
          </table:table-cell>
          <table:table-cell table:formula="of:=[.$G$19]*([.F24])^[.$G$18]" office:value-type="float" office:value="6.33396396222277">
            <text:p>6.3339639622</text:p>
          </table:table-cell>
          <table:table-cell table:formula="of:=[.H23]/EXP([.$I$20])" office:value-type="float" office:value="0.813338659651208">
            <text:p>0.8133386597</text:p>
          </table:table-cell>
          <table:table-cell table:formula="of:=[.$I$19]*([.H24])^[.$I$18]" office:value-type="float" office:value="4.70642754271857">
            <text:p>4.7064275427</text:p>
          </table:table-cell>
          <table:table-cell table:number-columns-repeated="11"/>
        </table:table-row>
        <table:table-row table:style-name="ro2">
          <table:table-cell office:value-type="float" office:value="4">
            <text:p>4</text:p>
          </table:table-cell>
          <table:table-cell table:formula="of:=[.B24]/EXP([.$C$20])" office:value-type="float" office:value="0.384732629170286">
            <text:p>0.3847326292</text:p>
          </table:table-cell>
          <table:table-cell table:formula="of:=[.$C$19]*([.B25])^[.$C$18]" office:value-type="float" office:value="3.77437852614918">
            <text:p>3.7743785261</text:p>
          </table:table-cell>
          <table:table-cell table:formula="of:=[.D24]/EXP([.$E$20])" office:value-type="float" office:value="0.384732629170286">
            <text:p>0.3847326292</text:p>
          </table:table-cell>
          <table:table-cell table:formula="of:=[.$E$19]*([.D25])^[.$E$18]" office:value-type="float" office:value="3.5866554355691">
            <text:p>3.5866554356</text:p>
          </table:table-cell>
          <table:table-cell table:formula="of:=[.F24]/EXP([.$G$20])" office:value-type="float" office:value="0.769465258340572">
            <text:p>0.7694652583</text:p>
          </table:table-cell>
          <table:table-cell table:formula="of:=[.$G$19]*([.F25])^[.$G$18]" office:value-type="float" office:value="6.0616885502654">
            <text:p>6.0616885503</text:p>
          </table:table-cell>
          <table:table-cell table:formula="of:=[.H24]/EXP([.$I$20])" office:value-type="float" office:value="0.791097871231425">
            <text:p>0.7910978712</text:p>
          </table:table-cell>
          <table:table-cell table:formula="of:=[.$I$19]*([.H25])^[.$I$18]" office:value-type="float" office:value="4.54024793675272">
            <text:p>4.5402479368</text:p>
          </table:table-cell>
          <table:table-cell table:number-columns-repeated="11"/>
        </table:table-row>
        <table:table-row table:style-name="ro2">
          <table:table-cell office:value-type="float" office:value="5">
            <text:p>5</text:p>
          </table:table-cell>
          <table:table-cell table:formula="of:=[.B25]/EXP([.$C$20])" office:value-type="float" office:value="0.37162722343835">
            <text:p>0.3716272234</text:p>
          </table:table-cell>
          <table:table-cell table:formula="of:=[.$C$19]*([.B26])^[.$C$18]" office:value-type="float" office:value="3.6123787200431">
            <text:p>3.61237872</text:p>
          </table:table-cell>
          <table:table-cell table:formula="of:=[.D25]/EXP([.$E$20])" office:value-type="float" office:value="0.37162722343835">
            <text:p>0.3716272234</text:p>
          </table:table-cell>
          <table:table-cell table:formula="of:=[.$E$19]*([.D26])^[.$E$18]" office:value-type="float" office:value="3.43487542101111">
            <text:p>3.434875421</text:p>
          </table:table-cell>
          <table:table-cell table:formula="of:=[.F25]/EXP([.$G$20])" office:value-type="float" office:value="0.7432544468767">
            <text:p>0.7432544469</text:p>
          </table:table-cell>
          <table:table-cell table:formula="of:=[.$G$19]*([.F26])^[.$G$18]" office:value-type="float" office:value="5.80111732551192">
            <text:p>5.8011173255</text:p>
          </table:table-cell>
          <table:table-cell table:formula="of:=[.H25]/EXP([.$I$20])" office:value-type="float" office:value="0.769465258340572">
            <text:p>0.7694652583</text:p>
          </table:table-cell>
          <table:table-cell table:formula="of:=[.$I$19]*([.H26])^[.$I$18]" office:value-type="float" office:value="4.37993597905901">
            <text:p>4.3799359791</text:p>
          </table:table-cell>
          <table:table-cell table:number-columns-repeated="11"/>
        </table:table-row>
        <table:table-row table:style-name="ro2">
          <table:table-cell office:value-type="float" office:value="6">
            <text:p>6</text:p>
          </table:table-cell>
          <table:table-cell table:formula="of:=[.B26]/EXP([.$C$20])" office:value-type="float" office:value="0.358968235936573">
            <text:p>0.3589682359</text:p>
          </table:table-cell>
          <table:table-cell table:formula="of:=[.$C$19]*([.B27])^[.$C$18]" office:value-type="float" office:value="3.45733209496976">
            <text:p>3.457332095</text:p>
          </table:table-cell>
          <table:table-cell table:formula="of:=[.D26]/EXP([.$E$20])" office:value-type="float" office:value="0.358968235936573">
            <text:p>0.3589682359</text:p>
          </table:table-cell>
          <table:table-cell table:formula="of:=[.$E$19]*([.D27])^[.$E$18]" office:value-type="float" office:value="3.28951843013996">
            <text:p>3.2895184301</text:p>
          </table:table-cell>
          <table:table-cell table:formula="of:=[.F26]/EXP([.$G$20])" office:value-type="float" office:value="0.717936471873146">
            <text:p>0.7179364719</text:p>
          </table:table-cell>
          <table:table-cell table:formula="of:=[.$G$19]*([.F27])^[.$G$18]" office:value-type="float" office:value="5.55174716505043">
            <text:p>5.5517471651</text:p>
          </table:table-cell>
          <table:table-cell table:formula="of:=[.H26]/EXP([.$I$20])" office:value-type="float" office:value="0.74842419038683">
            <text:p>0.7484241904</text:p>
          </table:table-cell>
          <table:table-cell table:formula="of:=[.$I$19]*([.H27])^[.$I$18]" office:value-type="float" office:value="4.22528448840093">
            <text:p>4.2252844884</text:p>
          </table:table-cell>
          <table:table-cell table:number-columns-repeated="11"/>
        </table:table-row>
        <table:table-row table:style-name="ro2">
          <table:table-cell office:value-type="float" office:value="7">
            <text:p>7</text:p>
          </table:table-cell>
          <table:table-cell table:formula="of:=[.B27]/EXP([.$C$20])" office:value-type="float" office:value="0.346740460021201">
            <text:p>0.34674046</text:p>
          </table:table-cell>
          <table:table-cell table:formula="of:=[.$C$19]*([.B28])^[.$C$18]" office:value-type="float" office:value="3.3089402139888">
            <text:p>3.308940214</text:p>
          </table:table-cell>
          <table:table-cell table:formula="of:=[.D27]/EXP([.$E$20])" office:value-type="float" office:value="0.346740460021201">
            <text:p>0.34674046</text:p>
          </table:table-cell>
          <table:table-cell table:formula="of:=[.$E$19]*([.D28])^[.$E$18]" office:value-type="float" office:value="3.15031265356494">
            <text:p>3.1503126536</text:p>
          </table:table-cell>
          <table:table-cell table:formula="of:=[.F27]/EXP([.$G$20])" office:value-type="float" office:value="0.693480920042402">
            <text:p>0.69348092</text:p>
          </table:table-cell>
          <table:table-cell table:formula="of:=[.$G$19]*([.F28])^[.$G$18]" office:value-type="float" office:value="5.31309657349942">
            <text:p>5.3130965735</text:p>
          </table:table-cell>
          <table:table-cell table:formula="of:=[.H27]/EXP([.$I$20])" office:value-type="float" office:value="0.727958491542785">
            <text:p>0.7279584915</text:p>
          </table:table-cell>
          <table:table-cell table:formula="of:=[.$I$19]*([.H28])^[.$I$18]" office:value-type="float" office:value="4.07609359891993">
            <text:p>4.0760935989</text:p>
          </table:table-cell>
          <table:table-cell table:number-columns-repeated="11"/>
        </table:table-row>
        <table:table-row table:style-name="ro2">
          <table:table-cell office:value-type="float" office:value="8">
            <text:p>8</text:p>
          </table:table-cell>
          <table:table-cell table:formula="of:=[.B28]/EXP([.$C$20])" office:value-type="float" office:value="0.334929207042591">
            <text:p>0.334929207</text:p>
          </table:table-cell>
          <table:table-cell table:formula="of:=[.$C$19]*([.B29])^[.$C$18]" office:value-type="float" office:value="3.16691744934847">
            <text:p>3.1669174493</text:p>
          </table:table-cell>
          <table:table-cell table:formula="of:=[.D28]/EXP([.$E$20])" office:value-type="float" office:value="0.334929207042591">
            <text:p>0.334929207</text:p>
          </table:table-cell>
          <table:table-cell table:formula="of:=[.$E$19]*([.D29])^[.$E$18]" office:value-type="float" office:value="3.01699778431979">
            <text:p>3.0169977843</text:p>
          </table:table-cell>
          <table:table-cell table:formula="of:=[.F28]/EXP([.$G$20])" office:value-type="float" office:value="0.669858414085183">
            <text:p>0.6698584141</text:p>
          </table:table-cell>
          <table:table-cell table:formula="of:=[.$G$19]*([.F29])^[.$G$18]" office:value-type="float" office:value="5.08470475331433">
            <text:p>5.0847047533</text:p>
          </table:table-cell>
          <table:table-cell table:formula="of:=[.H28]/EXP([.$I$20])" office:value-type="float" office:value="0.708052428309874">
            <text:p>0.7080524283</text:p>
          </table:table-cell>
          <table:table-cell table:formula="of:=[.$I$19]*([.H29])^[.$I$18]" office:value-type="float" office:value="3.93217050183615">
            <text:p>3.9321705018</text:p>
          </table:table-cell>
          <table:table-cell table:number-columns-repeated="11"/>
        </table:table-row>
        <table:table-row table:style-name="ro2">
          <table:table-cell office:value-type="float" office:value="9">
            <text:p>9</text:p>
          </table:table-cell>
          <table:table-cell table:formula="of:=[.B29]/EXP([.$C$20])" office:value-type="float" office:value="0.32352028870043">
            <text:p>0.3235202887</text:p>
          </table:table-cell>
          <table:table-cell table:formula="of:=[.$C$19]*([.B30])^[.$C$18]" office:value-type="float" office:value="3.03099043270346">
            <text:p>3.0309904327</text:p>
          </table:table-cell>
          <table:table-cell table:formula="of:=[.D29]/EXP([.$E$20])" office:value-type="float" office:value="0.32352028870043">
            <text:p>0.3235202887</text:p>
          </table:table-cell>
          <table:table-cell table:formula="of:=[.$E$19]*([.D30])^[.$E$18]" office:value-type="float" office:value="2.88932453110336">
            <text:p>2.8893245311</text:p>
          </table:table-cell>
          <table:table-cell table:formula="of:=[.F29]/EXP([.$G$20])" office:value-type="float" office:value="0.64704057740086">
            <text:p>0.6470405774</text:p>
          </table:table-cell>
          <table:table-cell table:formula="of:=[.$G$19]*([.F30])^[.$G$18]" office:value-type="float" office:value="4.86613071505845">
            <text:p>4.8661307151</text:p>
          </table:table-cell>
          <table:table-cell table:formula="of:=[.H29]/EXP([.$I$20])" office:value-type="float" office:value="0.688690697422882">
            <text:p>0.6886906974</text:p>
          </table:table-cell>
          <table:table-cell table:formula="of:=[.$I$19]*([.H30])^[.$I$18]" office:value-type="float" office:value="3.79332919626955">
            <text:p>3.7933291963</text:p>
          </table:table-cell>
          <table:table-cell table:number-columns-repeated="11"/>
        </table:table-row>
        <table:table-row table:style-name="ro2">
          <table:table-cell office:value-type="float" office:value="10">
            <text:p>10</text:p>
          </table:table-cell>
          <table:table-cell table:formula="of:=[.B30]/EXP([.$C$20])" office:value-type="float" office:value="0.3125">
            <text:p>0.3125</text:p>
          </table:table-cell>
          <table:table-cell table:formula="of:=[.$C$19]*([.B31])^[.$C$18]" office:value-type="float" office:value="2.90089752892989">
            <text:p>2.9008975289</text:p>
          </table:table-cell>
          <table:table-cell table:formula="of:=[.D30]/EXP([.$E$20])" office:value-type="float" office:value="0.3125">
            <text:p>0.3125</text:p>
          </table:table-cell>
          <table:table-cell table:formula="of:=[.$E$19]*([.D31])^[.$E$18]" office:value-type="float" office:value="2.76705415211892">
            <text:p>2.7670541521</text:p>
          </table:table-cell>
          <table:table-cell table:formula="of:=[.F30]/EXP([.$G$20])" office:value-type="float" office:value="0.624999999999999">
            <text:p>0.625</text:p>
          </table:table-cell>
          <table:table-cell table:formula="of:=[.$G$19]*([.F31])^[.$G$18]" office:value-type="float" office:value="4.65695242592022">
            <text:p>4.6569524259</text:p>
          </table:table-cell>
          <table:table-cell table:formula="of:=[.H30]/EXP([.$I$20])" office:value-type="float" office:value="0.669858414085183">
            <text:p>0.6698584141</text:p>
          </table:table-cell>
          <table:table-cell table:formula="of:=[.$I$19]*([.H31])^[.$I$18]" office:value-type="float" office:value="3.6593902488592">
            <text:p>3.6593902489</text:p>
          </table:table-cell>
          <table:table-cell table:number-columns-repeated="11"/>
        </table:table-row>
        <table:table-row table:style-name="ro2">
          <table:table-cell office:value-type="float" office:value="11">
            <text:p>11</text:p>
          </table:table-cell>
          <table:table-cell table:formula="of:=[.B31]/EXP([.$C$20])" office:value-type="float" office:value="0.301855102789014">
            <text:p>0.3018551028</text:p>
          </table:table-cell>
          <table:table-cell table:formula="of:=[.$C$19]*([.B32])^[.$C$18]" office:value-type="float" office:value="2.77638833252459">
            <text:p>2.7763883325</text:p>
          </table:table-cell>
          <table:table-cell table:formula="of:=[.D31]/EXP([.$E$20])" office:value-type="float" office:value="0.301855102789014">
            <text:p>0.3018551028</text:p>
          </table:table-cell>
          <table:table-cell table:formula="of:=[.$E$19]*([.D32])^[.$E$18]" office:value-type="float" office:value="2.64995800864042">
            <text:p>2.6499580086</text:p>
          </table:table-cell>
          <table:table-cell table:formula="of:=[.F31]/EXP([.$G$20])" office:value-type="float" office:value="0.603710205578028">
            <text:p>0.6037102056</text:p>
          </table:table-cell>
          <table:table-cell table:formula="of:=[.$G$19]*([.F32])^[.$G$18]" office:value-type="float" office:value="4.45676599483287">
            <text:p>4.4567659948</text:p>
          </table:table-cell>
          <table:table-cell table:formula="of:=[.H31]/EXP([.$I$20])" office:value-type="float" office:value="0.651541100525701">
            <text:p>0.6515411005</text:p>
          </table:table-cell>
          <table:table-cell table:formula="of:=[.$I$19]*([.H32])^[.$I$18]" office:value-type="float" office:value="3.53018056187028">
            <text:p>3.5301805619</text:p>
          </table:table-cell>
          <table:table-cell table:number-columns-repeated="11"/>
        </table:table-row>
        <table:table-row table:style-name="ro2">
          <table:table-cell office:value-type="float" office:value="12">
            <text:p>12</text:p>
          </table:table-cell>
          <table:table-cell table:formula="of:=[.B32]/EXP([.$C$20])" office:value-type="float" office:value="0.291572809855252">
            <text:p>0.2915728099</text:p>
          </table:table-cell>
          <table:table-cell table:formula="of:=[.$C$19]*([.B33])^[.$C$18]" office:value-type="float" office:value="2.65722318561945">
            <text:p>2.6572231856</text:p>
          </table:table-cell>
          <table:table-cell table:formula="of:=[.D32]/EXP([.$E$20])" office:value-type="float" office:value="0.291572809855252">
            <text:p>0.2915728099</text:p>
          </table:table-cell>
          <table:table-cell table:formula="of:=[.$E$19]*([.D33])^[.$E$18]" office:value-type="float" office:value="2.53781713747093">
            <text:p>2.5378171375</text:p>
          </table:table-cell>
          <table:table-cell table:formula="of:=[.F32]/EXP([.$G$20])" office:value-type="float" office:value="0.583145619710504">
            <text:p>0.5831456197</text:p>
          </table:table-cell>
          <table:table-cell table:formula="of:=[.$G$19]*([.F33])^[.$G$18]" office:value-type="float" office:value="4.26518489262292">
            <text:p>4.2651848926</text:p>
          </table:table-cell>
          <table:table-cell table:formula="of:=[.H32]/EXP([.$I$20])" office:value-type="float" office:value="0.633724674868768">
            <text:p>0.6337246749</text:p>
          </table:table-cell>
          <table:table-cell table:formula="of:=[.$I$19]*([.H33])^[.$I$18]" office:value-type="float" office:value="3.40553314948899">
            <text:p>3.4055331495</text:p>
          </table:table-cell>
          <table:table-cell table:number-columns-repeated="11"/>
        </table:table-row>
        <table:table-row table:style-name="ro2">
          <table:table-cell office:value-type="float" office:value="13">
            <text:p>13</text:p>
          </table:table-cell>
          <table:table-cell table:formula="of:=[.B33]/EXP([.$C$20])" office:value-type="float" office:value="0.281640769565884">
            <text:p>0.2816407696</text:p>
          </table:table-cell>
          <table:table-cell table:formula="of:=[.$C$19]*([.B34])^[.$C$18]" office:value-type="float" office:value="2.54317271668301">
            <text:p>2.5431727167</text:p>
          </table:table-cell>
          <table:table-cell table:formula="of:=[.D33]/EXP([.$E$20])" office:value-type="float" office:value="0.281640769565884">
            <text:p>0.2816407696</text:p>
          </table:table-cell>
          <table:table-cell table:formula="of:=[.$E$19]*([.D34])^[.$E$18]" office:value-type="float" office:value="2.43042184149381">
            <text:p>2.4304218415</text:p>
          </table:table-cell>
          <table:table-cell table:formula="of:=[.F33]/EXP([.$G$20])" office:value-type="float" office:value="0.563281539131768">
            <text:p>0.5632815391</text:p>
          </table:table-cell>
          <table:table-cell table:formula="of:=[.$G$19]*([.F34])^[.$G$18]" office:value-type="float" office:value="4.08183920568193">
            <text:p>4.0818392057</text:p>
          </table:table-cell>
          <table:table-cell table:formula="of:=[.H33]/EXP([.$I$20])" office:value-type="float" office:value="0.616395440308349">
            <text:p>0.6163954403</text:p>
          </table:table-cell>
          <table:table-cell table:formula="of:=[.$I$19]*([.H34])^[.$I$18]" office:value-type="float" office:value="3.28528692201625">
            <text:p>3.285286922</text:p>
          </table:table-cell>
          <table:table-cell table:number-columns-repeated="11"/>
        </table:table-row>
        <table:table-row table:style-name="ro2">
          <table:table-cell office:value-type="float" office:value="14">
            <text:p>14</text:p>
          </table:table-cell>
          <table:table-cell table:formula="of:=[.B34]/EXP([.$C$20])" office:value-type="float" office:value="0.272047051030038">
            <text:p>0.272047051</text:p>
          </table:table-cell>
          <table:table-cell table:formula="of:=[.$C$19]*([.B35])^[.$C$18]" office:value-type="float" office:value="2.43401739902142">
            <text:p>2.434017399</text:p>
          </table:table-cell>
          <table:table-cell table:formula="of:=[.D34]/EXP([.$E$20])" office:value-type="float" office:value="0.272047051030038">
            <text:p>0.272047051</text:p>
          </table:table-cell>
          <table:table-cell table:formula="of:=[.$E$19]*([.D35])^[.$E$18]" office:value-type="float" office:value="2.32757129755093">
            <text:p>2.3275712976</text:p>
          </table:table-cell>
          <table:table-cell table:formula="of:=[.F34]/EXP([.$G$20])" office:value-type="float" office:value="0.544094102060077">
            <text:p>0.5440941021</text:p>
          </table:table-cell>
          <table:table-cell table:formula="of:=[.$G$19]*([.F35])^[.$G$18]" office:value-type="float" office:value="3.9063749217202">
            <text:p>3.9063749217</text:p>
          </table:table-cell>
          <table:table-cell table:formula="of:=[.H34]/EXP([.$I$20])" office:value-type="float" office:value="0.59954007457829">
            <text:p>0.5995400746</text:p>
          </table:table-cell>
          <table:table-cell table:formula="of:=[.$I$19]*([.H35])^[.$I$18]" office:value-type="float" office:value="3.16928647768134">
            <text:p>3.1692864777</text:p>
          </table:table-cell>
          <table:table-cell table:number-columns-repeated="11"/>
        </table:table-row>
        <table:table-row table:style-name="ro2">
          <table:table-cell office:value-type="float" office:value="15">
            <text:p>15</text:p>
          </table:table-cell>
          <table:table-cell table:formula="of:=[.B35]/EXP([.$C$20])" office:value-type="float" office:value="0.262780129766785">
            <text:p>0.2627801298</text:p>
          </table:table-cell>
          <table:table-cell table:formula="of:=[.$C$19]*([.B36])^[.$C$18]" office:value-type="float" office:value="2.32954712822889">
            <text:p>2.3295471282</text:p>
          </table:table-cell>
          <table:table-cell table:formula="of:=[.D35]/EXP([.$E$20])" office:value-type="float" office:value="0.262780129766785">
            <text:p>0.2627801298</text:p>
          </table:table-cell>
          <table:table-cell table:formula="of:=[.$E$19]*([.D36])^[.$E$18]" office:value-type="float" office:value="2.22907318091459">
            <text:p>2.2290731809</text:p>
          </table:table-cell>
          <table:table-cell table:formula="of:=[.F35]/EXP([.$G$20])" office:value-type="float" office:value="0.525560259533571">
            <text:p>0.5255602595</text:p>
          </table:table-cell>
          <table:table-cell table:formula="of:=[.$G$19]*([.F36])^[.$G$18]" office:value-type="float" office:value="3.73845324622364">
            <text:p>3.7384532462</text:p>
          </table:table-cell>
          <table:table-cell table:formula="of:=[.H35]/EXP([.$I$20])" office:value-type="float" office:value="0.583145619710504">
            <text:p>0.5831456197</text:p>
          </table:table-cell>
          <table:table-cell table:formula="of:=[.$I$19]*([.H36])^[.$I$18]" office:value-type="float" office:value="3.05738190180642">
            <text:p>3.0573819018</text:p>
          </table:table-cell>
          <table:table-cell table:number-columns-repeated="11"/>
        </table:table-row>
        <table:table-row table:style-name="ro2">
          <table:table-cell office:value-type="float" office:value="16">
            <text:p>16</text:p>
          </table:table-cell>
          <table:table-cell table:formula="of:=[.B36]/EXP([.$C$20])" office:value-type="float" office:value="0.253828873861323">
            <text:p>0.2538288739</text:p>
          </table:table-cell>
          <table:table-cell table:formula="of:=[.$C$19]*([.B37])^[.$C$18]" office:value-type="float" office:value="2.22956081777447">
            <text:p>2.2295608178</text:p>
          </table:table-cell>
          <table:table-cell table:formula="of:=[.D36]/EXP([.$E$20])" office:value-type="float" office:value="0.253828873861323">
            <text:p>0.2538288739</text:p>
          </table:table-cell>
          <table:table-cell table:formula="of:=[.$E$19]*([.D37])^[.$E$18]" office:value-type="float" office:value="2.13474330565118">
            <text:p>2.1347433057</text:p>
          </table:table-cell>
          <table:table-cell table:formula="of:=[.F36]/EXP([.$G$20])" office:value-type="float" office:value="0.507657747722646">
            <text:p>0.5076577477</text:p>
          </table:table-cell>
          <table:table-cell table:formula="of:=[.$G$19]*([.F37])^[.$G$18]" office:value-type="float" office:value="3.57774994829365">
            <text:p>3.5777499483</text:p>
          </table:table-cell>
          <table:table-cell table:formula="of:=[.H36]/EXP([.$I$20])" office:value-type="float" office:value="0.567199472073225">
            <text:p>0.5671994721</text:p>
          </table:table-cell>
          <table:table-cell table:formula="of:=[.$I$19]*([.H37])^[.$I$18]" office:value-type="float" office:value="2.94942857306233">
            <text:p>2.9494285731</text:p>
          </table:table-cell>
          <table:table-cell table:number-columns-repeated="11"/>
        </table:table-row>
        <table:table-row table:style-name="ro2">
          <table:table-cell office:value-type="float" office:value="17">
            <text:p>17</text:p>
          </table:table-cell>
          <table:table-cell table:formula="of:=[.B37]/EXP([.$C$20])" office:value-type="float" office:value="0.245182530592734">
            <text:p>0.2451825306</text:p>
          </table:table-cell>
          <table:table-cell table:formula="of:=[.$C$19]*([.B38])^[.$C$18]" office:value-type="float" office:value="2.13386601194648">
            <text:p>2.1338660119</text:p>
          </table:table-cell>
          <table:table-cell table:formula="of:=[.D37]/EXP([.$E$20])" office:value-type="float" office:value="0.245182530592734">
            <text:p>0.2451825306</text:p>
          </table:table-cell>
          <table:table-cell table:formula="of:=[.$E$19]*([.D38])^[.$E$18]" office:value-type="float" office:value="2.04440528020384">
            <text:p>2.0444052802</text:p>
          </table:table-cell>
          <table:table-cell table:formula="of:=[.F37]/EXP([.$G$20])" office:value-type="float" office:value="0.490365061185468">
            <text:p>0.4903650612</text:p>
          </table:table-cell>
          <table:table-cell table:formula="of:=[.$G$19]*([.F38])^[.$G$18]" office:value-type="float" office:value="3.42395473460724">
            <text:p>3.4239547346</text:p>
          </table:table-cell>
          <table:table-cell table:formula="of:=[.H37]/EXP([.$I$20])" office:value-type="float" office:value="0.551689372681659">
            <text:p>0.5516893727</text:p>
          </table:table-cell>
          <table:table-cell table:formula="of:=[.$I$19]*([.H38])^[.$I$18]" office:value-type="float" office:value="2.84528697656539">
            <text:p>2.8452869766</text:p>
          </table:table-cell>
          <table:table-cell table:number-columns-repeated="11"/>
        </table:table-row>
        <table:table-row table:style-name="ro2">
          <table:table-cell office:value-type="float" office:value="18">
            <text:p>18</text:p>
          </table:table-cell>
          <table:table-cell table:formula="of:=[.B38]/EXP([.$C$20])" office:value-type="float" office:value="0.236830713517249">
            <text:p>0.2368307135</text:p>
          </table:table-cell>
          <table:table-cell table:formula="of:=[.$C$19]*([.B39])^[.$C$18]" office:value-type="float" office:value="2.04227851540983">
            <text:p>2.0422785154</text:p>
          </table:table-cell>
          <table:table-cell table:formula="of:=[.D38]/EXP([.$E$20])" office:value-type="float" office:value="0.236830713517249">
            <text:p>0.2368307135</text:p>
          </table:table-cell>
          <table:table-cell table:formula="of:=[.$E$19]*([.D39])^[.$E$18]" office:value-type="float" office:value="1.95789017755012">
            <text:p>1.9578901776</text:p>
          </table:table-cell>
          <table:table-cell table:formula="of:=[.F38]/EXP([.$G$20])" office:value-type="float" office:value="0.473661427034499">
            <text:p>0.473661427</text:p>
          </table:table-cell>
          <table:table-cell table:formula="of:=[.$G$19]*([.F39])^[.$G$18]" office:value-type="float" office:value="3.27677065028835">
            <text:p>3.2767706503</text:p>
          </table:table-cell>
          <table:table-cell table:formula="of:=[.H38]/EXP([.$I$20])" office:value-type="float" office:value="0.536603397773596">
            <text:p>0.5366033978</text:p>
          </table:table-cell>
          <table:table-cell table:formula="of:=[.$I$19]*([.H39])^[.$I$18]" office:value-type="float" office:value="2.74482252357345">
            <text:p>2.7448225236</text:p>
          </table:table-cell>
          <table:table-cell table:number-columns-repeated="11"/>
        </table:table-row>
        <table:table-row table:style-name="ro2">
          <table:table-cell office:value-type="float" office:value="19">
            <text:p>19</text:p>
          </table:table-cell>
          <table:table-cell table:formula="of:=[.B39]/EXP([.$C$20])" office:value-type="float" office:value="0.228763389991504">
            <text:p>0.22876339</text:p>
          </table:table-cell>
          <table:table-cell table:formula="of:=[.$C$19]*([.B40])^[.$C$18]" office:value-type="float" office:value="1.95462203866303">
            <text:p>1.9546220387</text:p>
          </table:table-cell>
          <table:table-cell table:formula="of:=[.D39]/EXP([.$E$20])" office:value-type="float" office:value="0.228763389991503">
            <text:p>0.22876339</text:p>
          </table:table-cell>
          <table:table-cell table:formula="of:=[.$E$19]*([.D40])^[.$E$18]" office:value-type="float" office:value="1.87503621931804">
            <text:p>1.8750362193</text:p>
          </table:table-cell>
          <table:table-cell table:formula="of:=[.F39]/EXP([.$G$20])" office:value-type="float" office:value="0.457526779983007">
            <text:p>0.45752678</text:p>
          </table:table-cell>
          <table:table-cell table:formula="of:=[.$G$19]*([.F40])^[.$G$18]" office:value-type="float" office:value="3.13591350553378">
            <text:p>3.1359135055</text:p>
          </table:table-cell>
          <table:table-cell table:formula="of:=[.H39]/EXP([.$I$20])" office:value-type="float" office:value="0.521929949642731">
            <text:p>0.5219299496</text:p>
          </table:table-cell>
          <table:table-cell table:formula="of:=[.$I$19]*([.H40])^[.$I$18]" office:value-type="float" office:value="2.64790537754848">
            <text:p>2.6479053775</text:p>
          </table:table-cell>
          <table:table-cell table:number-columns-repeated="11"/>
        </table:table-row>
        <table:table-row table:style-name="ro2">
          <table:table-cell office:value-type="float" office:value="20">
            <text:p>20</text:p>
          </table:table-cell>
          <table:table-cell table:formula="of:=[.B40]/EXP([.$C$20])" office:value-type="float" office:value="0.220970869120796">
            <text:p>0.2209708691</text:p>
          </table:table-cell>
          <table:table-cell table:formula="of:=[.$C$19]*([.B41])^[.$C$18]" office:value-type="float" office:value="1.87072785871252">
            <text:p>1.8707278587</text:p>
          </table:table-cell>
          <table:table-cell table:formula="of:=[.D40]/EXP([.$E$20])" office:value-type="float" office:value="0.220970869120796">
            <text:p>0.2209708691</text:p>
          </table:table-cell>
          <table:table-cell table:formula="of:=[.$E$19]*([.D41])^[.$E$18]" office:value-type="float" office:value="1.79568847326958">
            <text:p>1.7956884733</text:p>
          </table:table-cell>
          <table:table-cell table:formula="of:=[.F40]/EXP([.$G$20])" office:value-type="float" office:value="0.441941738241591">
            <text:p>0.4419417382</text:p>
          </table:table-cell>
          <table:table-cell table:formula="of:=[.$G$19]*([.F41])^[.$G$18]" office:value-type="float" office:value="3.00111132688636">
            <text:p>3.0011113269</text:p>
          </table:table-cell>
          <table:table-cell table:formula="of:=[.H40]/EXP([.$I$20])" office:value-type="float" office:value="0.507657747722647">
            <text:p>0.5076577477</text:p>
          </table:table-cell>
          <table:table-cell table:formula="of:=[.$I$19]*([.H41])^[.$I$18]" office:value-type="float" office:value="2.55441028636055">
            <text:p>2.5544102864</text:p>
          </table:table-cell>
          <table:table-cell table:number-columns-repeated="11"/>
        </table:table-row>
        <table:table-row table:style-name="ro2">
          <table:table-cell office:value-type="float" office:value="21">
            <text:p>21</text:p>
          </table:table-cell>
          <table:table-cell table:formula="of:=[.B41]/EXP([.$C$20])" office:value-type="float" office:value="0.213443790117874">
            <text:p>0.2134437901</text:p>
          </table:table-cell>
          <table:table-cell table:formula="of:=[.$C$19]*([.B42])^[.$C$18]" office:value-type="float" office:value="1.79043449431119">
            <text:p>1.7904344943</text:p>
          </table:table-cell>
          <table:table-cell table:formula="of:=[.D41]/EXP([.$E$20])" office:value-type="float" office:value="0.213443790117874">
            <text:p>0.2134437901</text:p>
          </table:table-cell>
          <table:table-cell table:formula="of:=[.$E$19]*([.D42])^[.$E$18]" office:value-type="float" office:value="1.71969856358615">
            <text:p>1.7196985636</text:p>
          </table:table-cell>
          <table:table-cell table:formula="of:=[.F41]/EXP([.$G$20])" office:value-type="float" office:value="0.426887580235748">
            <text:p>0.4268875802</text:p>
          </table:table-cell>
          <table:table-cell table:formula="of:=[.$G$19]*([.F42])^[.$G$18]" office:value-type="float" office:value="2.87210383209614">
            <text:p>2.8721038321</text:p>
          </table:table-cell>
          <table:table-cell table:formula="of:=[.H41]/EXP([.$I$20])" office:value-type="float" office:value="0.49377581991461">
            <text:p>0.4937758199</text:p>
          </table:table-cell>
          <table:table-cell table:formula="of:=[.$I$19]*([.H42])^[.$I$18]" office:value-type="float" office:value="2.46421642041668">
            <text:p>2.4642164204</text:p>
          </table:table-cell>
          <table:table-cell table:number-columns-repeated="11"/>
        </table:table-row>
        <table:table-row table:style-name="ro2">
          <table:table-cell office:value-type="float" office:value="22">
            <text:p>22</text:p>
          </table:table-cell>
          <table:table-cell table:formula="of:=[.B42]/EXP([.$C$20])" office:value-type="float" office:value="0.206173111058264">
            <text:p>0.2061731111</text:p>
          </table:table-cell>
          <table:table-cell table:formula="of:=[.$C$19]*([.B43])^[.$C$18]" office:value-type="float" office:value="1.7135873951359">
            <text:p>1.7135873951</text:p>
          </table:table-cell>
          <table:table-cell table:formula="of:=[.D42]/EXP([.$E$20])" office:value-type="float" office:value="0.206173111058264">
            <text:p>0.2061731111</text:p>
          </table:table-cell>
          <table:table-cell table:formula="of:=[.$E$19]*([.D43])^[.$E$18]" office:value-type="float" office:value="1.64692439341414">
            <text:p>1.6469243934</text:p>
          </table:table-cell>
          <table:table-cell table:formula="of:=[.F42]/EXP([.$G$20])" office:value-type="float" office:value="0.412346222116529">
            <text:p>0.4123462221</text:p>
          </table:table-cell>
          <table:table-cell table:formula="of:=[.$G$19]*([.F43])^[.$G$18]" office:value-type="float" office:value="2.74864192755542">
            <text:p>2.7486419276</text:p>
          </table:table-cell>
          <table:table-cell table:formula="of:=[.H42]/EXP([.$I$20])" office:value-type="float" office:value="0.480273494152504">
            <text:p>0.4802734942</text:p>
          </table:table-cell>
          <table:table-cell table:formula="of:=[.$I$19]*([.H43])^[.$I$18]" office:value-type="float" office:value="2.37720721650511">
            <text:p>2.3772072165</text:p>
          </table:table-cell>
          <table:table-cell table:number-columns-repeated="11"/>
        </table:table-row>
        <table:table-row table:style-name="ro2">
          <table:table-cell office:value-type="float" office:value="23">
            <text:p>23</text:p>
          </table:table-cell>
          <table:table-cell table:formula="of:=[.B43]/EXP([.$C$20])" office:value-type="float" office:value="0.199150098018634">
            <text:p>0.199150098</text:p>
          </table:table-cell>
          <table:table-cell table:formula="of:=[.$C$19]*([.B44])^[.$C$18]" office:value-type="float" office:value="1.6400386443059">
            <text:p>1.6400386443</text:p>
          </table:table-cell>
          <table:table-cell table:formula="of:=[.D43]/EXP([.$E$20])" office:value-type="float" office:value="0.199150098018634">
            <text:p>0.199150098</text:p>
          </table:table-cell>
          <table:table-cell table:formula="of:=[.$E$19]*([.D44])^[.$E$18]" office:value-type="float" office:value="1.57722987915182">
            <text:p>1.5772298792</text:p>
          </table:table-cell>
          <table:table-cell table:formula="of:=[.F43]/EXP([.$G$20])" office:value-type="float" office:value="0.398300196037268">
            <text:p>0.398300196</text:p>
          </table:table-cell>
          <table:table-cell table:formula="of:=[.$G$19]*([.F44])^[.$G$18]" office:value-type="float" office:value="2.63048722733735">
            <text:p>2.6304872273</text:p>
          </table:table-cell>
          <table:table-cell table:formula="of:=[.H43]/EXP([.$I$20])" office:value-type="float" office:value="0.467140390198418">
            <text:p>0.4671403902</text:p>
          </table:table-cell>
          <table:table-cell table:formula="of:=[.$I$19]*([.H44])^[.$I$18]" office:value-type="float" office:value="2.29327022715335">
            <text:p>2.2932702272</text:p>
          </table:table-cell>
          <table:table-cell table:number-columns-repeated="11"/>
        </table:table-row>
        <table:table-row table:style-name="ro2">
          <table:table-cell office:value-type="float" office:value="24">
            <text:p>24</text:p>
          </table:table-cell>
          <table:table-cell table:formula="of:=[.B44]/EXP([.$C$20])" office:value-type="float" office:value="0.192366314585143">
            <text:p>0.1923663146</text:p>
          </table:table-cell>
          <table:table-cell table:formula="of:=[.$C$19]*([.B45])^[.$C$18]" office:value-type="float" office:value="1.56964667366932">
            <text:p>1.5696466737</text:p>
          </table:table-cell>
          <table:table-cell table:formula="of:=[.D44]/EXP([.$E$20])" office:value-type="float" office:value="0.192366314585143">
            <text:p>0.1923663146</text:p>
          </table:table-cell>
          <table:table-cell table:formula="of:=[.$E$19]*([.D45])^[.$E$18]" office:value-type="float" office:value="1.51048469598064">
            <text:p>1.510484696</text:p>
          </table:table-cell>
          <table:table-cell table:formula="of:=[.F44]/EXP([.$G$20])" office:value-type="float" office:value="0.384732629170285">
            <text:p>0.3847326292</text:p>
          </table:table-cell>
          <table:table-cell table:formula="of:=[.$G$19]*([.F45])^[.$G$18]" office:value-type="float" office:value="2.51741159290944">
            <text:p>2.5174115929</text:p>
          </table:table-cell>
          <table:table-cell table:formula="of:=[.H44]/EXP([.$I$20])" office:value-type="float" office:value="0.454366411662597">
            <text:p>0.4543664117</text:p>
          </table:table-cell>
          <table:table-cell table:formula="of:=[.$I$19]*([.H45])^[.$I$18]" office:value-type="float" office:value="2.21229697530521">
            <text:p>2.2122969753</text:p>
          </table:table-cell>
          <table:table-cell table:number-columns-repeated="11"/>
        </table:table-row>
        <table:table-row table:style-name="ro2">
          <table:table-cell office:value-type="float" office:value="25">
            <text:p>25</text:p>
          </table:table-cell>
          <table:table-cell table:formula="of:=[.B45]/EXP([.$C$20])" office:value-type="float" office:value="0.185813611719175">
            <text:p>0.1858136117</text:p>
          </table:table-cell>
          <table:table-cell table:formula="of:=[.$C$19]*([.B46])^[.$C$18]" office:value-type="float" office:value="1.50227599130988">
            <text:p>1.5022759913</text:p>
          </table:table-cell>
          <table:table-cell table:formula="of:=[.D45]/EXP([.$E$20])" office:value-type="float" office:value="0.185813611719175">
            <text:p>0.1858136117</text:p>
          </table:table-cell>
          <table:table-cell table:formula="of:=[.$E$19]*([.D46])^[.$E$18]" office:value-type="float" office:value="1.44656403416519">
            <text:p>1.4465640342</text:p>
          </table:table-cell>
          <table:table-cell table:formula="of:=[.F45]/EXP([.$G$20])" office:value-type="float" office:value="0.371627223438349">
            <text:p>0.3716272234</text:p>
          </table:table-cell>
          <table:table-cell table:formula="of:=[.$G$19]*([.F46])^[.$G$18]" office:value-type="float" office:value="2.40919669263313">
            <text:p>2.4091966926</text:p>
          </table:table-cell>
          <table:table-cell table:formula="of:=[.H45]/EXP([.$I$20])" office:value-type="float" office:value="0.441941738241592">
            <text:p>0.4419417382</text:p>
          </table:table-cell>
          <table:table-cell table:formula="of:=[.$I$19]*([.H46])^[.$I$18]" office:value-type="float" office:value="2.13418281412909">
            <text:p>2.1341828141</text:p>
          </table:table-cell>
          <table:table-cell table:number-columns-repeated="11"/>
        </table:table-row>
        <table:table-row table:style-name="ro2">
          <table:table-cell office:value-type="float" office:value="26">
            <text:p>26</text:p>
          </table:table-cell>
          <table:table-cell table:formula="of:=[.B46]/EXP([.$C$20])" office:value-type="float" office:value="0.179484117968286">
            <text:p>0.179484118</text:p>
          </table:table-cell>
          <table:table-cell table:formula="of:=[.$C$19]*([.B47])^[.$C$18]" office:value-type="float" office:value="1.43779692074927">
            <text:p>1.4377969207</text:p>
          </table:table-cell>
          <table:table-cell table:formula="of:=[.D46]/EXP([.$E$20])" office:value-type="float" office:value="0.179484117968286">
            <text:p>0.179484118</text:p>
          </table:table-cell>
          <table:table-cell table:formula="of:=[.$E$19]*([.D47])^[.$E$18]" office:value-type="float" office:value="1.38534836566599">
            <text:p>1.3853483657</text:p>
          </table:table-cell>
          <table:table-cell table:formula="of:=[.F46]/EXP([.$G$20])" office:value-type="float" office:value="0.358968235936572">
            <text:p>0.3589682359</text:p>
          </table:table-cell>
          <table:table-cell table:formula="of:=[.$G$19]*([.F47])^[.$G$18]" office:value-type="float" office:value="2.30563358019906">
            <text:p>2.3056335802</text:p>
          </table:table-cell>
          <table:table-cell table:formula="of:=[.H46]/EXP([.$I$20])" office:value-type="float" office:value="0.42985681816867">
            <text:p>0.4298568182</text:p>
          </table:table-cell>
          <table:table-cell table:formula="of:=[.$I$19]*([.H47])^[.$I$18]" office:value-type="float" office:value="2.05882679177627">
            <text:p>2.0588267918</text:p>
          </table:table-cell>
          <table:table-cell table:number-columns-repeated="11"/>
        </table:table-row>
        <table:table-row table:style-name="ro2">
          <table:table-cell office:value-type="float" office:value="27">
            <text:p>27</text:p>
          </table:table-cell>
          <table:table-cell table:formula="of:=[.B47]/EXP([.$C$20])" office:value-type="float" office:value="0.1733702300106">
            <text:p>0.17337023</text:p>
          </table:table-cell>
          <table:table-cell table:formula="of:=[.$C$19]*([.B48])^[.$C$18]" office:value-type="float" office:value="1.37608535134318">
            <text:p>1.3760853513</text:p>
          </table:table-cell>
          <table:table-cell table:formula="of:=[.D47]/EXP([.$E$20])" office:value-type="float" office:value="0.1733702300106">
            <text:p>0.17337023</text:p>
          </table:table-cell>
          <table:table-cell table:formula="of:=[.$E$19]*([.D48])^[.$E$18]" office:value-type="float" office:value="1.3267232206288">
            <text:p>1.3267232206</text:p>
          </table:table-cell>
          <table:table-cell table:formula="of:=[.F47]/EXP([.$G$20])" office:value-type="float" office:value="0.346740460021201">
            <text:p>0.34674046</text:p>
          </table:table-cell>
          <table:table-cell table:formula="of:=[.$G$19]*([.F48])^[.$G$18]" office:value-type="float" office:value="2.20652229118391">
            <text:p>2.2065222912</text:p>
          </table:table-cell>
          <table:table-cell table:formula="of:=[.H47]/EXP([.$I$20])" office:value-type="float" office:value="0.41810236087066">
            <text:p>0.4181023609</text:p>
          </table:table-cell>
          <table:table-cell table:formula="of:=[.$I$19]*([.H48])^[.$I$18]" office:value-type="float" office:value="1.98613152091448">
            <text:p>1.9861315209</text:p>
          </table:table-cell>
          <table:table-cell table:number-columns-repeated="11"/>
        </table:table-row>
        <table:table-row table:style-name="ro2">
          <table:table-cell office:value-type="float" office:value="28">
            <text:p>28</text:p>
          </table:table-cell>
          <table:table-cell table:formula="of:=[.B48]/EXP([.$C$20])" office:value-type="float" office:value="0.167464603521295">
            <text:p>0.1674646035</text:p>
          </table:table-cell>
          <table:table-cell table:formula="of:=[.$C$19]*([.B49])^[.$C$18]" office:value-type="float" office:value="1.31702249939059">
            <text:p>1.3170224994</text:p>
          </table:table-cell>
          <table:table-cell table:formula="of:=[.D48]/EXP([.$E$20])" office:value-type="float" office:value="0.167464603521295">
            <text:p>0.1674646035</text:p>
          </table:table-cell>
          <table:table-cell table:formula="of:=[.$E$19]*([.D49])^[.$E$18]" office:value-type="float" office:value="1.27057897333242">
            <text:p>1.2705789733</text:p>
          </table:table-cell>
          <table:table-cell table:formula="of:=[.F48]/EXP([.$G$20])" office:value-type="float" office:value="0.334929207042591">
            <text:p>0.334929207</text:p>
          </table:table-cell>
          <table:table-cell table:formula="of:=[.$G$19]*([.F49])^[.$G$18]" office:value-type="float" office:value="2.11167145694986">
            <text:p>2.1116714569</text:p>
          </table:table-cell>
          <table:table-cell table:formula="of:=[.H48]/EXP([.$I$20])" office:value-type="float" office:value="0.406669329825604">
            <text:p>0.4066693298</text:p>
          </table:table-cell>
          <table:table-cell table:formula="of:=[.$I$19]*([.H49])^[.$I$18]" office:value-type="float" office:value="1.91600305286814">
            <text:p>1.9160030529</text:p>
          </table:table-cell>
          <table:table-cell table:number-columns-repeated="11"/>
        </table:table-row>
        <table:table-row table:style-name="ro2">
          <table:table-cell office:value-type="float" office:value="29">
            <text:p>29</text:p>
          </table:table-cell>
          <table:table-cell table:formula="of:=[.B49]/EXP([.$C$20])" office:value-type="float" office:value="0.161760144350215">
            <text:p>0.1617601444</text:p>
          </table:table-cell>
          <table:table-cell table:formula="of:=[.$C$19]*([.B50])^[.$C$18]" office:value-type="float" office:value="1.26049467949641">
            <text:p>1.2604946795</text:p>
          </table:table-cell>
          <table:table-cell table:formula="of:=[.D49]/EXP([.$E$20])" office:value-type="float" office:value="0.161760144350215">
            <text:p>0.1617601444</text:p>
          </table:table-cell>
          <table:table-cell table:formula="of:=[.$E$19]*([.D50])^[.$E$18]" office:value-type="float" office:value="1.21681063719481">
            <text:p>1.2168106372</text:p>
          </table:table-cell>
          <table:table-cell table:formula="of:=[.F49]/EXP([.$G$20])" office:value-type="float" office:value="0.323520288700429">
            <text:p>0.3235202887</text:p>
          </table:table-cell>
          <table:table-cell table:formula="of:=[.$G$19]*([.F50])^[.$G$18]" office:value-type="float" office:value="2.02089793514127">
            <text:p>2.0208979351</text:p>
          </table:table-cell>
          <table:table-cell table:formula="of:=[.H49]/EXP([.$I$20])" office:value-type="float" office:value="0.395548935615712">
            <text:p>0.3955489356</text:p>
          </table:table-cell>
          <table:table-cell table:formula="of:=[.$I$19]*([.H50])^[.$I$18]" office:value-type="float" office:value="1.84835075620258">
            <text:p>1.8483507562</text:p>
          </table:table-cell>
          <table:table-cell table:number-columns-repeated="11"/>
        </table:table-row>
        <table:table-row table:style-name="ro2">
          <table:table-cell office:value-type="float" office:value="30">
            <text:p>30</text:p>
          </table:table-cell>
          <table:table-cell table:formula="of:=[.B50]/EXP([.$C$20])" office:value-type="float" office:value="0.15625">
            <text:p>0.15625</text:p>
          </table:table-cell>
          <table:table-cell table:formula="of:=[.$C$19]*([.B51])^[.$C$18]" office:value-type="float" office:value="1.20639308574754">
            <text:p>1.2063930857</text:p>
          </table:table-cell>
          <table:table-cell table:formula="of:=[.D50]/EXP([.$E$20])" office:value-type="float" office:value="0.15625">
            <text:p>0.15625</text:p>
          </table:table-cell>
          <table:table-cell table:formula="of:=[.$E$19]*([.D51])^[.$E$18]" office:value-type="float" office:value="1.16531766845402">
            <text:p>1.1653176685</text:p>
          </table:table-cell>
          <table:table-cell table:formula="of:=[.F50]/EXP([.$G$20])" office:value-type="float" office:value="0.312499999999999">
            <text:p>0.3125</text:p>
          </table:table-cell>
          <table:table-cell table:formula="of:=[.$G$19]*([.F51])^[.$G$18]" office:value-type="float" office:value="1.93402645606496">
            <text:p>1.9340264561</text:p>
          </table:table-cell>
          <table:table-cell table:formula="of:=[.H50]/EXP([.$I$20])" office:value-type="float" office:value="0.384732629170286">
            <text:p>0.3847326292</text:p>
          </table:table-cell>
          <table:table-cell table:formula="of:=[.$I$19]*([.H51])^[.$I$18]" office:value-type="float" office:value="1.78308719959527">
            <text:p>1.7830871996</text:p>
          </table:table-cell>
          <table:table-cell table:number-columns-repeated="11"/>
        </table:table-row>
        <table:table-row table:style-name="ro2">
          <table:table-cell office:value-type="float" office:value="31">
            <text:p>31</text:p>
          </table:table-cell>
          <table:table-cell table:formula="of:=[.B51]/EXP([.$C$20])" office:value-type="float" office:value="0.150927551394507">
            <text:p>0.1509275514</text:p>
          </table:table-cell>
          <table:table-cell table:formula="of:=[.$C$19]*([.B52])^[.$C$18]" office:value-type="float" office:value="1.15461358228099">
            <text:p>1.1546135823</text:p>
          </table:table-cell>
          <table:table-cell table:formula="of:=[.D51]/EXP([.$E$20])" office:value-type="float" office:value="0.150927551394507">
            <text:p>0.1509275514</text:p>
          </table:table-cell>
          <table:table-cell table:formula="of:=[.$E$19]*([.D52])^[.$E$18]" office:value-type="float" office:value="1.11600377815706">
            <text:p>1.1160037782</text:p>
          </table:table-cell>
          <table:table-cell table:formula="of:=[.F51]/EXP([.$G$20])" office:value-type="float" office:value="0.301855102789013">
            <text:p>0.3018551028</text:p>
          </table:table-cell>
          <table:table-cell table:formula="of:=[.$G$19]*([.F52])^[.$G$18]" office:value-type="float" office:value="1.8508892842714">
            <text:p>1.8508892843</text:p>
          </table:table-cell>
          <table:table-cell table:formula="of:=[.H51]/EXP([.$I$20])" office:value-type="float" office:value="0.374212095193415">
            <text:p>0.3742120952</text:p>
          </table:table-cell>
          <table:table-cell table:formula="of:=[.$I$19]*([.H52])^[.$I$18]" office:value-type="float" office:value="1.72012803884288">
            <text:p>1.7201280388</text:p>
          </table:table-cell>
          <table:table-cell table:number-columns-repeated="11"/>
        </table:table-row>
        <table:table-row table:style-name="ro2">
          <table:table-cell office:value-type="float" office:value="32">
            <text:p>32</text:p>
          </table:table-cell>
          <table:table-cell table:formula="of:=[.B52]/EXP([.$C$20])" office:value-type="float" office:value="0.145786404927626">
            <text:p>0.1457864049</text:p>
          </table:table-cell>
          <table:table-cell table:formula="of:=[.$C$19]*([.B53])^[.$C$18]" office:value-type="float" office:value="1.105056502841">
            <text:p>1.1050565028</text:p>
          </table:table-cell>
          <table:table-cell table:formula="of:=[.D52]/EXP([.$E$20])" office:value-type="float" office:value="0.145786404927626">
            <text:p>0.1457864049</text:p>
          </table:table-cell>
          <table:table-cell table:formula="of:=[.$E$19]*([.D53])^[.$E$18]" office:value-type="float" office:value="1.06877675210499">
            <text:p>1.0687767521</text:p>
          </table:table-cell>
          <table:table-cell table:formula="of:=[.F52]/EXP([.$G$20])" office:value-type="float" office:value="0.291572809855251">
            <text:p>0.2915728099</text:p>
          </table:table-cell>
          <table:table-cell table:formula="of:=[.$G$19]*([.F53])^[.$G$18]" office:value-type="float" office:value="1.77132589468343">
            <text:p>1.7713258947</text:p>
          </table:table-cell>
          <table:table-cell table:formula="of:=[.H52]/EXP([.$I$20])" office:value-type="float" office:value="0.363979245771392">
            <text:p>0.3639792458</text:p>
          </table:table-cell>
          <table:table-cell table:formula="of:=[.$I$19]*([.H53])^[.$I$18]" office:value-type="float" office:value="1.65939190785793">
            <text:p>1.6593919079</text:p>
          </table:table-cell>
          <table:table-cell table:number-columns-repeated="11"/>
        </table:table-row>
        <table:table-row table:style-name="ro2">
          <table:table-cell office:value-type="float" office:value="33">
            <text:p>33</text:p>
          </table:table-cell>
          <table:table-cell table:formula="of:=[.B53]/EXP([.$C$20])" office:value-type="float" office:value="0.140820384782942">
            <text:p>0.1408203848</text:p>
          </table:table-cell>
          <table:table-cell table:formula="of:=[.$C$19]*([.B54])^[.$C$18]" office:value-type="float" office:value="1.0576264589394">
            <text:p>1.0576264589</text:p>
          </table:table-cell>
          <table:table-cell table:formula="of:=[.D53]/EXP([.$E$20])" office:value-type="float" office:value="0.140820384782942">
            <text:p>0.1408203848</text:p>
          </table:table-cell>
          <table:table-cell table:formula="of:=[.$E$19]*([.D54])^[.$E$18]" office:value-type="float" office:value="1.02354827841749">
            <text:p>1.0235482784</text:p>
          </table:table-cell>
          <table:table-cell table:formula="of:=[.F53]/EXP([.$G$20])" office:value-type="float" office:value="0.281640769565883">
            <text:p>0.2816407696</text:p>
          </table:table-cell>
          <table:table-cell table:formula="of:=[.$G$19]*([.F54])^[.$G$18]" office:value-type="float" office:value="1.69518266264704">
            <text:p>1.6951826626</text:p>
          </table:table-cell>
          <table:table-cell table:formula="of:=[.H53]/EXP([.$I$20])" office:value-type="float" office:value="0.354026214154937">
            <text:p>0.3540262142</text:p>
          </table:table-cell>
          <table:table-cell table:formula="of:=[.$I$19]*([.H54])^[.$I$18]" office:value-type="float" office:value="1.60080031351428">
            <text:p>1.6008003135</text:p>
          </table:table-cell>
          <table:table-cell table:number-columns-repeated="11"/>
        </table:table-row>
        <table:table-row table:style-name="ro2">
          <table:table-cell office:value-type="float" office:value="34">
            <text:p>34</text:p>
          </table:table-cell>
          <table:table-cell table:formula="of:=[.B54]/EXP([.$C$20])" office:value-type="float" office:value="0.136023525515019">
            <text:p>0.1360235255</text:p>
          </table:table-cell>
          <table:table-cell table:formula="of:=[.$C$19]*([.B55])^[.$C$18]" office:value-type="float" office:value="1.01223215624988">
            <text:p>1.0122321562</text:p>
          </table:table-cell>
          <table:table-cell table:formula="of:=[.D54]/EXP([.$E$20])" office:value-type="float" office:value="0.136023525515019">
            <text:p>0.1360235255</text:p>
          </table:table-cell>
          <table:table-cell table:formula="of:=[.$E$19]*([.D55])^[.$E$18]" office:value-type="float" office:value="0.980233782394721">
            <text:p>0.9802337824</text:p>
          </table:table-cell>
          <table:table-cell table:formula="of:=[.F54]/EXP([.$G$20])" office:value-type="float" office:value="0.272047051030038">
            <text:p>0.272047051</text:p>
          </table:table-cell>
          <table:table-cell table:formula="of:=[.$G$19]*([.F55])^[.$G$18]" office:value-type="float" office:value="1.62231256730579">
            <text:p>1.6223125673</text:p>
          </table:table-cell>
          <table:table-cell table:formula="of:=[.H54]/EXP([.$I$20])" office:value-type="float" office:value="0.344345348711441">
            <text:p>0.3443453487</text:p>
          </table:table-cell>
          <table:table-cell table:formula="of:=[.$I$19]*([.H55])^[.$I$18]" office:value-type="float" office:value="1.54427753420551">
            <text:p>1.5442775342</text:p>
          </table:table-cell>
          <table:table-cell table:number-columns-repeated="11"/>
        </table:table-row>
        <table:table-row table:style-name="ro2">
          <table:table-cell office:value-type="float" office:value="35">
            <text:p>35</text:p>
          </table:table-cell>
          <table:table-cell table:formula="of:=[.B55]/EXP([.$C$20])" office:value-type="float" office:value="0.131390064883392">
            <text:p>0.1313900649</text:p>
          </table:table-cell>
          <table:table-cell table:formula="of:=[.$C$19]*([.B56])^[.$C$18]" office:value-type="float" office:value="0.968786218882773">
            <text:p>0.9687862189</text:p>
          </table:table-cell>
          <table:table-cell table:formula="of:=[.D55]/EXP([.$E$20])" office:value-type="float" office:value="0.131390064883392">
            <text:p>0.1313900649</text:p>
          </table:table-cell>
          <table:table-cell table:formula="of:=[.$E$19]*([.D56])^[.$E$18]" office:value-type="float" office:value="0.938752268367294">
            <text:p>0.9387522684</text:p>
          </table:table-cell>
          <table:table-cell table:formula="of:=[.F55]/EXP([.$G$20])" office:value-type="float" office:value="0.262780129766785">
            <text:p>0.2627801298</text:p>
          </table:table-cell>
          <table:table-cell table:formula="of:=[.$G$19]*([.F56])^[.$G$18]" office:value-type="float" office:value="1.55257490772621">
            <text:p>1.5525749077</text:p>
          </table:table-cell>
          <table:table-cell table:formula="of:=[.H55]/EXP([.$I$20])" office:value-type="float" office:value="0.334929207042591">
            <text:p>0.334929207</text:p>
          </table:table-cell>
          <table:table-cell table:formula="of:=[.$I$19]*([.H56])^[.$I$18]" office:value-type="float" office:value="1.48975052198512">
            <text:p>1.489750522</text:p>
          </table:table-cell>
          <table:table-cell table:number-columns-repeated="11"/>
        </table:table-row>
        <table:table-row table:style-name="ro2">
          <table:table-cell office:value-type="float" office:value="36">
            <text:p>36</text:p>
          </table:table-cell>
          <table:table-cell table:formula="of:=[.B56]/EXP([.$C$20])" office:value-type="float" office:value="0.126914436930661">
            <text:p>0.1269144369</text:p>
          </table:table-cell>
          <table:table-cell table:formula="of:=[.$C$19]*([.B57])^[.$C$18]" office:value-type="float" office:value="0.927205021202164">
            <text:p>0.9272050212</text:p>
          </table:table-cell>
          <table:table-cell table:formula="of:=[.D56]/EXP([.$E$20])" office:value-type="float" office:value="0.126914436930661">
            <text:p>0.1269144369</text:p>
          </table:table-cell>
          <table:table-cell table:formula="of:=[.$E$19]*([.D57])^[.$E$18]" office:value-type="float" office:value="0.899026168238992">
            <text:p>0.8990261682</text:p>
          </table:table-cell>
          <table:table-cell table:formula="of:=[.F56]/EXP([.$G$20])" office:value-type="float" office:value="0.253828873861323">
            <text:p>0.2538288739</text:p>
          </table:table-cell>
          <table:table-cell table:formula="of:=[.$G$19]*([.F57])^[.$G$18]" office:value-type="float" office:value="1.48583503122595">
            <text:p>1.4858350312</text:p>
          </table:table-cell>
          <table:table-cell table:formula="of:=[.H56]/EXP([.$I$20])" office:value-type="float" office:value="0.32577055026285">
            <text:p>0.3257705503</text:p>
          </table:table-cell>
          <table:table-cell table:formula="of:=[.$I$19]*([.H57])^[.$I$18]" office:value-type="float" office:value="1.43714880816209">
            <text:p>1.4371488082</text:p>
          </table:table-cell>
          <table:table-cell table:number-columns-repeated="11"/>
        </table:table-row>
        <table:table-row table:style-name="ro2">
          <table:table-cell office:value-type="float" office:value="37">
            <text:p>37</text:p>
          </table:table-cell>
          <table:table-cell table:formula="of:=[.B57]/EXP([.$C$20])" office:value-type="float" office:value="0.122591265296367">
            <text:p>0.1225912653</text:p>
          </table:table-cell>
          <table:table-cell table:formula="of:=[.$C$19]*([.B58])^[.$C$18]" office:value-type="float" office:value="0.887408526861522">
            <text:p>0.8874085269</text:p>
          </table:table-cell>
          <table:table-cell table:formula="of:=[.D57]/EXP([.$E$20])" office:value-type="float" office:value="0.122591265296367">
            <text:p>0.1225912653</text:p>
          </table:table-cell>
          <table:table-cell table:formula="of:=[.$E$19]*([.D58])^[.$E$18]" office:value-type="float" office:value="0.860981196438773">
            <text:p>0.8609811964</text:p>
          </table:table-cell>
          <table:table-cell table:formula="of:=[.F57]/EXP([.$G$20])" office:value-type="float" office:value="0.245182530592734">
            <text:p>0.2451825306</text:p>
          </table:table-cell>
          <table:table-cell table:formula="of:=[.$G$19]*([.F58])^[.$G$18]" office:value-type="float" office:value="1.42196407338019">
            <text:p>1.4219640734</text:p>
          </table:table-cell>
          <table:table-cell table:formula="of:=[.H57]/EXP([.$I$20])" office:value-type="float" office:value="0.316862337434384">
            <text:p>0.3168623374</text:p>
          </table:table-cell>
          <table:table-cell table:formula="of:=[.$I$19]*([.H58])^[.$I$18]" office:value-type="float" office:value="1.38640441222973">
            <text:p>1.3864044122</text:p>
          </table:table-cell>
          <table:table-cell table:number-columns-repeated="11"/>
        </table:table-row>
        <table:table-row table:style-name="ro2">
          <table:table-cell office:value-type="float" office:value="38">
            <text:p>38</text:p>
          </table:table-cell>
          <table:table-cell table:formula="of:=[.B58]/EXP([.$C$20])" office:value-type="float" office:value="0.118415356758624">
            <text:p>0.1184153568</text:p>
          </table:table-cell>
          <table:table-cell table:formula="of:=[.$C$19]*([.B59])^[.$C$18]" office:value-type="float" office:value="0.8493201347481">
            <text:p>0.8493201347</text:p>
          </table:table-cell>
          <table:table-cell table:formula="of:=[.D58]/EXP([.$E$20])" office:value-type="float" office:value="0.118415356758624">
            <text:p>0.1184153568</text:p>
          </table:table-cell>
          <table:table-cell table:formula="of:=[.$E$19]*([.D59])^[.$E$18]" office:value-type="float" office:value="0.824546211010935">
            <text:p>0.824546211</text:p>
          </table:table-cell>
          <table:table-cell table:formula="of:=[.F58]/EXP([.$G$20])" office:value-type="float" office:value="0.236830713517249">
            <text:p>0.2368307135</text:p>
          </table:table-cell>
          <table:table-cell table:formula="of:=[.$G$19]*([.F59])^[.$G$18]" office:value-type="float" office:value="1.36083870920424">
            <text:p>1.3608387092</text:p>
          </table:table-cell>
          <table:table-cell table:formula="of:=[.H58]/EXP([.$I$20])" office:value-type="float" office:value="0.308197720154174">
            <text:p>0.3081977202</text:p>
          </table:table-cell>
          <table:table-cell table:formula="of:=[.$I$19]*([.H59])^[.$I$18]" office:value-type="float" office:value="1.33745175401021">
            <text:p>1.337451754</text:p>
          </table:table-cell>
          <table:table-cell table:number-columns-repeated="11"/>
        </table:table-row>
        <table:table-row table:style-name="ro2">
          <table:table-cell office:value-type="float" office:value="39">
            <text:p>39</text:p>
          </table:table-cell>
          <table:table-cell table:formula="of:=[.B59]/EXP([.$C$20])" office:value-type="float" office:value="0.114381694995752">
            <text:p>0.114381695</text:p>
          </table:table-cell>
          <table:table-cell table:formula="of:=[.$C$19]*([.B60])^[.$C$18]" office:value-type="float" office:value="0.812866531539532">
            <text:p>0.8128665315</text:p>
          </table:table-cell>
          <table:table-cell table:formula="of:=[.D59]/EXP([.$E$20])" office:value-type="float" office:value="0.114381694995752">
            <text:p>0.114381695</text:p>
          </table:table-cell>
          <table:table-cell table:formula="of:=[.$E$19]*([.D60])^[.$E$18]" office:value-type="float" office:value="0.789653080583669">
            <text:p>0.7896530806</text:p>
          </table:table-cell>
          <table:table-cell table:formula="of:=[.F59]/EXP([.$G$20])" office:value-type="float" office:value="0.228763389991503">
            <text:p>0.22876339</text:p>
          </table:table-cell>
          <table:table-cell table:formula="of:=[.$G$19]*([.F60])^[.$G$18]" office:value-type="float" office:value="1.30234091503206">
            <text:p>1.302340915</text:p>
          </table:table-cell>
          <table:table-cell table:formula="of:=[.H59]/EXP([.$I$20])" office:value-type="float" office:value="0.299770037289145">
            <text:p>0.2997700373</text:p>
          </table:table-cell>
          <table:table-cell table:formula="of:=[.$I$19]*([.H60])^[.$I$18]" office:value-type="float" office:value="1.29022756890115">
            <text:p>1.2902275689</text:p>
          </table:table-cell>
          <table:table-cell table:number-columns-repeated="11"/>
        </table:table-row>
        <table:table-row table:style-name="ro2">
          <table:table-cell office:value-type="float" office:value="40">
            <text:p>40</text:p>
          </table:table-cell>
          <table:table-cell table:formula="of:=[.B60]/EXP([.$C$20])" office:value-type="float" office:value="0.110485434560398">
            <text:p>0.1104854346</text:p>
          </table:table-cell>
          <table:table-cell table:formula="of:=[.$C$19]*([.B61])^[.$C$18]" office:value-type="float" office:value="0.777977550588837">
            <text:p>0.7779775506</text:p>
          </table:table-cell>
          <table:table-cell table:formula="of:=[.D60]/EXP([.$E$20])" office:value-type="float" office:value="0.110485434560398">
            <text:p>0.1104854346</text:p>
          </table:table-cell>
          <table:table-cell table:formula="of:=[.$E$19]*([.D61])^[.$E$18]" office:value-type="float" office:value="0.756236556967222">
            <text:p>0.756236557</text:p>
          </table:table-cell>
          <table:table-cell table:formula="of:=[.F60]/EXP([.$G$20])" office:value-type="float" office:value="0.220970869120795">
            <text:p>0.2209708691</text:p>
          </table:table-cell>
          <table:table-cell table:formula="of:=[.$G$19]*([.F61])^[.$G$18]" office:value-type="float" office:value="1.24635774063066">
            <text:p>1.2463577406</text:p>
          </table:table-cell>
          <table:table-cell table:formula="of:=[.H60]/EXP([.$I$20])" office:value-type="float" office:value="0.291572809855252">
            <text:p>0.2915728099</text:p>
          </table:table-cell>
          <table:table-cell table:formula="of:=[.$I$19]*([.H61])^[.$I$18]" office:value-type="float" office:value="1.24467082611479">
            <text:p>1.2446708261</text:p>
          </table:table-cell>
          <table:table-cell table:number-columns-repeated="11"/>
        </table:table-row>
        <table:table-row table:style-name="ro2">
          <table:table-cell office:value-type="float" office:value="41">
            <text:p>41</text:p>
          </table:table-cell>
          <table:table-cell table:formula="of:=[.B61]/EXP([.$C$20])" office:value-type="float" office:value="0.106721895058937">
            <text:p>0.1067218951</text:p>
          </table:table-cell>
          <table:table-cell table:formula="of:=[.$C$19]*([.B62])^[.$C$18]" office:value-type="float" office:value="0.744586036866216">
            <text:p>0.7445860369</text:p>
          </table:table-cell>
          <table:table-cell table:formula="of:=[.D61]/EXP([.$E$20])" office:value-type="float" office:value="0.106721895058937">
            <text:p>0.1067218951</text:p>
          </table:table-cell>
          <table:table-cell table:formula="of:=[.$E$19]*([.D62])^[.$E$18]" office:value-type="float" office:value="0.724234153143461">
            <text:p>0.7242341531</text:p>
          </table:table-cell>
          <table:table-cell table:formula="of:=[.F61]/EXP([.$G$20])" office:value-type="float" office:value="0.213443790117873">
            <text:p>0.2134437901</text:p>
          </table:table-cell>
          <table:table-cell table:formula="of:=[.$G$19]*([.F62])^[.$G$18]" office:value-type="float" office:value="1.19278109111064">
            <text:p>1.1927810911</text:p>
          </table:table-cell>
          <table:table-cell table:formula="of:=[.H61]/EXP([.$I$20])" office:value-type="float" office:value="0.283599736036613">
            <text:p>0.283599736</text:p>
          </table:table-cell>
          <table:table-cell table:formula="of:=[.$I$19]*([.H62])^[.$I$18]" office:value-type="float" office:value="1.20072264980408">
            <text:p>1.2007226498</text:p>
          </table:table-cell>
          <table:table-cell table:number-columns-repeated="11"/>
        </table:table-row>
        <table:table-row table:style-name="ro2">
          <table:table-cell office:value-type="float" office:value="42">
            <text:p>42</text:p>
          </table:table-cell>
          <table:table-cell table:formula="of:=[.B62]/EXP([.$C$20])" office:value-type="float" office:value="0.103086555529132">
            <text:p>0.1030865555</text:p>
          </table:table-cell>
          <table:table-cell table:formula="of:=[.$C$19]*([.B63])^[.$C$18]" office:value-type="float" office:value="0.712627717697659">
            <text:p>0.7126277177</text:p>
          </table:table-cell>
          <table:table-cell table:formula="of:=[.D62]/EXP([.$E$20])" office:value-type="float" office:value="0.103086555529132">
            <text:p>0.1030865555</text:p>
          </table:table-cell>
          <table:table-cell table:formula="of:=[.$E$19]*([.D63])^[.$E$18]" office:value-type="float" office:value="0.693586026418662">
            <text:p>0.6935860264</text:p>
          </table:table-cell>
          <table:table-cell table:formula="of:=[.F62]/EXP([.$G$20])" office:value-type="float" office:value="0.206173111058264">
            <text:p>0.2061731111</text:p>
          </table:table-cell>
          <table:table-cell table:formula="of:=[.$G$19]*([.F63])^[.$G$18]" office:value-type="float" office:value="1.14150751821157">
            <text:p>1.1415075182</text:p>
          </table:table-cell>
          <table:table-cell table:formula="of:=[.H62]/EXP([.$I$20])" office:value-type="float" office:value="0.275844686340829">
            <text:p>0.2758446863</text:p>
          </table:table-cell>
          <table:table-cell table:formula="of:=[.$I$19]*([.H63])^[.$I$18]" office:value-type="float" office:value="1.15832624297372">
            <text:p>1.158326243</text:p>
          </table:table-cell>
          <table:table-cell table:number-columns-repeated="11"/>
        </table:table-row>
        <table:table-row table:style-name="ro2">
          <table:table-cell office:value-type="float" office:value="43">
            <text:p>43</text:p>
          </table:table-cell>
          <table:table-cell table:formula="of:=[.B63]/EXP([.$C$20])" office:value-type="float" office:value="0.099575049009317">
            <text:p>0.099575049</text:p>
          </table:table-cell>
          <table:table-cell table:formula="of:=[.$C$19]*([.B64])^[.$C$18]" office:value-type="float" office:value="0.682041079051582">
            <text:p>0.6820410791</text:p>
          </table:table-cell>
          <table:table-cell table:formula="of:=[.D63]/EXP([.$E$20])" office:value-type="float" office:value="0.0995750490093169">
            <text:p>0.099575049</text:p>
          </table:table-cell>
          <table:table-cell table:formula="of:=[.$E$19]*([.D64])^[.$E$18]" office:value-type="float" office:value="0.664234866521046">
            <text:p>0.6642348665</text:p>
          </table:table-cell>
          <table:table-cell table:formula="of:=[.F63]/EXP([.$G$20])" office:value-type="float" office:value="0.199150098018634">
            <text:p>0.199150098</text:p>
          </table:table-cell>
          <table:table-cell table:formula="of:=[.$G$19]*([.F64])^[.$G$18]" office:value-type="float" office:value="1.09243802055936">
            <text:p>1.0924380206</text:p>
          </table:table-cell>
          <table:table-cell table:formula="of:=[.H63]/EXP([.$I$20])" office:value-type="float" office:value="0.268301698886798">
            <text:p>0.2683016989</text:p>
          </table:table-cell>
          <table:table-cell table:formula="of:=[.$I$19]*([.H64])^[.$I$18]" office:value-type="float" office:value="1.11742681407779">
            <text:p>1.1174268141</text:p>
          </table:table-cell>
          <table:table-cell table:number-columns-repeated="11"/>
        </table:table-row>
        <table:table-row table:style-name="ro2">
          <table:table-cell office:value-type="float" office:value="44">
            <text:p>44</text:p>
          </table:table-cell>
          <table:table-cell table:formula="of:=[.B64]/EXP([.$C$20])" office:value-type="float" office:value="0.0961831572925712">
            <text:p>0.0961831573</text:p>
          </table:table-cell>
          <table:table-cell table:formula="of:=[.$C$19]*([.B65])^[.$C$18]" office:value-type="float" office:value="0.652767247135346">
            <text:p>0.6527672471</text:p>
          </table:table-cell>
          <table:table-cell table:formula="of:=[.D64]/EXP([.$E$20])" office:value-type="float" office:value="0.0961831572925712">
            <text:p>0.0961831573</text:p>
          </table:table-cell>
          <table:table-cell table:formula="of:=[.$E$19]*([.D65])^[.$E$18]" office:value-type="float" office:value="0.636125788433791">
            <text:p>0.6361257884</text:p>
          </table:table-cell>
          <table:table-cell table:formula="of:=[.F64]/EXP([.$G$20])" office:value-type="float" office:value="0.192366314585142">
            <text:p>0.1923663146</text:p>
          </table:table-cell>
          <table:table-cell table:formula="of:=[.$G$19]*([.F65])^[.$G$18]" office:value-type="float" office:value="1.04547785250982">
            <text:p>1.0454778525</text:p>
          </table:table-cell>
          <table:table-cell table:formula="of:=[.H64]/EXP([.$I$20])" office:value-type="float" office:value="0.260964974821365">
            <text:p>0.2609649748</text:p>
          </table:table-cell>
          <table:table-cell table:formula="of:=[.$I$19]*([.H65])^[.$I$18]" office:value-type="float" office:value="1.07797150620921">
            <text:p>1.0779715062</text:p>
          </table:table-cell>
          <table:table-cell table:number-columns-repeated="11"/>
        </table:table-row>
        <table:table-row table:style-name="ro2">
          <table:table-cell office:value-type="float" office:value="45">
            <text:p>45</text:p>
          </table:table-cell>
          <table:table-cell table:formula="of:=[.B65]/EXP([.$C$20])" office:value-type="float" office:value="0.0929068058595872">
            <text:p>0.0929068059</text:p>
          </table:table-cell>
          <table:table-cell table:formula="of:=[.$C$19]*([.B66])^[.$C$18]" office:value-type="float" office:value="0.624749875073775">
            <text:p>0.6247498751</text:p>
          </table:table-cell>
          <table:table-cell table:formula="of:=[.D65]/EXP([.$E$20])" office:value-type="float" office:value="0.0929068058595872">
            <text:p>0.0929068059</text:p>
          </table:table-cell>
          <table:table-cell table:formula="of:=[.$E$19]*([.D66])^[.$E$18]" office:value-type="float" office:value="0.609206229763144">
            <text:p>0.6092062298</text:p>
          </table:table-cell>
          <table:table-cell table:formula="of:=[.F65]/EXP([.$G$20])" office:value-type="float" office:value="0.185813611719174">
            <text:p>0.1858136117</text:p>
          </table:table-cell>
          <table:table-cell table:formula="of:=[.$G$19]*([.F66])^[.$G$18]" office:value-type="float" office:value="1.00053634120945">
            <text:p>1.0005363412</text:p>
          </table:table-cell>
          <table:table-cell table:formula="of:=[.H65]/EXP([.$I$20])" office:value-type="float" office:value="0.253828873861323">
            <text:p>0.2538288739</text:p>
          </table:table-cell>
          <table:table-cell table:formula="of:=[.$I$19]*([.H66])^[.$I$18]" office:value-type="float" office:value="1.03990932878944">
            <text:p>1.0399093288</text:p>
          </table:table-cell>
          <table:table-cell table:number-columns-repeated="11"/>
        </table:table-row>
        <table:table-row table:style-name="ro2">
          <table:table-cell office:value-type="float" office:value="46">
            <text:p>46</text:p>
          </table:table-cell>
          <table:table-cell table:formula="of:=[.B66]/EXP([.$C$20])" office:value-type="float" office:value="0.089742058984143">
            <text:p>0.089742059</text:p>
          </table:table-cell>
          <table:table-cell table:formula="of:=[.$C$19]*([.B67])^[.$C$18]" office:value-type="float" office:value="0.59793503445152">
            <text:p>0.5979350345</text:p>
          </table:table-cell>
          <table:table-cell table:formula="of:=[.D66]/EXP([.$E$20])" office:value-type="float" office:value="0.089742058984143">
            <text:p>0.089742059</text:p>
          </table:table-cell>
          <table:table-cell table:formula="of:=[.$E$19]*([.D67])^[.$E$18]" office:value-type="float" office:value="0.583425852449705">
            <text:p>0.5834258524</text:p>
          </table:table-cell>
          <table:table-cell table:formula="of:=[.F66]/EXP([.$G$20])" office:value-type="float" office:value="0.179484117968286">
            <text:p>0.179484118</text:p>
          </table:table-cell>
          <table:table-cell table:formula="of:=[.$G$19]*([.F67])^[.$G$18]" office:value-type="float" office:value="0.957526711520059">
            <text:p>0.9575267115</text:p>
          </table:table-cell>
          <table:table-cell table:formula="of:=[.H66]/EXP([.$I$20])" office:value-type="float" office:value="0.246887909957305">
            <text:p>0.24688791</text:p>
          </table:table-cell>
          <table:table-cell table:formula="of:=[.$I$19]*([.H67])^[.$I$18]" office:value-type="float" office:value="1.00319109167012">
            <text:p>1.0031910917</text:p>
          </table:table-cell>
          <table:table-cell table:number-columns-repeated="11"/>
        </table:table-row>
        <table:table-row table:style-name="ro2">
          <table:table-cell office:value-type="float" office:value="47">
            <text:p>47</text:p>
          </table:table-cell>
          <table:table-cell table:formula="of:=[.B67]/EXP([.$C$20])" office:value-type="float" office:value="0.0866851150053">
            <text:p>0.086685115</text:p>
          </table:table-cell>
          <table:table-cell table:formula="of:=[.$C$19]*([.B68])^[.$C$18]" office:value-type="float" office:value="0.572271111510541">
            <text:p>0.5722711115</text:p>
          </table:table-cell>
          <table:table-cell table:formula="of:=[.D67]/EXP([.$E$20])" office:value-type="float" office:value="0.0866851150053">
            <text:p>0.086685115</text:p>
          </table:table-cell>
          <table:table-cell table:formula="of:=[.$E$19]*([.D68])^[.$E$18]" office:value-type="float" office:value="0.558736448639084">
            <text:p>0.5587364486</text:p>
          </table:table-cell>
          <table:table-cell table:formula="of:=[.F67]/EXP([.$G$20])" office:value-type="float" office:value="0.1733702300106">
            <text:p>0.17337023</text:p>
          </table:table-cell>
          <table:table-cell table:formula="of:=[.$G$19]*([.F68])^[.$G$18]" office:value-type="float" office:value="0.916365918469412">
            <text:p>0.9163659185</text:p>
          </table:table-cell>
          <table:table-cell table:formula="of:=[.H67]/EXP([.$I$20])" office:value-type="float" office:value="0.240136747076252">
            <text:p>0.2401367471</text:p>
          </table:table-cell>
          <table:table-cell table:formula="of:=[.$I$19]*([.H68])^[.$I$18]" office:value-type="float" office:value="0.967769341561566">
            <text:p>0.9677693416</text:p>
          </table:table-cell>
          <table:table-cell table:number-columns-repeated="11"/>
        </table:table-row>
        <table:table-row table:style-name="ro2">
          <table:table-cell office:value-type="float" office:value="48">
            <text:p>48</text:p>
          </table:table-cell>
          <table:table-cell table:formula="of:=[.B68]/EXP([.$C$20])" office:value-type="float" office:value="0.0837323017606476">
            <text:p>0.0837323018</text:p>
          </table:table-cell>
          <table:table-cell table:formula="of:=[.$C$19]*([.B69])^[.$C$18]" office:value-type="float" office:value="0.547708707802875">
            <text:p>0.5477087078</text:p>
          </table:table-cell>
          <table:table-cell table:formula="of:=[.D68]/EXP([.$E$20])" office:value-type="float" office:value="0.0837323017606475">
            <text:p>0.0837323018</text:p>
          </table:table-cell>
          <table:table-cell table:formula="of:=[.$E$19]*([.D69])^[.$E$18]" office:value-type="float" office:value="0.535091850535931">
            <text:p>0.5350918505</text:p>
          </table:table-cell>
          <table:table-cell table:formula="of:=[.F68]/EXP([.$G$20])" office:value-type="float" office:value="0.167464603521295">
            <text:p>0.1674646035</text:p>
          </table:table-cell>
          <table:table-cell table:formula="of:=[.$G$19]*([.F69])^[.$G$18]" office:value-type="float" office:value="0.876974486904116">
            <text:p>0.8769744869</text:p>
          </table:table-cell>
          <table:table-cell table:formula="of:=[.H68]/EXP([.$I$20])" office:value-type="float" office:value="0.233570195099209">
            <text:p>0.2335701951</text:p>
          </table:table-cell>
          <table:table-cell table:formula="of:=[.$I$19]*([.H69])^[.$I$18]" office:value-type="float" office:value="0.933598300705887">
            <text:p>0.9335983007</text:p>
          </table:table-cell>
          <table:table-cell table:number-columns-repeated="11"/>
        </table:table-row>
        <table:table-row table:style-name="ro2">
          <table:table-cell office:value-type="float" office:value="49">
            <text:p>49</text:p>
          </table:table-cell>
          <table:table-cell table:formula="of:=[.B69]/EXP([.$C$20])" office:value-type="float" office:value="0.0808800721751073">
            <text:p>0.0808800722</text:p>
          </table:table-cell>
          <table:table-cell table:formula="of:=[.$C$19]*([.B70])^[.$C$18]" office:value-type="float" office:value="0.524200545107491">
            <text:p>0.5242005451</text:p>
          </table:table-cell>
          <table:table-cell table:formula="of:=[.D69]/EXP([.$E$20])" office:value-type="float" office:value="0.0808800721751073">
            <text:p>0.0808800722</text:p>
          </table:table-cell>
          <table:table-cell table:formula="of:=[.$E$19]*([.D70])^[.$E$18]" office:value-type="float" office:value="0.512447844072756">
            <text:p>0.5124478441</text:p>
          </table:table-cell>
          <table:table-cell table:formula="of:=[.F69]/EXP([.$G$20])" office:value-type="float" office:value="0.161760144350215">
            <text:p>0.1617601444</text:p>
          </table:table-cell>
          <table:table-cell table:formula="of:=[.$G$19]*([.F70])^[.$G$18]" office:value-type="float" office:value="0.839276358035362">
            <text:p>0.839276358</text:p>
          </table:table-cell>
          <table:table-cell table:formula="of:=[.H69]/EXP([.$I$20])" office:value-type="float" office:value="0.227183205831298">
            <text:p>0.2271832058</text:p>
          </table:table-cell>
          <table:table-cell table:formula="of:=[.$I$19]*([.H70])^[.$I$18]" office:value-type="float" office:value="0.900633807715505">
            <text:p>0.9006338077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table:formula="of:=[.B70]/EXP([.$C$20])" office:value-type="float" office:value="0.0781249999999997">
            <text:p>0.078125</text:p>
          </table:table-cell>
          <table:table-cell table:formula="of:=[.$C$19]*([.B71])^[.$C$18]" office:value-type="float" office:value="0.501701374428191">
            <text:p>0.5017013744</text:p>
          </table:table-cell>
          <table:table-cell table:formula="of:=[.D70]/EXP([.$E$20])" office:value-type="float" office:value="0.0781249999999996">
            <text:p>0.078125</text:p>
          </table:table-cell>
          <table:table-cell table:formula="of:=[.$E$19]*([.D71])^[.$E$18]" office:value-type="float" office:value="0.490762086232114">
            <text:p>0.4907620862</text:p>
          </table:table-cell>
          <table:table-cell table:formula="of:=[.F70]/EXP([.$G$20])" office:value-type="float" office:value="0.156249999999999">
            <text:p>0.15625</text:p>
          </table:table-cell>
          <table:table-cell table:formula="of:=[.$G$19]*([.F71])^[.$G$18]" office:value-type="float" office:value="0.803198742581111">
            <text:p>0.8031987426</text:p>
          </table:table-cell>
          <table:table-cell table:formula="of:=[.H70]/EXP([.$I$20])" office:value-type="float" office:value="0.220970869120796">
            <text:p>0.2209708691</text:p>
          </table:table-cell>
          <table:table-cell table:formula="of:=[.$I$19]*([.H71])^[.$I$18]" office:value-type="float" office:value="0.868833260500614">
            <text:p>0.8688332605</text:p>
          </table:table-cell>
          <table:table-cell table:number-columns-repeated="11"/>
        </table:table-row>
        <table:table-row table:style-name="ro2">
          <table:table-cell office:value-type="float" office:value="51">
            <text:p>51</text:p>
          </table:table-cell>
          <table:table-cell table:formula="of:=[.B71]/EXP([.$C$20])" office:value-type="float" office:value="0.0754637756972532">
            <text:p>0.0754637757</text:p>
          </table:table-cell>
          <table:table-cell table:formula="of:=[.$C$19]*([.B72])^[.$C$18]" office:value-type="float" office:value="0.480167888897411">
            <text:p>0.4801678889</text:p>
          </table:table-cell>
          <table:table-cell table:formula="of:=[.D71]/EXP([.$E$20])" office:value-type="float" office:value="0.0754637756972532">
            <text:p>0.0754637757</text:p>
          </table:table-cell>
          <table:table-cell table:formula="of:=[.$E$19]*([.D72])^[.$E$18]" office:value-type="float" office:value="0.469994025867542">
            <text:p>0.4699940259</text:p>
          </table:table-cell>
          <table:table-cell table:formula="of:=[.F71]/EXP([.$G$20])" office:value-type="float" office:value="0.150927551394506">
            <text:p>0.1509275514</text:p>
          </table:table-cell>
          <table:table-cell table:formula="of:=[.$G$19]*([.F72])^[.$G$18]" office:value-type="float" office:value="0.768671980221199">
            <text:p>0.7686719802</text:p>
          </table:table-cell>
          <table:table-cell table:formula="of:=[.H71]/EXP([.$I$20])" office:value-type="float" office:value="0.214928409084335">
            <text:p>0.2149284091</text:p>
          </table:table-cell>
          <table:table-cell table:formula="of:=[.$I$19]*([.H72])^[.$I$18]" office:value-type="float" office:value="0.83815556121182">
            <text:p>0.8381555612</text:p>
          </table:table-cell>
          <table:table-cell table:number-columns-repeated="11"/>
        </table:table-row>
        <table:table-row table:style-name="ro2">
          <table:table-cell office:value-type="float" office:value="52">
            <text:p>52</text:p>
          </table:table-cell>
          <table:table-cell table:formula="of:=[.B72]/EXP([.$C$20])" office:value-type="float" office:value="0.0728932024638128">
            <text:p>0.0728932025</text:p>
          </table:table-cell>
          <table:table-cell table:formula="of:=[.$C$19]*([.B73])^[.$C$18]" office:value-type="float" office:value="0.459558640418268">
            <text:p>0.4595586404</text:p>
          </table:table-cell>
          <table:table-cell table:formula="of:=[.D72]/EXP([.$E$20])" office:value-type="float" office:value="0.0728932024638127">
            <text:p>0.0728932025</text:p>
          </table:table-cell>
          <table:table-cell table:formula="of:=[.$E$19]*([.D73])^[.$E$18]" office:value-type="float" office:value="0.4501048278752">
            <text:p>0.4501048279</text:p>
          </table:table-cell>
          <table:table-cell table:formula="of:=[.F72]/EXP([.$G$20])" office:value-type="float" office:value="0.145786404927625">
            <text:p>0.1457864049</text:p>
          </table:table-cell>
          <table:table-cell table:formula="of:=[.$G$19]*([.F73])^[.$G$18]" office:value-type="float" office:value="0.735629405093985">
            <text:p>0.7356294051</text:p>
          </table:table-cell>
          <table:table-cell table:formula="of:=[.H72]/EXP([.$I$20])" office:value-type="float" office:value="0.20905118043533">
            <text:p>0.2090511804</text:p>
          </table:table-cell>
          <table:table-cell table:formula="of:=[.$I$19]*([.H73])^[.$I$18]" office:value-type="float" office:value="0.808561063126802">
            <text:p>0.8085610631</text:p>
          </table:table-cell>
          <table:table-cell table:number-columns-repeated="11"/>
        </table:table-row>
        <table:table-row table:style-name="ro2">
          <table:table-cell office:value-type="float" office:value="53">
            <text:p>53</text:p>
          </table:table-cell>
          <table:table-cell table:formula="of:=[.B73]/EXP([.$C$20])" office:value-type="float" office:value="0.0704101923914708">
            <text:p>0.0704101924</text:p>
          </table:table-cell>
          <table:table-cell table:formula="of:=[.$C$19]*([.B74])^[.$C$18]" office:value-type="float" office:value="0.439833959884414">
            <text:p>0.4398339599</text:p>
          </table:table-cell>
          <table:table-cell table:formula="of:=[.D73]/EXP([.$E$20])" office:value-type="float" office:value="0.0704101923914708">
            <text:p>0.0704101924</text:p>
          </table:table-cell>
          <table:table-cell table:formula="of:=[.$E$19]*([.D74])^[.$E$18]" office:value-type="float" office:value="0.431057300574412">
            <text:p>0.4310573006</text:p>
          </table:table-cell>
          <table:table-cell table:formula="of:=[.F73]/EXP([.$G$20])" office:value-type="float" office:value="0.140820384782942">
            <text:p>0.1408203848</text:p>
          </table:table-cell>
          <table:table-cell table:formula="of:=[.$G$19]*([.F74])^[.$G$18]" office:value-type="float" office:value="0.704007217074837">
            <text:p>0.7040072171</text:p>
          </table:table-cell>
          <table:table-cell table:formula="of:=[.H73]/EXP([.$I$20])" office:value-type="float" office:value="0.203334664912802">
            <text:p>0.2033346649</text:p>
          </table:table-cell>
          <table:table-cell table:formula="of:=[.$I$19]*([.H74])^[.$I$18]" office:value-type="float" office:value="0.780011519412351">
            <text:p>0.7800115194</text:p>
          </table:table-cell>
          <table:table-cell table:number-columns-repeated="11"/>
        </table:table-row>
        <table:table-row table:style-name="ro2">
          <table:table-cell office:value-type="float" office:value="54">
            <text:p>54</text:p>
          </table:table-cell>
          <table:table-cell table:formula="of:=[.B74]/EXP([.$C$20])" office:value-type="float" office:value="0.0680117627575094">
            <text:p>0.0680117628</text:p>
          </table:table-cell>
          <table:table-cell table:formula="of:=[.$C$19]*([.B75])^[.$C$18]" office:value-type="float" office:value="0.420955880824113">
            <text:p>0.4209558808</text:p>
          </table:table-cell>
          <table:table-cell table:formula="of:=[.D74]/EXP([.$E$20])" office:value-type="float" office:value="0.0680117627575094">
            <text:p>0.0680117628</text:p>
          </table:table-cell>
          <table:table-cell table:formula="of:=[.$E$19]*([.D75])^[.$E$18]" office:value-type="float" office:value="0.41281582616132">
            <text:p>0.4128158262</text:p>
          </table:table-cell>
          <table:table-cell table:formula="of:=[.F74]/EXP([.$G$20])" office:value-type="float" office:value="0.136023525515019">
            <text:p>0.1360235255</text:p>
          </table:table-cell>
          <table:table-cell table:formula="of:=[.$G$19]*([.F75])^[.$G$18]" office:value-type="float" office:value="0.673744358587915">
            <text:p>0.6737443586</text:p>
          </table:table-cell>
          <table:table-cell table:formula="of:=[.H74]/EXP([.$I$20])" office:value-type="float" office:value="0.197774467807856">
            <text:p>0.1977744678</text:p>
          </table:table-cell>
          <table:table-cell table:formula="of:=[.$I$19]*([.H75])^[.$I$18]" office:value-type="float" office:value="0.752470033695587">
            <text:p>0.7524700337</text:p>
          </table:table-cell>
          <table:table-cell table:number-columns-repeated="11"/>
        </table:table-row>
        <table:table-row table:style-name="ro2">
          <table:table-cell office:value-type="float" office:value="55">
            <text:p>55</text:p>
          </table:table-cell>
          <table:table-cell table:formula="of:=[.B75]/EXP([.$C$20])" office:value-type="float" office:value="0.0656950324416962">
            <text:p>0.0656950324</text:p>
          </table:table-cell>
          <table:table-cell table:formula="of:=[.$C$19]*([.B76])^[.$C$18]" office:value-type="float" office:value="0.402888066321603">
            <text:p>0.4028880663</text:p>
          </table:table-cell>
          <table:table-cell table:formula="of:=[.D75]/EXP([.$E$20])" office:value-type="float" office:value="0.0656950324416961">
            <text:p>0.0656950324</text:p>
          </table:table-cell>
          <table:table-cell table:formula="of:=[.$E$19]*([.D76])^[.$E$18]" office:value-type="float" office:value="0.395346294105589">
            <text:p>0.3953462941</text:p>
          </table:table-cell>
          <table:table-cell table:formula="of:=[.F75]/EXP([.$G$20])" office:value-type="float" office:value="0.131390064883392">
            <text:p>0.1313900649</text:p>
          </table:table-cell>
          <table:table-cell table:formula="of:=[.$G$19]*([.F76])^[.$G$18]" office:value-type="float" office:value="0.644782396713395">
            <text:p>0.6447823967</text:p>
          </table:table-cell>
          <table:table-cell table:formula="of:=[.H75]/EXP([.$I$20])" office:value-type="float" office:value="0.192366314585143">
            <text:p>0.1923663146</text:p>
          </table:table-cell>
          <table:table-cell table:formula="of:=[.$I$19]*([.H76])^[.$I$18]" office:value-type="float" office:value="0.725901012380449">
            <text:p>0.7259010124</text:p>
          </table:table-cell>
          <table:table-cell table:number-columns-repeated="11"/>
        </table:table-row>
        <table:table-row table:style-name="ro2">
          <table:table-cell office:value-type="float" office:value="56">
            <text:p>56</text:p>
          </table:table-cell>
          <table:table-cell table:formula="of:=[.B76]/EXP([.$C$20])" office:value-type="float" office:value="0.0634572184653306">
            <text:p>0.0634572185</text:p>
          </table:table-cell>
          <table:table-cell table:formula="of:=[.$C$19]*([.B77])^[.$C$18]" office:value-type="float" office:value="0.385595739075044">
            <text:p>0.3855957391</text:p>
          </table:table-cell>
          <table:table-cell table:formula="of:=[.D76]/EXP([.$E$20])" office:value-type="float" office:value="0.0634572184653306">
            <text:p>0.0634572185</text:p>
          </table:table-cell>
          <table:table-cell table:formula="of:=[.$E$19]*([.D77])^[.$E$18]" office:value-type="float" office:value="0.378616037365643">
            <text:p>0.3786160374</text:p>
          </table:table-cell>
          <table:table-cell table:formula="of:=[.F76]/EXP([.$G$20])" office:value-type="float" office:value="0.126914436930661">
            <text:p>0.1269144369</text:p>
          </table:table-cell>
          <table:table-cell table:formula="of:=[.$G$19]*([.F77])^[.$G$18]" office:value-type="float" office:value="0.617065410362499">
            <text:p>0.6170654104</text:p>
          </table:table-cell>
          <table:table-cell table:formula="of:=[.H76]/EXP([.$I$20])" office:value-type="float" office:value="0.187106047596707">
            <text:p>0.1871060476</text:p>
          </table:table-cell>
          <table:table-cell table:formula="of:=[.$I$19]*([.H77])^[.$I$18]" office:value-type="float" office:value="0.700270118647851">
            <text:p>0.7002701186</text:p>
          </table:table-cell>
          <table:table-cell table:number-columns-repeated="11"/>
        </table:table-row>
        <table:table-row table:style-name="ro2">
          <table:table-cell office:value-type="float" office:value="57">
            <text:p>57</text:p>
          </table:table-cell>
          <table:table-cell table:formula="of:=[.B77]/EXP([.$C$20])" office:value-type="float" office:value="0.0612956326481834">
            <text:p>0.0612956326</text:p>
          </table:table-cell>
          <table:table-cell table:formula="of:=[.$C$19]*([.B78])^[.$C$18]" office:value-type="float" office:value="0.369045614456457">
            <text:p>0.3690456145</text:p>
          </table:table-cell>
          <table:table-cell table:formula="of:=[.D77]/EXP([.$E$20])" office:value-type="float" office:value="0.0612956326481833">
            <text:p>0.0612956326</text:p>
          </table:table-cell>
          <table:table-cell table:formula="of:=[.$E$19]*([.D78])^[.$E$18]" office:value-type="float" office:value="0.36259377130313">
            <text:p>0.3625937713</text:p>
          </table:table-cell>
          <table:table-cell table:formula="of:=[.F77]/EXP([.$G$20])" office:value-type="float" office:value="0.122591265296367">
            <text:p>0.1225912653</text:p>
          </table:table-cell>
          <table:table-cell table:formula="of:=[.$G$19]*([.F78])^[.$G$18]" office:value-type="float" office:value="0.590539882302479">
            <text:p>0.5905398823</text:p>
          </table:table-cell>
          <table:table-cell table:formula="of:=[.H77]/EXP([.$I$20])" office:value-type="float" office:value="0.181989622885696">
            <text:p>0.1819896229</text:p>
          </table:table-cell>
          <table:table-cell table:formula="of:=[.$I$19]*([.H78])^[.$I$18]" office:value-type="float" office:value="0.675544228080047">
            <text:p>0.6755442281</text:p>
          </table:table-cell>
          <table:table-cell table:number-columns-repeated="11"/>
        </table:table-row>
        <table:table-row table:style-name="ro2">
          <table:table-cell office:value-type="float" office:value="58">
            <text:p>58</text:p>
          </table:table-cell>
          <table:table-cell table:formula="of:=[.B78]/EXP([.$C$20])" office:value-type="float" office:value="0.0592076783793122">
            <text:p>0.0592076784</text:p>
          </table:table-cell>
          <table:table-cell table:formula="of:=[.$C$19]*([.B79])^[.$C$18]" office:value-type="float" office:value="0.35320583644478">
            <text:p>0.3532058364</text:p>
          </table:table-cell>
          <table:table-cell table:formula="of:=[.D78]/EXP([.$E$20])" office:value-type="float" office:value="0.0592076783793121">
            <text:p>0.0592076784</text:p>
          </table:table-cell>
          <table:table-cell table:formula="of:=[.$E$19]*([.D79])^[.$E$18]" office:value-type="float" office:value="0.347249535182413">
            <text:p>0.3472495352</text:p>
          </table:table-cell>
          <table:table-cell table:formula="of:=[.F78]/EXP([.$G$20])" office:value-type="float" office:value="0.118415356758624">
            <text:p>0.1184153568</text:p>
          </table:table-cell>
          <table:table-cell table:formula="of:=[.$G$19]*([.F79])^[.$G$18]" office:value-type="float" office:value="0.565154595823088">
            <text:p>0.5651545958</text:p>
          </table:table-cell>
          <table:table-cell table:formula="of:=[.H78]/EXP([.$I$20])" office:value-type="float" office:value="0.177013107077468">
            <text:p>0.1770131071</text:p>
          </table:table-cell>
          <table:table-cell table:formula="of:=[.$I$19]*([.H79])^[.$I$18]" office:value-type="float" office:value="0.651691385851863">
            <text:p>0.6516913859</text:p>
          </table:table-cell>
          <table:table-cell table:number-columns-repeated="11"/>
        </table:table-row>
        <table:table-row table:style-name="ro2">
          <table:table-cell office:value-type="float" office:value="59">
            <text:p>59</text:p>
          </table:table-cell>
          <table:table-cell table:formula="of:=[.B79]/EXP([.$C$20])" office:value-type="float" office:value="0.0571908474978757">
            <text:p>0.0571908475</text:p>
          </table:table-cell>
          <table:table-cell table:formula="of:=[.$C$19]*([.B80])^[.$C$18]" office:value-type="float" office:value="0.338045916308744">
            <text:p>0.3380459163</text:p>
          </table:table-cell>
          <table:table-cell table:formula="of:=[.D79]/EXP([.$E$20])" office:value-type="float" office:value="0.0571908474978757">
            <text:p>0.0571908475</text:p>
          </table:table-cell>
          <table:table-cell table:formula="of:=[.$E$19]*([.D80])^[.$E$18]" office:value-type="float" office:value="0.332554636145678">
            <text:p>0.3325546361</text:p>
          </table:table-cell>
          <table:table-cell table:formula="of:=[.F79]/EXP([.$G$20])" office:value-type="float" office:value="0.114381694995751">
            <text:p>0.114381695</text:p>
          </table:table-cell>
          <table:table-cell table:formula="of:=[.$G$19]*([.F80])^[.$G$18]" office:value-type="float" office:value="0.540860535844994">
            <text:p>0.5408605358</text:p>
          </table:table-cell>
          <table:table-cell table:formula="of:=[.H79]/EXP([.$I$20])" office:value-type="float" office:value="0.17217267435572">
            <text:p>0.1721726744</text:p>
          </table:table-cell>
          <table:table-cell table:formula="of:=[.$I$19]*([.H80])^[.$I$18]" office:value-type="float" office:value="0.628680765433463">
            <text:p>0.6286807654</text:p>
          </table:table-cell>
          <table:table-cell table:number-columns-repeated="11"/>
        </table:table-row>
        <table:table-row table:style-name="ro2">
          <table:table-cell office:value-type="float" office:value="60">
            <text:p>60</text:p>
          </table:table-cell>
          <table:table-cell table:formula="of:=[.B80]/EXP([.$C$20])" office:value-type="float" office:value="0.0552427172801988">
            <text:p>0.0552427173</text:p>
          </table:table-cell>
          <table:table-cell table:formula="of:=[.$C$19]*([.B81])^[.$C$18]" office:value-type="float" office:value="0.323536673921536">
            <text:p>0.3235366739</text:p>
          </table:table-cell>
          <table:table-cell table:formula="of:=[.D80]/EXP([.$E$20])" office:value-type="float" office:value="0.0552427172801987">
            <text:p>0.0552427173</text:p>
          </table:table-cell>
          <table:table-cell table:formula="of:=[.$E$19]*([.D81])^[.$E$18]" office:value-type="float" office:value="0.31848159555891">
            <text:p>0.3184815956</text:p>
          </table:table-cell>
          <table:table-cell table:formula="of:=[.F80]/EXP([.$G$20])" office:value-type="float" office:value="0.110485434560397">
            <text:p>0.1104854346</text:p>
          </table:table-cell>
          <table:table-cell table:formula="of:=[.$G$19]*([.F81])^[.$G$18]" office:value-type="float" office:value="0.517610794279208">
            <text:p>0.5176107943</text:p>
          </table:table-cell>
          <table:table-cell table:formula="of:=[.H80]/EXP([.$I$20])" office:value-type="float" office:value="0.167464603521296">
            <text:p>0.1674646035</text:p>
          </table:table-cell>
          <table:table-cell table:formula="of:=[.$I$19]*([.H81])^[.$I$18]" office:value-type="float" office:value="0.606482628751284">
            <text:p>0.6064826288</text:p>
          </table:table-cell>
          <table:table-cell table:number-columns-repeated="11"/>
        </table:table-row>
        <table:table-row table:style-name="ro2">
          <table:table-cell office:value-type="float" office:value="61">
            <text:p>61</text:p>
          </table:table-cell>
          <table:table-cell table:formula="of:=[.B81]/EXP([.$C$20])" office:value-type="float" office:value="0.0533609475294683">
            <text:p>0.0533609475</text:p>
          </table:table-cell>
          <table:table-cell table:formula="of:=[.$C$19]*([.B82])^[.$C$18]" office:value-type="float" office:value="0.309650181594289">
            <text:p>0.3096501816</text:p>
          </table:table-cell>
          <table:table-cell table:formula="of:=[.D81]/EXP([.$E$20])" office:value-type="float" office:value="0.0533609475294683">
            <text:p>0.0533609475</text:p>
          </table:table-cell>
          <table:table-cell table:formula="of:=[.$E$19]*([.D82])^[.$E$18]" office:value-type="float" office:value="0.305004097628386">
            <text:p>0.3050040976</text:p>
          </table:table-cell>
          <table:table-cell table:formula="of:=[.F81]/EXP([.$G$20])" office:value-type="float" office:value="0.106721895058937">
            <text:p>0.1067218951</text:p>
          </table:table-cell>
          <table:table-cell table:formula="of:=[.$G$19]*([.F82])^[.$G$18]" office:value-type="float" office:value="0.495360479454794">
            <text:p>0.4953604795</text:p>
          </table:table-cell>
          <table:table-cell table:formula="of:=[.H81]/EXP([.$I$20])" office:value-type="float" office:value="0.162885275131425">
            <text:p>0.1628852751</text:p>
          </table:table-cell>
          <table:table-cell table:formula="of:=[.$I$19]*([.H82])^[.$I$18]" office:value-type="float" office:value="0.58506828775565">
            <text:p>0.5850682878</text:p>
          </table:table-cell>
          <table:table-cell table:number-columns-repeated="11"/>
        </table:table-row>
        <table:table-row table:style-name="ro2">
          <table:table-cell office:value-type="float" office:value="62">
            <text:p>62</text:p>
          </table:table-cell>
          <table:table-cell table:formula="of:=[.B82]/EXP([.$C$20])" office:value-type="float" office:value="0.0515432777645659">
            <text:p>0.0515432778</text:p>
          </table:table-cell>
          <table:table-cell table:formula="of:=[.$C$19]*([.B83])^[.$C$18]" office:value-type="float" office:value="0.296359710320289">
            <text:p>0.2963597103</text:p>
          </table:table-cell>
          <table:table-cell table:formula="of:=[.D82]/EXP([.$E$20])" office:value-type="float" office:value="0.0515432777645659">
            <text:p>0.0515432778</text:p>
          </table:table-cell>
          <table:table-cell table:formula="of:=[.$E$19]*([.D83])^[.$E$18]" office:value-type="float" office:value="0.292096940191631">
            <text:p>0.2920969402</text:p>
          </table:table-cell>
          <table:table-cell table:formula="of:=[.F82]/EXP([.$G$20])" office:value-type="float" office:value="0.103086555529132">
            <text:p>0.1030865555</text:p>
          </table:table-cell>
          <table:table-cell table:formula="of:=[.$G$19]*([.F83])^[.$G$18]" office:value-type="float" office:value="0.474066629439957">
            <text:p>0.4740666294</text:p>
          </table:table-cell>
          <table:table-cell table:formula="of:=[.H82]/EXP([.$I$20])" office:value-type="float" office:value="0.158431168717192">
            <text:p>0.1584311687</text:p>
          </table:table-cell>
          <table:table-cell table:formula="of:=[.$I$19]*([.H83])^[.$I$18]" office:value-type="float" office:value="0.5644100673454">
            <text:p>0.5644100673</text:p>
          </table:table-cell>
          <table:table-cell table:number-columns-repeated="11"/>
        </table:table-row>
        <table:table-row table:style-name="ro2">
          <table:table-cell office:value-type="float" office:value="63">
            <text:p>63</text:p>
          </table:table-cell>
          <table:table-cell table:formula="of:=[.B83]/EXP([.$C$20])" office:value-type="float" office:value="0.0497875245046584">
            <text:p>0.0497875245</text:p>
          </table:table-cell>
          <table:table-cell table:formula="of:=[.$C$19]*([.B84])^[.$C$18]" office:value-type="float" office:value="0.283639678326433">
            <text:p>0.2836396783</text:p>
          </table:table-cell>
          <table:table-cell table:formula="of:=[.D83]/EXP([.$E$20])" office:value-type="float" office:value="0.0497875245046584">
            <text:p>0.0497875245</text:p>
          </table:table-cell>
          <table:table-cell table:formula="of:=[.$E$19]*([.D84])^[.$E$18]" office:value-type="float" office:value="0.279735987590787">
            <text:p>0.2797359876</text:p>
          </table:table-cell>
          <table:table-cell table:formula="of:=[.F83]/EXP([.$G$20])" office:value-type="float" office:value="0.0995750490093168">
            <text:p>0.099575049</text:p>
          </table:table-cell>
          <table:table-cell table:formula="of:=[.$G$19]*([.F84])^[.$G$18]" office:value-type="float" office:value="0.453688129089174">
            <text:p>0.4536881291</text:p>
          </table:table-cell>
          <table:table-cell table:formula="of:=[.H83]/EXP([.$I$20])" office:value-type="float" office:value="0.154098860077087">
            <text:p>0.1540988601</text:p>
          </table:table-cell>
          <table:table-cell table:formula="of:=[.$I$19]*([.H84])^[.$I$18]" office:value-type="float" office:value="0.544481269601616">
            <text:p>0.5444812696</text:p>
          </table:table-cell>
          <table:table-cell table:number-columns-repeated="11"/>
        </table:table-row>
        <table:table-row table:style-name="ro2">
          <table:table-cell office:value-type="float" office:value="64">
            <text:p>64</text:p>
          </table:table-cell>
          <table:table-cell table:formula="of:=[.B84]/EXP([.$C$20])" office:value-type="float" office:value="0.0480915786462855">
            <text:p>0.0480915786</text:p>
          </table:table-cell>
          <table:table-cell table:formula="of:=[.$C$19]*([.B85])^[.$C$18]" office:value-type="float" office:value="0.271465601832904">
            <text:p>0.2714656018</text:p>
          </table:table-cell>
          <table:table-cell table:formula="of:=[.D84]/EXP([.$E$20])" office:value-type="float" office:value="0.0480915786462855">
            <text:p>0.0480915786</text:p>
          </table:table-cell>
          <table:table-cell table:formula="of:=[.$E$19]*([.D85])^[.$E$18]" office:value-type="float" office:value="0.267898125540292">
            <text:p>0.2678981255</text:p>
          </table:table-cell>
          <table:table-cell table:formula="of:=[.F84]/EXP([.$G$20])" office:value-type="float" office:value="0.0961831572925711">
            <text:p>0.0961831573</text:p>
          </table:table-cell>
          <table:table-cell table:formula="of:=[.$G$19]*([.F85])^[.$G$18]" office:value-type="float" office:value="0.434185630656175">
            <text:p>0.4341856307</text:p>
          </table:table-cell>
          <table:table-cell table:formula="of:=[.H84]/EXP([.$I$20])" office:value-type="float" office:value="0.149885018644572">
            <text:p>0.1498850186</text:p>
          </table:table-cell>
          <table:table-cell table:formula="of:=[.$I$19]*([.H85])^[.$I$18]" office:value-type="float" office:value="0.525256139284212">
            <text:p>0.5252561393</text:p>
          </table:table-cell>
          <table:table-cell table:number-columns-repeated="11"/>
        </table:table-row>
        <table:table-row table:style-name="ro2">
          <table:table-cell office:value-type="float" office:value="65">
            <text:p>65</text:p>
          </table:table-cell>
          <table:table-cell table:formula="of:=[.B85]/EXP([.$C$20])" office:value-type="float" office:value="0.0464534029297936">
            <text:p>0.0464534029</text:p>
          </table:table-cell>
          <table:table-cell table:formula="of:=[.$C$19]*([.B86])^[.$C$18]" office:value-type="float" office:value="0.259814047926288">
            <text:p>0.2598140479</text:p>
          </table:table-cell>
          <table:table-cell table:formula="of:=[.D85]/EXP([.$E$20])" office:value-type="float" office:value="0.0464534029297935">
            <text:p>0.0464534029</text:p>
          </table:table-cell>
          <table:table-cell table:formula="of:=[.$E$19]*([.D86])^[.$E$18]" office:value-type="float" office:value="0.25656121790447">
            <text:p>0.2565612179</text:p>
          </table:table-cell>
          <table:table-cell table:formula="of:=[.F85]/EXP([.$G$20])" office:value-type="float" office:value="0.0929068058595871">
            <text:p>0.0929068059</text:p>
          </table:table-cell>
          <table:table-cell table:formula="of:=[.$G$19]*([.F86])^[.$G$18]" office:value-type="float" office:value="0.415521477819506">
            <text:p>0.4155214778</text:p>
          </table:table-cell>
          <table:table-cell table:formula="of:=[.H85]/EXP([.$I$20])" office:value-type="float" office:value="0.145786404927626">
            <text:p>0.1457864049</text:p>
          </table:table-cell>
          <table:table-cell table:formula="of:=[.$I$19]*([.H86])^[.$I$18]" office:value-type="float" office:value="0.506709830546827">
            <text:p>0.5067098305</text:p>
          </table:table-cell>
          <table:table-cell table:number-columns-repeated="11"/>
        </table:table-row>
        <table:table-row table:style-name="ro2">
          <table:table-cell office:value-type="float" office:value="66">
            <text:p>66</text:p>
          </table:table-cell>
          <table:table-cell table:formula="of:=[.B86]/EXP([.$C$20])" office:value-type="float" office:value="0.0448710294920714">
            <text:p>0.0448710295</text:p>
          </table:table-cell>
          <table:table-cell table:formula="of:=[.$C$19]*([.B87])^[.$C$18]" office:value-type="float" office:value="0.248662589455418">
            <text:p>0.2486625895</text:p>
          </table:table-cell>
          <table:table-cell table:formula="of:=[.D86]/EXP([.$E$20])" office:value-type="float" office:value="0.0448710294920714">
            <text:p>0.0448710295</text:p>
          </table:table-cell>
          <table:table-cell table:formula="of:=[.$E$19]*([.D87])^[.$E$18]" office:value-type="float" office:value="0.245704065304202">
            <text:p>0.2457040653</text:p>
          </table:table-cell>
          <table:table-cell table:formula="of:=[.F86]/EXP([.$G$20])" office:value-type="float" office:value="0.0897420589841429">
            <text:p>0.089742059</text:p>
          </table:table-cell>
          <table:table-cell table:formula="of:=[.$G$19]*([.F87])^[.$G$18]" office:value-type="float" office:value="0.39765963297397">
            <text:p>0.397659633</text:p>
          </table:table-cell>
          <table:table-cell table:formula="of:=[.H86]/EXP([.$I$20])" office:value-type="float" office:value="0.141799868018306">
            <text:p>0.141799868</text:p>
          </table:table-cell>
          <table:table-cell table:formula="of:=[.$I$19]*([.H87])^[.$I$18]" office:value-type="float" office:value="0.488818374826964">
            <text:p>0.4888183748</text:p>
          </table:table-cell>
          <table:table-cell table:number-columns-repeated="11"/>
        </table:table-row>
        <table:table-row table:style-name="ro2">
          <table:table-cell office:value-type="float" office:value="67">
            <text:p>67</text:p>
          </table:table-cell>
          <table:table-cell table:formula="of:=[.B87]/EXP([.$C$20])" office:value-type="float" office:value="0.04334255750265">
            <text:p>0.0433425575</text:p>
          </table:table-cell>
          <table:table-cell table:formula="of:=[.$C$19]*([.B88])^[.$C$18]" office:value-type="float" office:value="0.237989761863133">
            <text:p>0.2379897619</text:p>
          </table:table-cell>
          <table:table-cell table:formula="of:=[.D87]/EXP([.$E$20])" office:value-type="float" office:value="0.04334255750265">
            <text:p>0.0433425575</text:p>
          </table:table-cell>
          <table:table-cell table:formula="of:=[.$E$19]*([.D88])^[.$E$18]" office:value-type="float" office:value="0.235306365475277">
            <text:p>0.2353063655</text:p>
          </table:table-cell>
          <table:table-cell table:formula="of:=[.F87]/EXP([.$G$20])" office:value-type="float" office:value="0.0866851150052999">
            <text:p>0.086685115</text:p>
          </table:table-cell>
          <table:table-cell table:formula="of:=[.$G$19]*([.F88])^[.$G$18]" office:value-type="float" office:value="0.38056560764756">
            <text:p>0.3805656076</text:p>
          </table:table-cell>
          <table:table-cell table:formula="of:=[.H87]/EXP([.$I$20])" office:value-type="float" office:value="0.137922343170415">
            <text:p>0.1379223432</text:p>
          </table:table-cell>
          <table:table-cell table:formula="of:=[.$I$19]*([.H88])^[.$I$18]" office:value-type="float" office:value="0.471558649869913">
            <text:p>0.4715586499</text:p>
          </table:table-cell>
          <table:table-cell table:number-columns-repeated="11"/>
        </table:table-row>
        <table:table-row table:style-name="ro2">
          <table:table-cell office:value-type="float" office:value="68">
            <text:p>68</text:p>
          </table:table-cell>
          <table:table-cell table:formula="of:=[.B88]/EXP([.$C$20])" office:value-type="float" office:value="0.0418661508803237">
            <text:p>0.0418661509</text:p>
          </table:table-cell>
          <table:table-cell table:formula="of:=[.$C$19]*([.B89])^[.$C$18]" office:value-type="float" office:value="0.227775021870853">
            <text:p>0.2277750219</text:p>
          </table:table-cell>
          <table:table-cell table:formula="of:=[.D88]/EXP([.$E$20])" office:value-type="float" office:value="0.0418661508803237">
            <text:p>0.0418661509</text:p>
          </table:table-cell>
          <table:table-cell table:formula="of:=[.$E$19]*([.D89])^[.$E$18]" office:value-type="float" office:value="0.225348675304306">
            <text:p>0.2253486753</text:p>
          </table:table-cell>
          <table:table-cell table:formula="of:=[.F88]/EXP([.$G$20])" office:value-type="float" office:value="0.0837323017606474">
            <text:p>0.0837323018</text:p>
          </table:table-cell>
          <table:table-cell table:formula="of:=[.$G$19]*([.F89])^[.$G$18]" office:value-type="float" office:value="0.364206395909531">
            <text:p>0.3642063959</text:p>
          </table:table-cell>
          <table:table-cell table:formula="of:=[.H88]/EXP([.$I$20])" office:value-type="float" office:value="0.134150849443399">
            <text:p>0.1341508494</text:p>
          </table:table-cell>
          <table:table-cell table:formula="of:=[.$I$19]*([.H89])^[.$I$18]" office:value-type="float" office:value="0.454908349846404">
            <text:p>0.4549083498</text:p>
          </table:table-cell>
          <table:table-cell table:number-columns-repeated="11"/>
        </table:table-row>
        <table:table-row table:style-name="ro2">
          <table:table-cell office:value-type="float" office:value="69">
            <text:p>69</text:p>
          </table:table-cell>
          <table:table-cell table:formula="of:=[.B89]/EXP([.$C$20])" office:value-type="float" office:value="0.0404400360875536">
            <text:p>0.0404400361</text:p>
          </table:table-cell>
          <table:table-cell table:formula="of:=[.$C$19]*([.B90])^[.$C$18]" office:value-type="float" office:value="0.217998707936454">
            <text:p>0.2179987079</text:p>
          </table:table-cell>
          <table:table-cell table:formula="of:=[.D89]/EXP([.$E$20])" office:value-type="float" office:value="0.0404400360875536">
            <text:p>0.0404400361</text:p>
          </table:table-cell>
          <table:table-cell table:formula="of:=[.$E$19]*([.D90])^[.$E$18]" office:value-type="float" office:value="0.215812374471192">
            <text:p>0.2158123745</text:p>
          </table:table-cell>
          <table:table-cell table:formula="of:=[.F89]/EXP([.$G$20])" office:value-type="float" office:value="0.0808800721751071">
            <text:p>0.0808800722</text:p>
          </table:table-cell>
          <table:table-cell table:formula="of:=[.$G$19]*([.F90])^[.$G$18]" office:value-type="float" office:value="0.34855041064103">
            <text:p>0.3485504106</text:p>
          </table:table-cell>
          <table:table-cell table:formula="of:=[.H89]/EXP([.$I$20])" office:value-type="float" office:value="0.130482487410683">
            <text:p>0.1304824874</text:p>
          </table:table-cell>
          <table:table-cell table:formula="of:=[.$I$19]*([.H90])^[.$I$18]" office:value-type="float" office:value="0.438845956525379">
            <text:p>0.4388459565</text:p>
          </table:table-cell>
          <table:table-cell table:number-columns-repeated="11"/>
        </table:table-row>
        <table:table-row table:style-name="ro2">
          <table:table-cell office:value-type="float" office:value="70">
            <text:p>70</text:p>
          </table:table-cell>
          <table:table-cell table:formula="of:=[.B90]/EXP([.$C$20])" office:value-type="float" office:value="0.0390624999999998">
            <text:p>0.0390625</text:p>
          </table:table-cell>
          <table:table-cell table:formula="of:=[.$C$19]*([.B91])^[.$C$18]" office:value-type="float" office:value="0.208642002409329">
            <text:p>0.2086420024</text:p>
          </table:table-cell>
          <table:table-cell table:formula="of:=[.D90]/EXP([.$E$20])" office:value-type="float" office:value="0.0390624999999998">
            <text:p>0.0390625</text:p>
          </table:table-cell>
          <table:table-cell table:formula="of:=[.$E$19]*([.D91])^[.$E$18]" office:value-type="float" office:value="0.206679630630178">
            <text:p>0.2066796306</text:p>
          </table:table-cell>
          <table:table-cell table:formula="of:=[.F90]/EXP([.$G$20])" office:value-type="float" office:value="0.0781249999999995">
            <text:p>0.078125</text:p>
          </table:table-cell>
          <table:table-cell table:formula="of:=[.$G$19]*([.F91])^[.$G$18]" office:value-type="float" office:value="0.333567422545232">
            <text:p>0.3335674225</text:p>
          </table:table-cell>
          <table:table-cell table:formula="of:=[.H90]/EXP([.$I$20])" office:value-type="float" office:value="0.126914436930662">
            <text:p>0.1269144369</text:p>
          </table:table-cell>
          <table:table-cell table:formula="of:=[.$I$19]*([.H91])^[.$I$18]" office:value-type="float" office:value="0.423350711464628">
            <text:p>0.4233507115</text:p>
          </table:table-cell>
          <table:table-cell table:number-columns-repeated="11"/>
        </table:table-row>
        <table:table-row table:style-name="ro2">
          <table:table-cell office:value-type="float" office:value="71">
            <text:p>71</text:p>
          </table:table-cell>
          <table:table-cell table:formula="of:=[.B91]/EXP([.$C$20])" office:value-type="float" office:value="0.0377318878486266">
            <text:p>0.0377318878</text:p>
          </table:table-cell>
          <table:table-cell table:formula="of:=[.$C$19]*([.B92])^[.$C$18]" office:value-type="float" office:value="0.199686895309782">
            <text:p>0.1996868953</text:p>
          </table:table-cell>
          <table:table-cell table:formula="of:=[.D91]/EXP([.$E$20])" office:value-type="float" office:value="0.0377318878486266">
            <text:p>0.0377318878</text:p>
          </table:table-cell>
          <table:table-cell table:formula="of:=[.$E$19]*([.D92])^[.$E$18]" office:value-type="float" office:value="0.197933366064368">
            <text:p>0.1979333661</text:p>
          </table:table-cell>
          <table:table-cell table:formula="of:=[.F91]/EXP([.$G$20])" office:value-type="float" office:value="0.0754637756972531">
            <text:p>0.0754637757</text:p>
          </table:table-cell>
          <table:table-cell table:formula="of:=[.$G$19]*([.F92])^[.$G$18]" office:value-type="float" office:value="0.319228501779225">
            <text:p>0.3192285018</text:p>
          </table:table-cell>
          <table:table-cell table:formula="of:=[.H91]/EXP([.$I$20])" office:value-type="float" office:value="0.123443954978653">
            <text:p>0.123443955</text:p>
          </table:table-cell>
          <table:table-cell table:formula="of:=[.$I$19]*([.H92])^[.$I$18]" office:value-type="float" office:value="0.408402589183346">
            <text:p>0.4084025892</text:p>
          </table:table-cell>
          <table:table-cell table:number-columns-repeated="11"/>
        </table:table-row>
        <table:table-row table:style-name="ro2">
          <table:table-cell office:value-type="float" office:value="72">
            <text:p>72</text:p>
          </table:table-cell>
          <table:table-cell table:formula="of:=[.B92]/EXP([.$C$20])" office:value-type="float" office:value="0.0364466012319063">
            <text:p>0.0364466012</text:p>
          </table:table-cell>
          <table:table-cell table:formula="of:=[.$C$19]*([.B93])^[.$C$18]" office:value-type="float" office:value="0.191116149663051">
            <text:p>0.1911161497</text:p>
          </table:table-cell>
          <table:table-cell table:formula="of:=[.D92]/EXP([.$E$20])" office:value-type="float" office:value="0.0364466012319063">
            <text:p>0.0364466012</text:p>
          </table:table-cell>
          <table:table-cell table:formula="of:=[.$E$19]*([.D93])^[.$E$18]" office:value-type="float" office:value="0.189557225751354">
            <text:p>0.1895572258</text:p>
          </table:table-cell>
          <table:table-cell table:formula="of:=[.F92]/EXP([.$G$20])" office:value-type="float" office:value="0.0728932024638127">
            <text:p>0.0728932025</text:p>
          </table:table-cell>
          <table:table-cell table:formula="of:=[.$G$19]*([.F93])^[.$G$18]" office:value-type="float" office:value="0.305505962094934">
            <text:p>0.3055059621</text:p>
          </table:table-cell>
          <table:table-cell table:formula="of:=[.H92]/EXP([.$I$20])" office:value-type="float" office:value="0.120068373538126">
            <text:p>0.1200683735</text:p>
          </table:table-cell>
          <table:table-cell table:formula="of:=[.$I$19]*([.H93])^[.$I$18]" office:value-type="float" office:value="0.393982271281943">
            <text:p>0.3939822713</text:p>
          </table:table-cell>
          <table:table-cell table:number-columns-repeated="11"/>
        </table:table-row>
        <table:table-row table:style-name="ro2">
          <table:table-cell office:value-type="float" office:value="73">
            <text:p>73</text:p>
          </table:table-cell>
          <table:table-cell table:formula="of:=[.B93]/EXP([.$C$20])" office:value-type="float" office:value="0.0352050961957354">
            <text:p>0.0352050962</text:p>
          </table:table-cell>
          <table:table-cell table:formula="of:=[.$C$19]*([.B94])^[.$C$18]" office:value-type="float" office:value="0.18291326832122">
            <text:p>0.1829132683</text:p>
          </table:table-cell>
          <table:table-cell table:formula="of:=[.D93]/EXP([.$E$20])" office:value-type="float" office:value="0.0352050961957353">
            <text:p>0.0352050962</text:p>
          </table:table-cell>
          <table:table-cell table:formula="of:=[.$E$19]*([.D94])^[.$E$18]" office:value-type="float" office:value="0.181535546780246">
            <text:p>0.1815355468</text:p>
          </table:table-cell>
          <table:table-cell table:formula="of:=[.F93]/EXP([.$G$20])" office:value-type="float" office:value="0.0704101923914707">
            <text:p>0.0704101924</text:p>
          </table:table-cell>
          <table:table-cell table:formula="of:=[.$G$19]*([.F94])^[.$G$18]" office:value-type="float" office:value="0.292373307381243">
            <text:p>0.2923733074</text:p>
          </table:table-cell>
          <table:table-cell table:formula="of:=[.H93]/EXP([.$I$20])" office:value-type="float" office:value="0.116785097549604">
            <text:p>0.1167850975</text:p>
          </table:table-cell>
          <table:table-cell table:formula="of:=[.$I$19]*([.H94])^[.$I$18]" office:value-type="float" office:value="0.380071121475662">
            <text:p>0.3800711215</text:p>
          </table:table-cell>
          <table:table-cell table:number-columns-repeated="11"/>
        </table:table-row>
        <table:table-row table:style-name="ro2">
          <table:table-cell office:value-type="float" office:value="74">
            <text:p>74</text:p>
          </table:table-cell>
          <table:table-cell table:formula="of:=[.B94]/EXP([.$C$20])" office:value-type="float" office:value="0.0340058813787547">
            <text:p>0.0340058814</text:p>
          </table:table-cell>
          <table:table-cell table:formula="of:=[.$C$19]*([.B95])^[.$C$18]" office:value-type="float" office:value="0.175062462209174">
            <text:p>0.1750624622</text:p>
          </table:table-cell>
          <table:table-cell table:formula="of:=[.D94]/EXP([.$E$20])" office:value-type="float" office:value="0.0340058813787546">
            <text:p>0.0340058814</text:p>
          </table:table-cell>
          <table:table-cell table:formula="of:=[.$E$19]*([.D95])^[.$E$18]" office:value-type="float" office:value="0.173853329062913">
            <text:p>0.1738533291</text:p>
          </table:table-cell>
          <table:table-cell table:formula="of:=[.F94]/EXP([.$G$20])" office:value-type="float" office:value="0.0680117627575093">
            <text:p>0.0680117628</text:p>
          </table:table-cell>
          <table:table-cell table:formula="of:=[.$G$19]*([.F95])^[.$G$18]" office:value-type="float" office:value="0.279805180504085">
            <text:p>0.2798051805</text:p>
          </table:table-cell>
          <table:table-cell table:formula="of:=[.H94]/EXP([.$I$20])" office:value-type="float" office:value="0.113591602915649">
            <text:p>0.1135916029</text:p>
          </table:table-cell>
          <table:table-cell table:formula="of:=[.$I$19]*([.H95])^[.$I$18]" office:value-type="float" office:value="0.366651161509734">
            <text:p>0.3666511615</text:p>
          </table:table-cell>
          <table:table-cell table:number-columns-repeated="11"/>
        </table:table-row>
        <table:table-row table:style-name="ro2">
          <table:table-cell office:value-type="float" office:value="75">
            <text:p>75</text:p>
          </table:table-cell>
          <table:table-cell table:formula="of:=[.B95]/EXP([.$C$20])" office:value-type="float" office:value="0.032847516220848">
            <text:p>0.0328475162</text:p>
          </table:table-cell>
          <table:table-cell table:formula="of:=[.$C$19]*([.B96])^[.$C$18]" office:value-type="float" office:value="0.167548619933457">
            <text:p>0.1675486199</text:p>
          </table:table-cell>
          <table:table-cell table:formula="of:=[.D95]/EXP([.$E$20])" office:value-type="float" office:value="0.032847516220848">
            <text:p>0.0328475162</text:p>
          </table:table-cell>
          <table:table-cell table:formula="of:=[.$E$19]*([.D96])^[.$E$18]" office:value-type="float" office:value="0.166496207284657">
            <text:p>0.1664962073</text:p>
          </table:table-cell>
          <table:table-cell table:formula="of:=[.F95]/EXP([.$G$20])" office:value-type="float" office:value="0.065695032441696">
            <text:p>0.0656950324</text:p>
          </table:table-cell>
          <table:table-cell table:formula="of:=[.$G$19]*([.F96])^[.$G$18]" office:value-type="float" office:value="0.267777314345714">
            <text:p>0.2677773143</text:p>
          </table:table-cell>
          <table:table-cell table:formula="of:=[.H95]/EXP([.$I$20])" office:value-type="float" office:value="0.110485434560398">
            <text:p>0.1104854346</text:p>
          </table:table-cell>
          <table:table-cell table:formula="of:=[.$I$19]*([.H96])^[.$I$18]" office:value-type="float" office:value="0.353705047924946">
            <text:p>0.3537050479</text:p>
          </table:table-cell>
          <table:table-cell table:number-columns-repeated="11"/>
        </table:table-row>
        <table:table-row table:style-name="ro2">
          <table:table-cell office:value-type="float" office:value="76">
            <text:p>76</text:p>
          </table:table-cell>
          <table:table-cell table:formula="of:=[.B96]/EXP([.$C$20])" office:value-type="float" office:value="0.0317286092326653">
            <text:p>0.0317286092</text:p>
          </table:table-cell>
          <table:table-cell table:formula="of:=[.$C$19]*([.B97])^[.$C$18]" office:value-type="float" office:value="0.160357278695551">
            <text:p>0.1603572787</text:p>
          </table:table-cell>
          <table:table-cell table:formula="of:=[.D96]/EXP([.$E$20])" office:value-type="float" office:value="0.0317286092326652">
            <text:p>0.0317286092</text:p>
          </table:table-cell>
          <table:table-cell table:formula="of:=[.$E$19]*([.D97])^[.$E$18]" office:value-type="float" office:value="0.159450424041889">
            <text:p>0.159450424</text:p>
          </table:table-cell>
          <table:table-cell table:formula="of:=[.F96]/EXP([.$G$20])" office:value-type="float" office:value="0.0634572184653305">
            <text:p>0.0634572185</text:p>
          </table:table-cell>
          <table:table-cell table:formula="of:=[.$G$19]*([.F97])^[.$G$18]" office:value-type="float" office:value="0.256266484948647">
            <text:p>0.2562664849</text:p>
          </table:table-cell>
          <table:table-cell table:formula="of:=[.H96]/EXP([.$I$20])" office:value-type="float" office:value="0.107464204542167">
            <text:p>0.1074642045</text:p>
          </table:table-cell>
          <table:table-cell table:formula="of:=[.$I$19]*([.H97])^[.$I$18]" office:value-type="float" office:value="0.341216049643599">
            <text:p>0.3412160496</text:p>
          </table:table-cell>
          <table:table-cell table:number-columns-repeated="11"/>
        </table:table-row>
        <table:table-row table:style-name="ro2">
          <table:table-cell office:value-type="float" office:value="77">
            <text:p>77</text:p>
          </table:table-cell>
          <table:table-cell table:formula="of:=[.B97]/EXP([.$C$20])" office:value-type="float" office:value="0.0306478163240916">
            <text:p>0.0306478163</text:p>
          </table:table-cell>
          <table:table-cell table:formula="of:=[.$C$19]*([.B98])^[.$C$18]" office:value-type="float" office:value="0.153474596453587">
            <text:p>0.1534745965</text:p>
          </table:table-cell>
          <table:table-cell table:formula="of:=[.D97]/EXP([.$E$20])" office:value-type="float" office:value="0.0306478163240916">
            <text:p>0.0306478163</text:p>
          </table:table-cell>
          <table:table-cell table:formula="of:=[.$E$19]*([.D98])^[.$E$18]" office:value-type="float" office:value="0.152702804116554">
            <text:p>0.1527028041</text:p>
          </table:table-cell>
          <table:table-cell table:formula="of:=[.F97]/EXP([.$G$20])" office:value-type="float" office:value="0.0612956326481833">
            <text:p>0.0612956326</text:p>
          </table:table-cell>
          <table:table-cell table:formula="of:=[.$G$19]*([.F98])^[.$G$18]" office:value-type="float" office:value="0.24525046667377">
            <text:p>0.2452504667</text:p>
          </table:table-cell>
          <table:table-cell table:formula="of:=[.H97]/EXP([.$I$20])" office:value-type="float" office:value="0.104525590217665">
            <text:p>0.1045255902</text:p>
          </table:table-cell>
          <table:table-cell table:formula="of:=[.$I$19]*([.H98])^[.$I$18]" office:value-type="float" office:value="0.329168026346879">
            <text:p>0.3291680263</text:p>
          </table:table-cell>
          <table:table-cell table:number-columns-repeated="11"/>
        </table:table-row>
        <table:table-row table:style-name="ro2">
          <table:table-cell office:value-type="float" office:value="78">
            <text:p>78</text:p>
          </table:table-cell>
          <table:table-cell table:formula="of:=[.B98]/EXP([.$C$20])" office:value-type="float" office:value="0.029603839189656">
            <text:p>0.0296038392</text:p>
          </table:table-cell>
          <table:table-cell table:formula="of:=[.$C$19]*([.B99])^[.$C$18]" office:value-type="float" office:value="0.146887325278892">
            <text:p>0.1468873253</text:p>
          </table:table-cell>
          <table:table-cell table:formula="of:=[.D98]/EXP([.$E$20])" office:value-type="float" office:value="0.029603839189656">
            <text:p>0.0296038392</text:p>
          </table:table-cell>
          <table:table-cell table:formula="of:=[.$E$19]*([.D99])^[.$E$18]" office:value-type="float" office:value="0.146240729839219">
            <text:p>0.1462407298</text:p>
          </table:table-cell>
          <table:table-cell table:formula="of:=[.F98]/EXP([.$G$20])" office:value-type="float" office:value="0.0592076783793121">
            <text:p>0.0592076784</text:p>
          </table:table-cell>
          <table:table-cell table:formula="of:=[.$G$19]*([.F99])^[.$G$18]" office:value-type="float" office:value="0.234707989286055">
            <text:p>0.2347079893</text:p>
          </table:table-cell>
          <table:table-cell table:formula="of:=[.H98]/EXP([.$I$20])" office:value-type="float" office:value="0.101667332456401">
            <text:p>0.1016673325</text:p>
          </table:table-cell>
          <table:table-cell table:formula="of:=[.$I$19]*([.H99])^[.$I$18]" office:value-type="float" office:value="0.317545407615712">
            <text:p>0.3175454076</text:p>
          </table:table-cell>
          <table:table-cell table:number-columns-repeated="11"/>
        </table:table-row>
        <table:table-row table:style-name="ro2">
          <table:table-cell office:value-type="float" office:value="79">
            <text:p>79</text:p>
          </table:table-cell>
          <table:table-cell table:formula="of:=[.B99]/EXP([.$C$20])" office:value-type="float" office:value="0.0285954237489378">
            <text:p>0.0285954237</text:p>
          </table:table-cell>
          <table:table-cell table:formula="of:=[.$C$19]*([.B100])^[.$C$18]" office:value-type="float" office:value="0.140582785856107">
            <text:p>0.1405827859</text:p>
          </table:table-cell>
          <table:table-cell table:formula="of:=[.D99]/EXP([.$E$20])" office:value-type="float" office:value="0.0285954237489378">
            <text:p>0.0285954237</text:p>
          </table:table-cell>
          <table:table-cell table:formula="of:=[.$E$19]*([.D100])^[.$E$18]" office:value-type="float" office:value="0.140052117494736">
            <text:p>0.1400521175</text:p>
          </table:table-cell>
          <table:table-cell table:formula="of:=[.F99]/EXP([.$G$20])" office:value-type="float" office:value="0.0571908474978756">
            <text:p>0.0571908475</text:p>
          </table:table-cell>
          <table:table-cell table:formula="of:=[.$G$19]*([.F100])^[.$G$18]" office:value-type="float" office:value="0.22461869688501">
            <text:p>0.2246186969</text:p>
          </table:table-cell>
          <table:table-cell table:formula="of:=[.H99]/EXP([.$I$20])" office:value-type="float" office:value="0.098887233903928">
            <text:p>0.0988872339</text:p>
          </table:table-cell>
          <table:table-cell table:formula="of:=[.$I$19]*([.H100])^[.$I$18]" office:value-type="float" office:value="0.306333172808128">
            <text:p>0.3063331728</text:p>
          </table:table-cell>
          <table:table-cell table:number-columns-repeated="11"/>
        </table:table-row>
        <table:table-row table:style-name="ro2">
          <table:table-cell office:value-type="float" office:value="80">
            <text:p>80</text:p>
          </table:table-cell>
          <table:table-cell table:formula="of:=[.B100]/EXP([.$C$20])" office:value-type="float" office:value="0.0276213586400993">
            <text:p>0.0276213586</text:p>
          </table:table-cell>
          <table:table-cell table:formula="of:=[.$C$19]*([.B101])^[.$C$18]" office:value-type="float" office:value="0.134548843077776">
            <text:p>0.1345488431</text:p>
          </table:table-cell>
          <table:table-cell table:formula="of:=[.D100]/EXP([.$E$20])" office:value-type="float" office:value="0.0276213586400993">
            <text:p>0.0276213586</text:p>
          </table:table-cell>
          <table:table-cell table:formula="of:=[.$E$19]*([.D101])^[.$E$18]" office:value-type="float" office:value="0.134125394726382">
            <text:p>0.1341253947</text:p>
          </table:table-cell>
          <table:table-cell table:formula="of:=[.F100]/EXP([.$G$20])" office:value-type="float" office:value="0.0552427172801987">
            <text:p>0.0552427173</text:p>
          </table:table-cell>
          <table:table-cell table:formula="of:=[.$G$19]*([.F101])^[.$G$18]" office:value-type="float" office:value="0.214963108600572">
            <text:p>0.2149631086</text:p>
          </table:table-cell>
          <table:table-cell table:formula="of:=[.H100]/EXP([.$I$20])" office:value-type="float" office:value="0.0961831572925714">
            <text:p>0.0961831573</text:p>
          </table:table-cell>
          <table:table-cell table:formula="of:=[.$I$19]*([.H101])^[.$I$18]" office:value-type="float" office:value="0.295516831647138">
            <text:p>0.2955168316</text:p>
          </table:table-cell>
          <table:table-cell table:number-columns-repeated="11"/>
        </table:table-row>
        <table:table-row table:style-name="ro2">
          <table:table-cell office:value-type="float" office:value="81">
            <text:p>81</text:p>
          </table:table-cell>
          <table:table-cell table:formula="of:=[.B101]/EXP([.$C$20])" office:value-type="float" office:value="0.0266804737647341">
            <text:p>0.0266804738</text:p>
          </table:table-cell>
          <table:table-cell table:formula="of:=[.$C$19]*([.B102])^[.$C$18]" office:value-type="float" office:value="0.128773882686447">
            <text:p>0.1287738827</text:p>
          </table:table-cell>
          <table:table-cell table:formula="of:=[.D101]/EXP([.$E$20])" office:value-type="float" office:value="0.0266804737647341">
            <text:p>0.0266804738</text:p>
          </table:table-cell>
          <table:table-cell table:formula="of:=[.$E$19]*([.D102])^[.$E$18]" office:value-type="float" office:value="0.128449478896197">
            <text:p>0.1284494789</text:p>
          </table:table-cell>
          <table:table-cell table:formula="of:=[.F101]/EXP([.$G$20])" office:value-type="float" office:value="0.0533609475294682">
            <text:p>0.0533609475</text:p>
          </table:table-cell>
          <table:table-cell table:formula="of:=[.$G$19]*([.F102])^[.$G$18]" office:value-type="float" office:value="0.205722580978543">
            <text:p>0.205722581</text:p>
          </table:table-cell>
          <table:table-cell table:formula="of:=[.H101]/EXP([.$I$20])" office:value-type="float" office:value="0.0935530237983537">
            <text:p>0.0935530238</text:p>
          </table:table-cell>
          <table:table-cell table:formula="of:=[.$I$19]*([.H102])^[.$I$18]" office:value-type="float" office:value="0.285082405494041">
            <text:p>0.2850824055</text:p>
          </table:table-cell>
          <table:table-cell table:number-columns-repeated="11"/>
        </table:table-row>
        <table:table-row table:style-name="ro2">
          <table:table-cell office:value-type="float" office:value="82">
            <text:p>82</text:p>
          </table:table-cell>
          <table:table-cell table:formula="of:=[.B102]/EXP([.$C$20])" office:value-type="float" office:value="0.0257716388822829">
            <text:p>0.0257716389</text:p>
          </table:table-cell>
          <table:table-cell table:formula="of:=[.$C$19]*([.B103])^[.$C$18]" office:value-type="float" office:value="0.1232467889193">
            <text:p>0.1232467889</text:p>
          </table:table-cell>
          <table:table-cell table:formula="of:=[.D102]/EXP([.$E$20])" office:value-type="float" office:value="0.0257716388822829">
            <text:p>0.0257716389</text:p>
          </table:table-cell>
          <table:table-cell table:formula="of:=[.$E$19]*([.D103])^[.$E$18]" office:value-type="float" office:value="0.123013756361078">
            <text:p>0.1230137564</text:p>
          </table:table-cell>
          <table:table-cell table:formula="of:=[.F102]/EXP([.$G$20])" office:value-type="float" office:value="0.0515432777645658">
            <text:p>0.0515432778</text:p>
          </table:table-cell>
          <table:table-cell table:formula="of:=[.$G$19]*([.F103])^[.$G$18]" office:value-type="float" office:value="0.196879271982953">
            <text:p>0.196879272</text:p>
          </table:table-cell>
          <table:table-cell table:formula="of:=[.H102]/EXP([.$I$20])" office:value-type="float" office:value="0.090994811442848">
            <text:p>0.0909948114</text:p>
          </table:table-cell>
          <table:table-cell table:formula="of:=[.$I$19]*([.H103])^[.$I$18]" office:value-type="float" office:value="0.275016409282947">
            <text:p>0.2750164093</text:p>
          </table:table-cell>
          <table:table-cell table:number-columns-repeated="11"/>
        </table:table-row>
        <table:table-row table:style-name="ro2">
          <table:table-cell office:value-type="float" office:value="83">
            <text:p>83</text:p>
          </table:table-cell>
          <table:table-cell table:formula="of:=[.B103]/EXP([.$C$20])" office:value-type="float" office:value="0.0248937622523292">
            <text:p>0.0248937623</text:p>
          </table:table-cell>
          <table:table-cell table:formula="of:=[.$C$19]*([.B104])^[.$C$18]" office:value-type="float" office:value="0.117956923112307">
            <text:p>0.1179569231</text:p>
          </table:table-cell>
          <table:table-cell table:formula="of:=[.D103]/EXP([.$E$20])" office:value-type="float" office:value="0.0248937622523292">
            <text:p>0.0248937623</text:p>
          </table:table-cell>
          <table:table-cell table:formula="of:=[.$E$19]*([.D104])^[.$E$18]" office:value-type="float" office:value="0.117808062625862">
            <text:p>0.1178080626</text:p>
          </table:table-cell>
          <table:table-cell table:formula="of:=[.F103]/EXP([.$G$20])" office:value-type="float" office:value="0.0497875245046583">
            <text:p>0.0497875245</text:p>
          </table:table-cell>
          <table:table-cell table:formula="of:=[.$G$19]*([.F104])^[.$G$18]" office:value-type="float" office:value="0.188416106545836">
            <text:p>0.1884161065</text:p>
          </table:table-cell>
          <table:table-cell table:formula="of:=[.H103]/EXP([.$I$20])" office:value-type="float" office:value="0.0885065535387341">
            <text:p>0.0885065535</text:p>
          </table:table-cell>
          <table:table-cell table:formula="of:=[.$I$19]*([.H104])^[.$I$18]" office:value-type="float" office:value="0.265305834093175">
            <text:p>0.2653058341</text:p>
          </table:table-cell>
          <table:table-cell table:number-columns-repeated="11"/>
        </table:table-row>
        <table:table-row table:style-name="ro2">
          <table:table-cell office:value-type="float" office:value="84">
            <text:p>84</text:p>
          </table:table-cell>
          <table:table-cell table:formula="of:=[.B104]/EXP([.$C$20])" office:value-type="float" office:value="0.0240457893231427">
            <text:p>0.0240457893</text:p>
          </table:table-cell>
          <table:table-cell table:formula="of:=[.$C$19]*([.B105])^[.$C$18]" office:value-type="float" office:value="0.112894103222708">
            <text:p>0.1128941032</text:p>
          </table:table-cell>
          <table:table-cell table:formula="of:=[.D104]/EXP([.$E$20])" office:value-type="float" office:value="0.0240457893231427">
            <text:p>0.0240457893</text:p>
          </table:table-cell>
          <table:table-cell table:formula="of:=[.$E$19]*([.D105])^[.$E$18]" office:value-type="float" office:value="0.112822663336297">
            <text:p>0.1128226633</text:p>
          </table:table-cell>
          <table:table-cell table:formula="of:=[.F104]/EXP([.$G$20])" office:value-type="float" office:value="0.0480915786462855">
            <text:p>0.0480915786</text:p>
          </table:table-cell>
          <table:table-cell table:formula="of:=[.$G$19]*([.F105])^[.$G$18]" office:value-type="float" office:value="0.180316743597903">
            <text:p>0.1803167436</text:p>
          </table:table-cell>
          <table:table-cell table:formula="of:=[.H104]/EXP([.$I$20])" office:value-type="float" office:value="0.0860863371778601">
            <text:p>0.0860863372</text:p>
          </table:table-cell>
          <table:table-cell table:formula="of:=[.$I$19]*([.H105])^[.$I$18]" office:value-type="float" office:value="0.25593813033701">
            <text:p>0.2559381303</text:p>
          </table:table-cell>
          <table:table-cell table:number-columns-repeated="11"/>
        </table:table-row>
        <table:table-row table:style-name="ro2">
          <table:table-cell office:value-type="float" office:value="85">
            <text:p>85</text:p>
          </table:table-cell>
          <table:table-cell table:formula="of:=[.B105]/EXP([.$C$20])" office:value-type="float" office:value="0.0232267014648967">
            <text:p>0.0232267015</text:p>
          </table:table-cell>
          <table:table-cell table:formula="of:=[.$C$19]*([.B106])^[.$C$18]" office:value-type="float" office:value="0.108048584230404">
            <text:p>0.1080485842</text:p>
          </table:table-cell>
          <table:table-cell table:formula="of:=[.D105]/EXP([.$E$20])" office:value-type="float" office:value="0.0232267014648967">
            <text:p>0.0232267015</text:p>
          </table:table-cell>
          <table:table-cell table:formula="of:=[.$E$19]*([.D106])^[.$E$18]" office:value-type="float" office:value="0.10804823607634">
            <text:p>0.1080482361</text:p>
          </table:table-cell>
          <table:table-cell table:formula="of:=[.F105]/EXP([.$G$20])" office:value-type="float" office:value="0.0464534029297935">
            <text:p>0.0464534029</text:p>
          </table:table-cell>
          <table:table-cell table:formula="of:=[.$G$19]*([.F106])^[.$G$18]" office:value-type="float" office:value="0.172565544516451">
            <text:p>0.1725655445</text:p>
          </table:table-cell>
          <table:table-cell table:formula="of:=[.H105]/EXP([.$I$20])" office:value-type="float" office:value="0.0837323017606478">
            <text:p>0.0837323018</text:p>
          </table:table-cell>
          <table:table-cell table:formula="of:=[.$I$19]*([.H106])^[.$I$18]" office:value-type="float" office:value="0.246901191541077">
            <text:p>0.2469011915</text:p>
          </table:table-cell>
          <table:table-cell table:number-columns-repeated="11"/>
        </table:table-row>
        <table:table-row table:style-name="ro2">
          <table:table-cell office:value-type="float" office:value="86">
            <text:p>86</text:p>
          </table:table-cell>
          <table:table-cell table:formula="of:=[.B106]/EXP([.$C$20])" office:value-type="float" office:value="0.0224355147460357">
            <text:p>0.0224355147</text:p>
          </table:table-cell>
          <table:table-cell table:formula="of:=[.$C$19]*([.B107])^[.$C$18]" office:value-type="float" office:value="0.103411039380545">
            <text:p>0.1034110394</text:p>
          </table:table-cell>
          <table:table-cell table:formula="of:=[.D106]/EXP([.$E$20])" office:value-type="float" office:value="0.0224355147460357">
            <text:p>0.0224355147</text:p>
          </table:table-cell>
          <table:table-cell table:formula="of:=[.$E$19]*([.D107])^[.$E$18]" office:value-type="float" office:value="0.103475852935769">
            <text:p>0.1034758529</text:p>
          </table:table-cell>
          <table:table-cell table:formula="of:=[.F106]/EXP([.$G$20])" office:value-type="float" office:value="0.0448710294920714">
            <text:p>0.0448710295</text:p>
          </table:table-cell>
          <table:table-cell table:formula="of:=[.$G$19]*([.F107])^[.$G$18]" office:value-type="float" office:value="0.165147542929594">
            <text:p>0.1651475429</text:p>
          </table:table-cell>
          <table:table-cell table:formula="of:=[.H106]/EXP([.$I$20])" office:value-type="float" office:value="0.0814426375657125">
            <text:p>0.0814426376</text:p>
          </table:table-cell>
          <table:table-cell table:formula="of:=[.$I$19]*([.H107])^[.$I$18]" office:value-type="float" office:value="0.238183338700386">
            <text:p>0.2381833387</text:p>
          </table:table-cell>
          <table:table-cell table:number-columns-repeated="11"/>
        </table:table-row>
        <table:table-row table:style-name="ro2">
          <table:table-cell office:value-type="float" office:value="87">
            <text:p>87</text:p>
          </table:table-cell>
          <table:table-cell table:formula="of:=[.B107]/EXP([.$C$20])" office:value-type="float" office:value="0.021671278751325">
            <text:p>0.0216712788</text:p>
          </table:table-cell>
          <table:table-cell table:formula="of:=[.$C$19]*([.B108])^[.$C$18]" office:value-type="float" office:value="0.0989725422311964">
            <text:p>0.0989725422</text:p>
          </table:table-cell>
          <table:table-cell table:formula="of:=[.D107]/EXP([.$E$20])" office:value-type="float" office:value="0.0216712787513249">
            <text:p>0.0216712788</text:p>
          </table:table-cell>
          <table:table-cell table:formula="of:=[.$E$19]*([.D108])^[.$E$18]" office:value-type="float" office:value="0.0990969638154934">
            <text:p>0.0990969638</text:p>
          </table:table-cell>
          <table:table-cell table:formula="of:=[.F107]/EXP([.$G$20])" office:value-type="float" office:value="0.0433425575026499">
            <text:p>0.0433425575</text:p>
          </table:table-cell>
          <table:table-cell table:formula="of:=[.$G$19]*([.F108])^[.$G$18]" office:value-type="float" office:value="0.158048415818501">
            <text:p>0.1580484158</text:p>
          </table:table-cell>
          <table:table-cell table:formula="of:=[.H107]/EXP([.$I$20])" office:value-type="float" office:value="0.0792155843585959">
            <text:p>0.0792155844</text:p>
          </table:table-cell>
          <table:table-cell table:formula="of:=[.$I$19]*([.H108])^[.$I$18]" office:value-type="float" office:value="0.229773305184817">
            <text:p>0.2297733052</text:p>
          </table:table-cell>
          <table:table-cell table:number-columns-repeated="11"/>
        </table:table-row>
        <table:table-row table:style-name="ro2">
          <table:table-cell office:value-type="float" office:value="88">
            <text:p>88</text:p>
          </table:table-cell>
          <table:table-cell table:formula="of:=[.B108]/EXP([.$C$20])" office:value-type="float" office:value="0.0209330754401618">
            <text:p>0.0209330754</text:p>
          </table:table-cell>
          <table:table-cell table:formula="of:=[.$C$19]*([.B109])^[.$C$18]" office:value-type="float" office:value="0.0947245494715412">
            <text:p>0.0947245495</text:p>
          </table:table-cell>
          <table:table-cell table:formula="of:=[.D108]/EXP([.$E$20])" office:value-type="float" office:value="0.0209330754401618">
            <text:p>0.0209330754</text:p>
          </table:table-cell>
          <table:table-cell table:formula="of:=[.$E$19]*([.D109])^[.$E$18]" office:value-type="float" office:value="0.0949033804393468">
            <text:p>0.0949033804</text:p>
          </table:table-cell>
          <table:table-cell table:formula="of:=[.F108]/EXP([.$G$20])" office:value-type="float" office:value="0.0418661508803236">
            <text:p>0.0418661509</text:p>
          </table:table-cell>
          <table:table-cell table:formula="of:=[.$G$19]*([.F109])^[.$G$18]" office:value-type="float" office:value="0.151254455861853">
            <text:p>0.1512544559</text:p>
          </table:table-cell>
          <table:table-cell table:formula="of:=[.H108]/EXP([.$I$20])" office:value-type="float" office:value="0.0770494300385436">
            <text:p>0.07704943</text:p>
          </table:table-cell>
          <table:table-cell table:formula="of:=[.$I$19]*([.H109])^[.$I$18]" office:value-type="float" office:value="0.221660222178544">
            <text:p>0.2216602222</text:p>
          </table:table-cell>
          <table:table-cell table:number-columns-repeated="11"/>
        </table:table-row>
        <table:table-row table:style-name="ro2">
          <table:table-cell office:value-type="float" office:value="89">
            <text:p>89</text:p>
          </table:table-cell>
          <table:table-cell table:formula="of:=[.B109]/EXP([.$C$20])" office:value-type="float" office:value="0.0202200180437768">
            <text:p>0.020220018</text:p>
          </table:table-cell>
          <table:table-cell table:formula="of:=[.$C$19]*([.B110])^[.$C$18]" office:value-type="float" office:value="0.0906588844775397">
            <text:p>0.0906588845</text:p>
          </table:table-cell>
          <table:table-cell table:formula="of:=[.D109]/EXP([.$E$20])" office:value-type="float" office:value="0.0202200180437768">
            <text:p>0.020220018</text:p>
          </table:table-cell>
          <table:table-cell table:formula="of:=[.$E$19]*([.D110])^[.$E$18]" office:value-type="float" office:value="0.0908872610424745">
            <text:p>0.090887261</text:p>
          </table:table-cell>
          <table:table-cell table:formula="of:=[.F109]/EXP([.$G$20])" office:value-type="float" office:value="0.0404400360875535">
            <text:p>0.0404400361</text:p>
          </table:table-cell>
          <table:table-cell table:formula="of:=[.$G$19]*([.F110])^[.$G$18]" office:value-type="float" office:value="0.144752544969117">
            <text:p>0.144752545</text:p>
          </table:table-cell>
          <table:table-cell table:formula="of:=[.H109]/EXP([.$I$20])" office:value-type="float" office:value="0.0749425093222862">
            <text:p>0.0749425093</text:p>
          </table:table-cell>
          <table:table-cell table:formula="of:=[.$I$19]*([.H110])^[.$I$18]" office:value-type="float" office:value="0.213833604633582">
            <text:p>0.2138336046</text:p>
          </table:table-cell>
          <table:table-cell table:number-columns-repeated="11"/>
        </table:table-row>
        <table:table-row table:style-name="ro2">
          <table:table-cell office:value-type="float" office:value="90">
            <text:p>90</text:p>
          </table:table-cell>
          <table:table-cell table:formula="of:=[.B110]/EXP([.$C$20])" office:value-type="float" office:value="0.0195312499999999">
            <text:p>0.01953125</text:p>
          </table:table-cell>
          <table:table-cell table:formula="of:=[.$C$19]*([.B111])^[.$C$18]" office:value-type="float" office:value="0.0867677215733942">
            <text:p>0.0867677216</text:p>
          </table:table-cell>
          <table:table-cell table:formula="of:=[.D110]/EXP([.$E$20])" office:value-type="float" office:value="0.0195312499999999">
            <text:p>0.01953125</text:p>
          </table:table-cell>
          <table:table-cell table:formula="of:=[.$E$19]*([.D111])^[.$E$18]" office:value-type="float" office:value="0.0870410957076731">
            <text:p>0.0870410957</text:p>
          </table:table-cell>
          <table:table-cell table:formula="of:=[.F110]/EXP([.$G$20])" office:value-type="float" office:value="0.0390624999999997">
            <text:p>0.0390625</text:p>
          </table:table-cell>
          <table:table-cell table:formula="of:=[.$G$19]*([.F111])^[.$G$18]" office:value-type="float" office:value="0.138530128951532">
            <text:p>0.138530129</text:p>
          </table:table-cell>
          <table:table-cell table:formula="of:=[.H110]/EXP([.$I$20])" office:value-type="float" office:value="0.072893202463813">
            <text:p>0.0728932025</text:p>
          </table:table-cell>
          <table:table-cell table:formula="of:=[.$I$19]*([.H111])^[.$I$18]" office:value-type="float" office:value="0.206283337719298">
            <text:p>0.2062833377</text:p>
          </table:table-cell>
          <table:table-cell table:number-columns-repeated="11"/>
        </table:table-row>
        <table:table-row table:style-name="ro2">
          <table:table-cell office:value-type="float" office:value="91">
            <text:p>91</text:p>
          </table:table-cell>
          <table:table-cell table:formula="of:=[.B111]/EXP([.$C$20])" office:value-type="float" office:value="0.0188659439243133">
            <text:p>0.0188659439</text:p>
          </table:table-cell>
          <table:table-cell table:formula="of:=[.$C$19]*([.B112])^[.$C$18]" office:value-type="float" office:value="0.0830435709685269">
            <text:p>0.083043571</text:p>
          </table:table-cell>
          <table:table-cell table:formula="of:=[.D111]/EXP([.$E$20])" office:value-type="float" office:value="0.0188659439243132">
            <text:p>0.0188659439</text:p>
          </table:table-cell>
          <table:table-cell table:formula="of:=[.$E$19]*([.D112])^[.$E$18]" office:value-type="float" office:value="0.0833576923222688">
            <text:p>0.0833576923</text:p>
          </table:table-cell>
          <table:table-cell table:formula="of:=[.F111]/EXP([.$G$20])" office:value-type="float" office:value="0.0377318878486265">
            <text:p>0.0377318878</text:p>
          </table:table-cell>
          <table:table-cell table:formula="of:=[.$G$19]*([.F112])^[.$G$18]" office:value-type="float" office:value="0.132575193281903">
            <text:p>0.1325751933</text:p>
          </table:table-cell>
          <table:table-cell table:formula="of:=[.H111]/EXP([.$I$20])" office:value-type="float" office:value="0.0708999340091531">
            <text:p>0.070899934</text:p>
          </table:table-cell>
          <table:table-cell table:formula="of:=[.$I$19]*([.H112])^[.$I$18]" office:value-type="float" office:value="0.198999663750377">
            <text:p>0.1989996638</text:p>
          </table:table-cell>
          <table:table-cell table:number-columns-repeated="11"/>
        </table:table-row>
        <table:table-row table:style-name="ro2">
          <table:table-cell office:value-type="float" office:value="92">
            <text:p>92</text:p>
          </table:table-cell>
          <table:table-cell table:formula="of:=[.B112]/EXP([.$C$20])" office:value-type="float" office:value="0.0182233006159531">
            <text:p>0.0182233006</text:p>
          </table:table-cell>
          <table:table-cell table:formula="of:=[.$C$19]*([.B113])^[.$C$18]" office:value-type="float" office:value="0.0794792643410771">
            <text:p>0.0794792643</text:p>
          </table:table-cell>
          <table:table-cell table:formula="of:=[.D112]/EXP([.$E$20])" office:value-type="float" office:value="0.0182233006159531">
            <text:p>0.0182233006</text:p>
          </table:table-cell>
          <table:table-cell table:formula="of:=[.$E$19]*([.D113])^[.$E$18]" office:value-type="float" office:value="0.0798301631292709">
            <text:p>0.0798301631</text:p>
          </table:table-cell>
          <table:table-cell table:formula="of:=[.F112]/EXP([.$G$20])" office:value-type="float" office:value="0.0364466012319063">
            <text:p>0.0364466012</text:p>
          </table:table-cell>
          <table:table-cell table:formula="of:=[.$G$19]*([.F113])^[.$G$18]" office:value-type="float" office:value="0.126876239896401">
            <text:p>0.1268762399</text:p>
          </table:table-cell>
          <table:table-cell table:formula="of:=[.H112]/EXP([.$I$20])" office:value-type="float" office:value="0.0689611715852073">
            <text:p>0.0689611716</text:p>
          </table:table-cell>
          <table:table-cell table:formula="of:=[.$I$19]*([.H113])^[.$I$18]" office:value-type="float" office:value="0.191973169576354">
            <text:p>0.1919731696</text:p>
          </table:table-cell>
          <table:table-cell table:number-columns-repeated="11"/>
        </table:table-row>
        <table:table-row table:style-name="ro2">
          <table:table-cell office:value-type="float" office:value="93">
            <text:p>93</text:p>
          </table:table-cell>
          <table:table-cell table:formula="of:=[.B113]/EXP([.$C$20])" office:value-type="float" office:value="0.0176025480978677">
            <text:p>0.0176025481</text:p>
          </table:table-cell>
          <table:table-cell table:formula="of:=[.$C$19]*([.B114])^[.$C$18]" office:value-type="float" office:value="0.0760679410401667">
            <text:p>0.076067941</text:p>
          </table:table-cell>
          <table:table-cell table:formula="of:=[.D113]/EXP([.$E$20])" office:value-type="float" office:value="0.0176025480978676">
            <text:p>0.0176025481</text:p>
          </table:table-cell>
          <table:table-cell table:formula="of:=[.$E$19]*([.D114])^[.$E$18]" office:value-type="float" office:value="0.0764519118476545">
            <text:p>0.0764519118</text:p>
          </table:table-cell>
          <table:table-cell table:formula="of:=[.F113]/EXP([.$G$20])" office:value-type="float" office:value="0.0352050961957353">
            <text:p>0.0352050962</text:p>
          </table:table-cell>
          <table:table-cell table:formula="of:=[.$G$19]*([.F114])^[.$G$18]" office:value-type="float" office:value="0.12142226499357">
            <text:p>0.121422265</text:p>
          </table:table-cell>
          <table:table-cell table:formula="of:=[.H113]/EXP([.$I$20])" office:value-type="float" office:value="0.0670754247216994">
            <text:p>0.0670754247</text:p>
          </table:table-cell>
          <table:table-cell table:formula="of:=[.$I$19]*([.H114])^[.$I$18]" office:value-type="float" office:value="0.185194774416405">
            <text:p>0.1851947744</text:p>
          </table:table-cell>
          <table:table-cell table:number-columns-repeated="11"/>
        </table:table-row>
        <table:table-row table:style-name="ro2">
          <table:table-cell office:value-type="float" office:value="94">
            <text:p>94</text:p>
          </table:table-cell>
          <table:table-cell table:formula="of:=[.B114]/EXP([.$C$20])" office:value-type="float" office:value="0.0170029406893773">
            <text:p>0.0170029407</text:p>
          </table:table-cell>
          <table:table-cell table:formula="of:=[.$C$19]*([.B115])^[.$C$18]" office:value-type="float" office:value="0.0728030348803787">
            <text:p>0.0728030349</text:p>
          </table:table-cell>
          <table:table-cell table:formula="of:=[.D114]/EXP([.$E$20])" office:value-type="float" office:value="0.0170029406893773">
            <text:p>0.0170029407</text:p>
          </table:table-cell>
          <table:table-cell table:formula="of:=[.$E$19]*([.D115])^[.$E$18]" office:value-type="float" office:value="0.0732166213376861">
            <text:p>0.0732166213</text:p>
          </table:table-cell>
          <table:table-cell table:formula="of:=[.F114]/EXP([.$G$20])" office:value-type="float" office:value="0.0340058813787546">
            <text:p>0.0340058814</text:p>
          </table:table-cell>
          <table:table-cell table:formula="of:=[.$G$19]*([.F115])^[.$G$18]" office:value-type="float" office:value="0.116202737787685">
            <text:p>0.1162027378</text:p>
          </table:table-cell>
          <table:table-cell table:formula="of:=[.H114]/EXP([.$I$20])" office:value-type="float" office:value="0.0652412437053413">
            <text:p>0.0652412437</text:p>
          </table:table-cell>
          <table:table-cell table:formula="of:=[.$I$19]*([.H115])^[.$I$18]" office:value-type="float" office:value="0.178655718123683">
            <text:p>0.1786557181</text:p>
          </table:table-cell>
          <table:table-cell table:number-columns-repeated="11"/>
        </table:table-row>
        <table:table-row table:style-name="ro2">
          <table:table-cell office:value-type="float" office:value="95">
            <text:p>95</text:p>
          </table:table-cell>
          <table:table-cell table:formula="of:=[.B115]/EXP([.$C$20])" office:value-type="float" office:value="0.016423758110424">
            <text:p>0.0164237581</text:p>
          </table:table-cell>
          <table:table-cell table:formula="of:=[.$C$19]*([.B116])^[.$C$18]" office:value-type="float" office:value="0.0696782615030279">
            <text:p>0.0696782615</text:p>
          </table:table-cell>
          <table:table-cell table:formula="of:=[.D115]/EXP([.$E$20])" office:value-type="float" office:value="0.016423758110424">
            <text:p>0.0164237581</text:p>
          </table:table-cell>
          <table:table-cell table:formula="of:=[.$E$19]*([.D116])^[.$E$18]" office:value-type="float" office:value="0.0701182417882277">
            <text:p>0.0701182418</text:p>
          </table:table-cell>
          <table:table-cell table:formula="of:=[.F115]/EXP([.$G$20])" office:value-type="float" office:value="0.032847516220848">
            <text:p>0.0328475162</text:p>
          </table:table-cell>
          <table:table-cell table:formula="of:=[.$G$19]*([.F116])^[.$G$18]" office:value-type="float" office:value="0.111207580175419">
            <text:p>0.1112075802</text:p>
          </table:table-cell>
          <table:table-cell table:formula="of:=[.H115]/EXP([.$I$20])" office:value-type="float" office:value="0.0634572184653308">
            <text:p>0.0634572185</text:p>
          </table:table-cell>
          <table:table-cell table:formula="of:=[.$I$19]*([.H116])^[.$I$18]" office:value-type="float" office:value="0.172347549864029">
            <text:p>0.1723475499</text:p>
          </table:table-cell>
          <table:table-cell table:number-columns-repeated="11"/>
        </table:table-row>
        <table:table-row table:style-name="ro2">
          <table:table-cell office:value-type="float" office:value="96">
            <text:p>96</text:p>
          </table:table-cell>
          <table:table-cell table:formula="of:=[.B116]/EXP([.$C$20])" office:value-type="float" office:value="0.0158643046163326">
            <text:p>0.0158643046</text:p>
          </table:table-cell>
          <table:table-cell table:formula="of:=[.$C$19]*([.B117])^[.$C$18]" office:value-type="float" office:value="0.0666876062798974">
            <text:p>0.0666876063</text:p>
          </table:table-cell>
          <table:table-cell table:formula="of:=[.D116]/EXP([.$E$20])" office:value-type="float" office:value="0.0158643046163326">
            <text:p>0.0158643046</text:p>
          </table:table-cell>
          <table:table-cell table:formula="of:=[.$E$19]*([.D117])^[.$E$18]" office:value-type="float" office:value="0.0671509794039309">
            <text:p>0.0671509794</text:p>
          </table:table-cell>
          <table:table-cell table:formula="of:=[.F116]/EXP([.$G$20])" office:value-type="float" office:value="0.0317286092326652">
            <text:p>0.0317286092</text:p>
          </table:table-cell>
          <table:table-cell table:formula="of:=[.$G$19]*([.F117])^[.$G$18]" office:value-type="float" office:value="0.106427147276584">
            <text:p>0.1064271473</text:p>
          </table:table-cell>
          <table:table-cell table:formula="of:=[.H116]/EXP([.$I$20])" office:value-type="float" office:value="0.0617219774893262">
            <text:p>0.0617219775</text:p>
          </table:table-cell>
          <table:table-cell table:formula="of:=[.$I$19]*([.H117])^[.$I$18]" office:value-type="float" office:value="0.166262117194425">
            <text:p>0.1662621172</text:p>
          </table:table-cell>
          <table:table-cell table:number-columns-repeated="11"/>
        </table:table-row>
        <table:table-row table:style-name="ro2">
          <table:table-cell office:value-type="float" office:value="97">
            <text:p>97</text:p>
          </table:table-cell>
          <table:table-cell table:formula="of:=[.B117]/EXP([.$C$20])" office:value-type="float" office:value="0.0153239081620458">
            <text:p>0.0153239082</text:p>
          </table:table-cell>
          <table:table-cell table:formula="of:=[.$C$19]*([.B118])^[.$C$18]" office:value-type="float" office:value="0.0638253127361589">
            <text:p>0.0638253127</text:p>
          </table:table-cell>
          <table:table-cell table:formula="of:=[.D117]/EXP([.$E$20])" office:value-type="float" office:value="0.0153239081620458">
            <text:p>0.0153239082</text:p>
          </table:table-cell>
          <table:table-cell table:formula="of:=[.$E$19]*([.D118])^[.$E$18]" office:value-type="float" office:value="0.0643092855711652">
            <text:p>0.0643092856</text:p>
          </table:table-cell>
          <table:table-cell table:formula="of:=[.F117]/EXP([.$G$20])" office:value-type="float" office:value="0.0306478163240916">
            <text:p>0.0306478163</text:p>
          </table:table-cell>
          <table:table-cell table:formula="of:=[.$G$19]*([.F118])^[.$G$18]" office:value-type="float" office:value="0.10185220881135">
            <text:p>0.1018522088</text:p>
          </table:table-cell>
          <table:table-cell table:formula="of:=[.H117]/EXP([.$I$20])" office:value-type="float" office:value="0.0600341867690629">
            <text:p>0.0600341868</text:p>
          </table:table-cell>
          <table:table-cell table:formula="of:=[.$I$19]*([.H118])^[.$I$18]" office:value-type="float" office:value="0.160391555527081">
            <text:p>0.1603915555</text:p>
          </table:table-cell>
          <table:table-cell table:number-columns-repeated="11"/>
        </table:table-row>
        <table:table-row table:style-name="ro2">
          <table:table-cell office:value-type="float" office:value="98">
            <text:p>98</text:p>
          </table:table-cell>
          <table:table-cell table:formula="of:=[.B118]/EXP([.$C$20])" office:value-type="float" office:value="0.014801919594828">
            <text:p>0.0148019196</text:p>
          </table:table-cell>
          <table:table-cell table:formula="of:=[.$C$19]*([.B119])^[.$C$18]" office:value-type="float" office:value="0.0610858714701906">
            <text:p>0.0610858715</text:p>
          </table:table-cell>
          <table:table-cell table:formula="of:=[.D118]/EXP([.$E$20])" office:value-type="float" office:value="0.014801919594828">
            <text:p>0.0148019196</text:p>
          </table:table-cell>
          <table:table-cell table:formula="of:=[.$E$19]*([.D119])^[.$E$18]" office:value-type="float" office:value="0.0615878464824236">
            <text:p>0.0615878465</text:p>
          </table:table-cell>
          <table:table-cell table:formula="of:=[.F118]/EXP([.$G$20])" office:value-type="float" office:value="0.029603839189656">
            <text:p>0.0296038392</text:p>
          </table:table-cell>
          <table:table-cell table:formula="of:=[.$G$19]*([.F119])^[.$G$18]" office:value-type="float" office:value="0.0974739312779951">
            <text:p>0.0974739313</text:p>
          </table:table-cell>
          <table:table-cell table:formula="of:=[.H118]/EXP([.$I$20])" office:value-type="float" office:value="0.0583925487748022">
            <text:p>0.0583925488</text:p>
          </table:table-cell>
          <table:table-cell table:formula="of:=[.$I$19]*([.H119])^[.$I$18]" office:value-type="float" office:value="0.154728277965531">
            <text:p>0.154728278</text:p>
          </table:table-cell>
          <table:table-cell table:number-columns-repeated="11"/>
        </table:table-row>
        <table:table-row table:style-name="ro2">
          <table:table-cell office:value-type="float" office:value="99">
            <text:p>99</text:p>
          </table:table-cell>
          <table:table-cell table:formula="of:=[.B119]/EXP([.$C$20])" office:value-type="float" office:value="0.0142977118744689">
            <text:p>0.0142977119</text:p>
          </table:table-cell>
          <table:table-cell table:formula="of:=[.$C$19]*([.B120])^[.$C$18]" office:value-type="float" office:value="0.0584640095489677">
            <text:p>0.0584640095</text:p>
          </table:table-cell>
          <table:table-cell table:formula="of:=[.D119]/EXP([.$E$20])" office:value-type="float" office:value="0.0142977118744689">
            <text:p>0.0142977119</text:p>
          </table:table-cell>
          <table:table-cell table:formula="of:=[.$E$19]*([.D120])^[.$E$18]" office:value-type="float" office:value="0.0589815731998008">
            <text:p>0.0589815732</text:p>
          </table:table-cell>
          <table:table-cell table:formula="of:=[.F119]/EXP([.$G$20])" office:value-type="float" office:value="0.0285954237489378">
            <text:p>0.0285954237</text:p>
          </table:table-cell>
          <table:table-cell table:formula="of:=[.$G$19]*([.F120])^[.$G$18]" office:value-type="float" office:value="0.0932838608967758">
            <text:p>0.0932838609</text:p>
          </table:table-cell>
          <table:table-cell table:formula="of:=[.H119]/EXP([.$I$20])" office:value-type="float" office:value="0.0567958014578245">
            <text:p>0.0567958015</text:p>
          </table:table-cell>
          <table:table-cell table:formula="of:=[.$I$19]*([.H120])^[.$I$18]" office:value-type="float" office:value="0.14926496549961">
            <text:p>0.1492649655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table:formula="of:=[.B120]/EXP([.$C$20])" office:value-type="float" office:value="0.0138106793200497">
            <text:p>0.0138106793</text:p>
          </table:table-cell>
          <table:table-cell table:formula="of:=[.$C$19]*([.B121])^[.$C$18]" office:value-type="float" office:value="0.0559546803586122">
            <text:p>0.0559546804</text:p>
          </table:table-cell>
          <table:table-cell table:formula="of:=[.D120]/EXP([.$E$20])" office:value-type="float" office:value="0.0138106793200496">
            <text:p>0.0138106793</text:p>
          </table:table-cell>
          <table:table-cell table:formula="of:=[.$E$19]*([.D121])^[.$E$18]" office:value-type="float" office:value="0.0564855921389664">
            <text:p>0.0564855921</text:p>
          </table:table-cell>
          <table:table-cell table:formula="of:=[.F120]/EXP([.$G$20])" office:value-type="float" office:value="0.0276213586400993">
            <text:p>0.0276213586</text:p>
          </table:table-cell>
          <table:table-cell table:formula="of:=[.$G$19]*([.F121])^[.$G$18]" office:value-type="float" office:value="0.0892739072869782">
            <text:p>0.0892739073</text:p>
          </table:table-cell>
          <table:table-cell table:formula="of:=[.H120]/EXP([.$I$20])" office:value-type="float" office:value="0.0552427172801989">
            <text:p>0.0552427173</text:p>
          </table:table-cell>
          <table:table-cell table:formula="of:=[.$I$19]*([.H121])^[.$I$18]" office:value-type="float" office:value="0.143994557546638">
            <text:p>0.1439945575</text:p>
          </table:table-cell>
          <table:table-cell table:number-columns-repeated="11"/>
        </table:table-row>
        <table:table-row table:style-name="ro2" table:number-rows-repeated="1048454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0">00/00/0000</text:date>, <text:time style:data-style-name="N2" text:time-value="0000-00-00T11:01: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el Exner</meta:initial-creator>
    <meta:creation-date>2014-09-05T14:33:53</meta:creation-date>
    <dc:date>2014-09-20T12:21:44</dc:date>
    <dc:creator>Pavel Exner</dc:creator>
    <meta:editing-duration>PT3H39M46S</meta:editing-duration>
    <meta:editing-cycles>10</meta:editing-cycles>
    <meta:generator>LibreOffice/4.0.2.2$Linux_X86_64 LibreOffice_project/400m0$Build-2</meta:generator>
    <meta:document-statistic meta:table-count="1" meta:cell-count="103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power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x" chart:symbol-width="0.25cm" chart:symbol-height="0.25cm" chart:regression-type="powe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 style:data-style-name="N2">
      <style:graphic-properties draw:stroke="solid" svg:stroke-color="#004586"/>
    </style:style>
    <style:style style:name="ch10" style:family="chart" style:data-style-name="N60">
      <style:chart-properties chart:symbol-type="named-symbol" chart:symbol-name="x" chart:symbol-width="0.25cm" chart:symbol-height="0.25cm" chart:regression-type="power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 style:data-style-name="N2">
      <style:graphic-properties draw:stroke="solid" svg:stroke-color="#ff420e"/>
    </style:style>
    <style:style style:name="ch13" style:family="chart" style:data-style-name="N60">
      <style:chart-properties chart:symbol-type="named-symbol" chart:symbol-name="arrow-down" chart:symbol-width="0.25cm" chart:symbol-height="0.25cm" chart:regression-type="power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svg:stroke-color="#ffd320"/>
    </style:style>
    <style:style style:name="ch15" style:family="chart" style:data-style-name="N2">
      <style:graphic-properties draw:stroke="solid" svg:stroke-color="#ffd320"/>
    </style:style>
    <style:style style:name="ch16" style:family="chart" style:data-style-name="N60">
      <style:chart-properties chart:symbol-type="named-symbol" chart:symbol-name="arrow-up" chart:symbol-width="0.25cm" chart:symbol-height="0.25cm" chart:regression-type="powe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graphic-properties svg:stroke-color="#579d1c"/>
    </style:style>
    <style:style style:name="ch18" style:family="chart" style:data-style-name="N2">
      <style:graphic-properties draw:stroke="solid" svg:stroke-color="#579d1c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926cm" svg:height="13.203cm" xlink:href=".." xlink:type="simple" chart:class="chart:scatter" chart:style-name="ch1">
        <chart:legend chart:legend-position="end" svg:x="14.756cm" svg:y="4.559cm" style:legend-expansion="high" chart:style-name="ch2"/>
        <chart:plot-area chart:style-name="ch3" table:cell-range-address="Sheet1.A4:Sheet1.A9 Sheet1.C2:Sheet1.C2 Sheet1.C4:Sheet1.C9 Sheet1.F2:Sheet1.F9 Sheet1.I2:Sheet1.I8 Sheet1.L2:Sheet1.L7" chart:data-source-has-labels="row" svg:x="0.808cm" svg:y="1.191cm" svg:width="13.232cm" svg:height="11.328cm">
          <chartooo:coordinate-region svg:x="2.726cm" svg:y="1.39cm" svg:width="11.22cm" svg:height="10.4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9" chart:label-cell-address="Sheet1.C2:Sheet1.C2" chart:class="chart:scatter">
            <chart:domain table:cell-range-address="Sheet1.A4:Sheet1.A9"/>
            <chart:regression-curve chart:style-name="ch8">
              <chart:equation svg:x="2.032cm" svg:y="1.945cm" chart:style-name="ch9"/>
            </chart:regression-curve>
            <chart:data-point chart:repeated="6"/>
          </chart:series>
          <chart:series chart:style-name="ch10" chart:values-cell-range-address="Sheet1.F3:Sheet1.F9" chart:label-cell-address="Sheet1.F2:Sheet1.F2" chart:class="chart:scatter">
            <chart:domain table:cell-range-address="Sheet1.A3:Sheet1.A9"/>
            <chart:regression-curve chart:style-name="ch11">
              <chart:equation svg:x="2.069cm" svg:y="2.529cm" chart:style-name="ch12"/>
            </chart:regression-curve>
            <chart:data-point chart:repeated="7"/>
          </chart:series>
          <chart:series chart:style-name="ch13" chart:values-cell-range-address="Sheet1.I3:Sheet1.I8" chart:label-cell-address="Sheet1.I2:Sheet1.I2" chart:class="chart:scatter">
            <chart:domain table:cell-range-address="Sheet1.A3:Sheet1.A9"/>
            <chart:regression-curve chart:style-name="ch14">
              <chart:equation svg:x="2.039cm" svg:y="3.108cm" chart:style-name="ch15"/>
            </chart:regression-curve>
            <chart:data-point chart:repeated="7"/>
          </chart:series>
          <chart:series chart:style-name="ch16" chart:values-cell-range-address="Sheet1.L3:Sheet1.L7" chart:label-cell-address="Sheet1.L2:Sheet1.L2" chart:class="chart:scatter">
            <chart:domain table:cell-range-address="Sheet1.A3:Sheet1.A9"/>
            <chart:regression-curve chart:style-name="ch17">
              <chart:equation svg:x="2.015cm" svg:y="3.656cm" chart:style-name="ch18"/>
            </chart:regression-curve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1</text:p>
                <draw:g>
                  <svg:desc>Sheet1.C2:Sheet1.C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4</text:p>
                <draw:g>
                  <svg:desc>Sheet1.F2:Sheet1.F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9</text:p>
                <draw:g>
                  <svg:desc>Sheet1.I2:Sheet1.I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16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41941738241592">
                <text:p>0.441941738241592</text:p>
                <draw:g>
                  <svg:desc>Sheet1.A4:Sheet1.A9</svg:desc>
                </draw:g>
              </table:table-cell>
              <table:table-cell office:value-type="float" office:value="4.248">
                <text:p>4.248</text:p>
                <draw:g>
                  <svg:desc>Sheet1.C4:Sheet1.C9</svg:desc>
                </draw:g>
              </table:table-cell>
              <table:table-cell office:value-type="float" office:value="0.883883476483184">
                <text:p>0.883883476483184</text:p>
                <draw:g>
                  <svg:desc>Sheet1.A3:Sheet1.A9</svg:desc>
                </draw:g>
              </table:table-cell>
              <table:table-cell office:value-type="float" office:value="NaN">
                <text:p>NaN</text:p>
                <draw:g>
                  <svg:desc>Sheet1.F3:Sheet1.F9</svg:desc>
                </draw:g>
              </table:table-cell>
              <table:table-cell office:value-type="float" office:value="0.883883476483184">
                <text:p>0.883883476483184</text:p>
                <draw:g>
                  <svg:desc>Sheet1.A3:Sheet1.A9</svg:desc>
                </draw:g>
              </table:table-cell>
              <table:table-cell office:value-type="float" office:value="6.811">
                <text:p>6.811</text:p>
                <draw:g>
                  <svg:desc>Sheet1.I3:Sheet1.I8</svg:desc>
                </draw:g>
              </table:table-cell>
              <table:table-cell office:value-type="float" office:value="0.883883476483184">
                <text:p>0.883883476483184</text:p>
                <draw:g>
                  <svg:desc>Sheet1.A3:Sheet1.A9</svg:desc>
                </draw:g>
              </table:table-cell>
              <table:table-cell office:value-type="float" office:value="5.019">
                <text:p>5.019</text:p>
                <draw:g>
                  <svg:desc>Sheet1.L3:Sheet1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0970869120796">
                <text:p>0.220970869120796</text:p>
              </table:table-cell>
              <table:table-cell office:value-type="float" office:value="1.812">
                <text:p>1.812</text:p>
              </table:table-cell>
              <table:table-cell office:value-type="float" office:value="0.441941738241592">
                <text:p>0.441941738241592</text:p>
              </table:table-cell>
              <table:table-cell office:value-type="float" office:value="4.09">
                <text:p>4.09</text:p>
              </table:table-cell>
              <table:table-cell office:value-type="float" office:value="0.441941738241592">
                <text:p>0.441941738241592</text:p>
              </table:table-cell>
              <table:table-cell office:value-type="float" office:value="3.002">
                <text:p>3.002</text:p>
              </table:table-cell>
              <table:table-cell office:value-type="float" office:value="0.441941738241592">
                <text:p>0.441941738241592</text:p>
              </table:table-cell>
              <table:table-cell office:value-type="float" office:value="2.195">
                <text:p>2.1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0485434560398">
                <text:p>0.110485434560398</text:p>
              </table:table-cell>
              <table:table-cell office:value-type="float" office:value="0.8285">
                <text:p>0.8285</text:p>
              </table:table-cell>
              <table:table-cell office:value-type="float" office:value="0.220970869120796">
                <text:p>0.220970869120796</text:p>
              </table:table-cell>
              <table:table-cell office:value-type="float" office:value="1.739">
                <text:p>1.739</text:p>
              </table:table-cell>
              <table:table-cell office:value-type="float" office:value="0.220970869120796">
                <text:p>0.220970869120796</text:p>
              </table:table-cell>
              <table:table-cell office:value-type="float" office:value="1.273">
                <text:p>1.273</text:p>
              </table:table-cell>
              <table:table-cell office:value-type="float" office:value="0.220970869120796">
                <text:p>0.220970869120796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5242717280199">
                <text:p>0.055242717280199</text:p>
              </table:table-cell>
              <table:table-cell office:value-type="float" office:value="0.3631">
                <text:p>0.3631</text:p>
              </table:table-cell>
              <table:table-cell office:value-type="float" office:value="0.110485434560398">
                <text:p>0.110485434560398</text:p>
              </table:table-cell>
              <table:table-cell office:value-type="float" office:value="0.8076">
                <text:p>0.8076</text:p>
              </table:table-cell>
              <table:table-cell office:value-type="float" office:value="0.110485434560398">
                <text:p>0.110485434560398</text:p>
              </table:table-cell>
              <table:table-cell office:value-type="float" office:value="0.563">
                <text:p>0.563</text:p>
              </table:table-cell>
              <table:table-cell office:value-type="float" office:value="0.110485434560398">
                <text:p>0.110485434560398</text:p>
              </table:table-cell>
              <table:table-cell office:value-type="float" office:value="0.3738">
                <text:p>0.3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76213586400995">
                <text:p>0.0276213586400995</text:p>
              </table:table-cell>
              <table:table-cell office:value-type="float" office:value="0.1338">
                <text:p>0.1338</text:p>
              </table:table-cell>
              <table:table-cell office:value-type="float" office:value="0.055242717280199">
                <text:p>0.055242717280199</text:p>
              </table:table-cell>
              <table:table-cell office:value-type="float" office:value="0.3391">
                <text:p>0.3391</text:p>
              </table:table-cell>
              <table:table-cell office:value-type="float" office:value="0.055242717280199">
                <text:p>0.055242717280199</text:p>
              </table:table-cell>
              <table:table-cell office:value-type="float" office:value="0.229">
                <text:p>0.229</text:p>
              </table:table-cell>
              <table:table-cell office:value-type="float" office:value="0.055242717280199">
                <text:p>0.055242717280199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38106793200498">
                <text:p>0.0138106793200498</text:p>
              </table:table-cell>
              <table:table-cell office:value-type="float" office:value="0.05147">
                <text:p>0.05147</text:p>
              </table:table-cell>
              <table:table-cell office:value-type="float" office:value="0.0276213586400995">
                <text:p>0.0276213586400995</text:p>
              </table:table-cell>
              <table:table-cell office:value-type="float" office:value="0.136">
                <text:p>0.136</text:p>
              </table:table-cell>
              <table:table-cell office:value-type="float" office:value="0.0276213586400995">
                <text:p>0.0276213586400995</text:p>
              </table:table-cell>
              <table:table-cell office:value-type="float" office:value="0.08001">
                <text:p>0.08001</text:p>
              </table:table-cell>
              <table:table-cell office:value-type="float" office:value="0.0276213586400995">
                <text:p>0.0276213586400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8106793200498">
                <text:p>0.0138106793200498</text:p>
              </table:table-cell>
              <table:table-cell office:value-type="float" office:value="0.05274">
                <text:p>0.05274</text:p>
              </table:table-cell>
              <table:table-cell office:value-type="float" office:value="0.0138106793200498">
                <text:p>0.0138106793200498</text:p>
              </table:table-cell>
              <table:table-cell office:value-type="float" office:value="NaN">
                <text:p>NaN</text:p>
              </table:table-cell>
              <table:table-cell office:value-type="float" office:value="0.0138106793200498">
                <text:p>0.013810679320049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5pt" style:font-size-asian="10pt" style:font-size-complex="10pt"/>
    </style:style>
    <style:style style:name="ch5" style:family="chart">
      <style:chart-properties style:rotation-angle="0"/>
      <style:text-properties fo:font-size="18pt" style:font-size-asian="9pt" style:font-size-complex="9pt"/>
    </style:style>
    <style:style style:name="ch6" style:family="chart" style:data-style-name="N0">
      <style:chart-properties chart:display-label="true" chart:logarithmic="true" chart:minimum="0.04" chart:maximum="8" chart:reverse-direction="false" text:line-break="false" chart:axis-position="0"/>
      <style:graphic-properties svg:stroke-color="#b3b3b3"/>
      <style:text-properties fo:font-size="15pt" style:font-size-asian="10pt" style:font-size-complex="10pt"/>
    </style:style>
    <style:style style:name="ch7" style:family="chart">
      <style:chart-properties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x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>
        <chart:symbol-image xlink:href="Pictures/2000000E000000DD000000DF8AEB08F0.svm" xlink:type="simple" xlink:actuate="onLoad"/>
      </style:chart-properties>
      <style:graphic-properties svg:stroke-width="0.025cm" svg:stroke-color="#004586" draw:fill-color="#004586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circle" chart:symbol-width="0.25cm" chart:symbol-height="0.25cm">
        <chart:symbol-image xlink:href="Pictures/2000000E000000DF000000DFFA75738F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25cm" svg:stroke-color="#ffd320" draw:fill-color="#ffd320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175cm" svg:height="13.531cm" xlink:href=".." xlink:type="simple" chart:class="chart:scatter" chart:style-name="ch1">
        <chart:legend svg:x="2.177cm" svg:y="1.846cm" style:legend-expansion="custom" chartooo:width="8.005cm" chartooo:height="4.133cm" style:legend-expansion-aspect-ratio="1.93684974594725" chart:style-name="ch2"/>
        <chart:plot-area chart:style-name="ch3" table:cell-range-address="Sheet1.A4:Sheet1.A9 Sheet1.C2:Sheet1.C2 Sheet1.C4:Sheet1.C9 Sheet1.C17:Sheet1.C17 Sheet1.C21:Sheet1.C121 Sheet1.F2:Sheet1.F9 Sheet1.E17:Sheet1.E17 Sheet1.E21:Sheet1.E121 Sheet1.I2:Sheet1.I8 Sheet1.G17:Sheet1.G17 Sheet1.G21:Sheet1.G121 Sheet1.L2:Sheet1.L7 Sheet1.I17:Sheet1.I17 Sheet1.I21:Sheet1.I121" chart:data-source-has-labels="row" svg:x="0.971cm" svg:y="0.498cm" svg:width="19.887cm" svg:height="12.131cm">
          <chartooo:coordinate-region svg:x="2.254cm" svg:y="0.498cm" svg:width="18.457cm" svg:height="11.299cm"/>
          <chart:axis chart:dimension="x" chart:name="primary-x" chart:style-name="ch4">
            <chart:title svg:x="9.578cm" svg:y="12.403cm" chart:style-name="ch5">
              <text:p>log(size)</text:p>
            </chart:title>
          </chart:axis>
          <chart:axis chart:dimension="y" chart:name="primary-y" chart:style-name="ch6">
            <chart:title svg:x="0.158cm" svg:y="7.55cm" chart:style-name="ch7">
              <text:p>log(error)</text:p>
            </chart:title>
            <chart:grid chart:style-name="ch8" chart:class="major"/>
          </chart:axis>
          <chart:series chart:style-name="ch9" chart:values-cell-range-address="Sheet1.C4:Sheet1.C9" chart:label-cell-address="Sheet1.C2:Sheet1.C2" chart:class="chart:scatter">
            <chart:domain table:cell-range-address="Sheet1.A4:Sheet1.A9"/>
            <chart:data-point chart:repeated="6"/>
          </chart:series>
          <chart:series chart:style-name="ch10" chart:values-cell-range-address="Sheet1.C21:Sheet1.C121" chart:label-cell-address="Sheet1.C17:Sheet1.C17" chart:class="chart:scatter">
            <chart:domain table:cell-range-address="Sheet1.B21:Sheet1.B121"/>
            <chart:data-point chart:repeated="101"/>
          </chart:series>
          <chart:series chart:style-name="ch11" chart:values-cell-range-address="Sheet1.F3:Sheet1.F9" chart:label-cell-address="Sheet1.F2:Sheet1.F2" chart:class="chart:scatter">
            <chart:domain table:cell-range-address="Sheet1.A3:Sheet1.A9"/>
            <chart:data-point chart:repeated="7"/>
          </chart:series>
          <chart:series chart:style-name="ch12" chart:values-cell-range-address="Sheet1.E21:Sheet1.E121" chart:label-cell-address="Sheet1.E17:Sheet1.E17" chart:class="chart:scatter">
            <chart:domain table:cell-range-address="Sheet1.D21:Sheet1.D121"/>
            <chart:data-point chart:repeated="101"/>
          </chart:series>
          <chart:series chart:style-name="ch13" chart:values-cell-range-address="Sheet1.I3:Sheet1.I8" chart:label-cell-address="Sheet1.I2:Sheet1.I2" chart:class="chart:scatter">
            <chart:domain table:cell-range-address="Sheet1.A3:Sheet1.A9"/>
            <chart:data-point chart:repeated="7"/>
          </chart:series>
          <chart:series chart:style-name="ch14" chart:values-cell-range-address="Sheet1.G21:Sheet1.G121" chart:label-cell-address="Sheet1.G17:Sheet1.G17" chart:class="chart:scatter">
            <chart:domain table:cell-range-address="Sheet1.F21:Sheet1.F121"/>
            <chart:data-point chart:repeated="101"/>
          </chart:series>
          <chart:series chart:style-name="ch15" chart:values-cell-range-address="Sheet1.L3:Sheet1.L7" chart:label-cell-address="Sheet1.L2:Sheet1.L2" chart:class="chart:scatter">
            <chart:domain table:cell-range-address="Sheet1.A3:Sheet1.A9"/>
            <chart:data-point chart:repeated="7"/>
          </chart:series>
          <chart:series chart:style-name="ch16" chart:values-cell-range-address="Sheet1.I21:Sheet1.I121" chart:label-cell-address="Sheet1.I17:Sheet1.I17" chart:class="chart:scatter">
            <chart:domain table:cell-range-address="Sheet1.H21:Sheet1.H121"/>
            <chart:data-point chart:repeated="10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1</text:p>
                <draw:g>
                  <svg:desc>Sheet1.C2:Sheet1.C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q1 = 12.65*h^1.27</text:p>
                <draw:g>
                  <svg:desc>Sheet1.C17:Sheet1.C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4</text:p>
                <draw:g>
                  <svg:desc>Sheet1.F2:Sheet1.F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q4 = 11.81*h^1.25</text:p>
                <draw:g>
                  <svg:desc>Sheet1.E17:Sheet1.E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9</text:p>
                <draw:g>
                  <svg:desc>Sheet1.I2:Sheet1.I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q9 = 8.45*h^1.27</text:p>
                <draw:g>
                  <svg:desc>Sheet1.G17:Sheet1.G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16</text:p>
                <draw:g>
                  <svg:desc>Sheet1.L2:Sheet1.L2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q16 = 6.15*h^1.30</text:p>
                <draw:g>
                  <svg:desc>Sheet1.I17:Sheet1.I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41941738241592">
                <text:p>0.441941738241592</text:p>
                <draw:g>
                  <svg:desc>Sheet1.A4:Sheet1.A9</svg:desc>
                </draw:g>
              </table:table-cell>
              <table:table-cell office:value-type="float" office:value="4.248">
                <text:p>4.248</text:p>
                <draw:g>
                  <svg:desc>Sheet1.C4:Sheet1.C9</svg:desc>
                </draw:g>
              </table:table-cell>
              <table:table-cell office:value-type="float" office:value="0.441941738241592">
                <text:p>0.441941738241592</text:p>
                <draw:g>
                  <svg:desc>Sheet1.B21:Sheet1.B121</svg:desc>
                </draw:g>
              </table:table-cell>
              <table:table-cell office:value-type="float" office:value="4.49835952041848">
                <text:p>4.49835952041848</text:p>
                <draw:g>
                  <svg:desc>Sheet1.C21:Sheet1.C121</svg:desc>
                </draw:g>
              </table:table-cell>
              <table:table-cell office:value-type="float" office:value="0.883883476483184">
                <text:p>0.883883476483184</text:p>
                <draw:g>
                  <svg:desc>Sheet1.A3:Sheet1.A9</svg:desc>
                </draw:g>
              </table:table-cell>
              <table:table-cell office:value-type="float" office:value="NaN">
                <text:p>NaN</text:p>
                <draw:g>
                  <svg:desc>Sheet1.F3:Sheet1.F9</svg:desc>
                </draw:g>
              </table:table-cell>
              <table:table-cell office:value-type="float" office:value="0.441941738241592">
                <text:p>0.441941738241592</text:p>
                <draw:g>
                  <svg:desc>Sheet1.D21:Sheet1.D121</svg:desc>
                </draw:g>
              </table:table-cell>
              <table:table-cell office:value-type="float" office:value="4.26387360320776">
                <text:p>4.26387360320776</text:p>
                <draw:g>
                  <svg:desc>Sheet1.E21:Sheet1.E121</svg:desc>
                </draw:g>
              </table:table-cell>
              <table:table-cell office:value-type="float" office:value="0.883883476483184">
                <text:p>0.883883476483184</text:p>
                <draw:g>
                  <svg:desc>Sheet1.A3:Sheet1.A9</svg:desc>
                </draw:g>
              </table:table-cell>
              <table:table-cell office:value-type="float" office:value="6.811">
                <text:p>6.811</text:p>
                <draw:g>
                  <svg:desc>Sheet1.I3:Sheet1.I8</svg:desc>
                </draw:g>
              </table:table-cell>
              <table:table-cell office:value-type="float" office:value="0.883883476483184">
                <text:p>0.883883476483184</text:p>
                <draw:g>
                  <svg:desc>Sheet1.F21:Sheet1.F121</svg:desc>
                </draw:g>
              </table:table-cell>
              <table:table-cell office:value-type="float" office:value="7.22639167130953">
                <text:p>7.22639167130953</text:p>
                <draw:g>
                  <svg:desc>Sheet1.G21:Sheet1.G121</svg:desc>
                </draw:g>
              </table:table-cell>
              <table:table-cell office:value-type="float" office:value="0.883883476483184">
                <text:p>0.883883476483184</text:p>
                <draw:g>
                  <svg:desc>Sheet1.A3:Sheet1.A9</svg:desc>
                </draw:g>
              </table:table-cell>
              <table:table-cell office:value-type="float" office:value="5.019">
                <text:p>5.019</text:p>
                <draw:g>
                  <svg:desc>Sheet1.L3:Sheet1.L7</svg:desc>
                </draw:g>
              </table:table-cell>
              <table:table-cell office:value-type="float" office:value="0.883883476483184">
                <text:p>0.883883476483184</text:p>
                <draw:g>
                  <svg:desc>Sheet1.H21:Sheet1.H121</svg:desc>
                </draw:g>
              </table:table-cell>
              <table:table-cell office:value-type="float" office:value="5.24235948506343">
                <text:p>5.24235948506343</text:p>
                <draw:g>
                  <svg:desc>Sheet1.I21:Sheet1.I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0970869120796">
                <text:p>0.220970869120796</text:p>
              </table:table-cell>
              <table:table-cell office:value-type="float" office:value="1.812">
                <text:p>1.812</text:p>
              </table:table-cell>
              <table:table-cell office:value-type="float" office:value="0.426887580235749">
                <text:p>0.426887580235749</text:p>
              </table:table-cell>
              <table:table-cell office:value-type="float" office:value="4.30528578256879">
                <text:p>4.30528578256879</text:p>
              </table:table-cell>
              <table:table-cell office:value-type="float" office:value="0.441941738241592">
                <text:p>0.441941738241592</text:p>
              </table:table-cell>
              <table:table-cell office:value-type="float" office:value="4.09">
                <text:p>4.09</text:p>
              </table:table-cell>
              <table:table-cell office:value-type="float" office:value="0.426887580235748">
                <text:p>0.426887580235748</text:p>
              </table:table-cell>
              <table:table-cell office:value-type="float" office:value="4.08343508347978">
                <text:p>4.08343508347978</text:p>
              </table:table-cell>
              <table:table-cell office:value-type="float" office:value="0.441941738241592">
                <text:p>0.441941738241592</text:p>
              </table:table-cell>
              <table:table-cell office:value-type="float" office:value="3.002">
                <text:p>3.002</text:p>
              </table:table-cell>
              <table:table-cell office:value-type="float" office:value="0.853775160471497">
                <text:p>0.853775160471497</text:p>
              </table:table-cell>
              <table:table-cell office:value-type="float" office:value="6.91575384940114">
                <text:p>6.91575384940114</text:p>
              </table:table-cell>
              <table:table-cell office:value-type="float" office:value="0.441941738241592">
                <text:p>0.441941738241592</text:p>
              </table:table-cell>
              <table:table-cell office:value-type="float" office:value="2.195">
                <text:p>2.195</text:p>
              </table:table-cell>
              <table:table-cell office:value-type="float" office:value="0.859713636337339">
                <text:p>0.859713636337339</text:p>
              </table:table-cell>
              <table:table-cell office:value-type="float" office:value="5.0572566176227">
                <text:p>5.05725661762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0485434560398">
                <text:p>0.110485434560398</text:p>
              </table:table-cell>
              <table:table-cell office:value-type="float" office:value="0.8285">
                <text:p>0.8285</text:p>
              </table:table-cell>
              <table:table-cell office:value-type="float" office:value="0.412346222116529">
                <text:p>0.412346222116529</text:p>
              </table:table-cell>
              <table:table-cell office:value-type="float" office:value="4.12049894755068">
                <text:p>4.12049894755068</text:p>
              </table:table-cell>
              <table:table-cell office:value-type="float" office:value="0.220970869120796">
                <text:p>0.220970869120796</text:p>
              </table:table-cell>
              <table:table-cell office:value-type="float" office:value="1.739">
                <text:p>1.739</text:p>
              </table:table-cell>
              <table:table-cell office:value-type="float" office:value="0.412346222116529">
                <text:p>0.412346222116529</text:p>
              </table:table-cell>
              <table:table-cell office:value-type="float" office:value="3.91063235749982">
                <text:p>3.91063235749982</text:p>
              </table:table-cell>
              <table:table-cell office:value-type="float" office:value="0.220970869120796">
                <text:p>0.220970869120796</text:p>
              </table:table-cell>
              <table:table-cell office:value-type="float" office:value="1.273">
                <text:p>1.273</text:p>
              </table:table-cell>
              <table:table-cell office:value-type="float" office:value="0.824692444233058">
                <text:p>0.824692444233058</text:p>
              </table:table-cell>
              <table:table-cell office:value-type="float" office:value="6.61846928327919">
                <text:p>6.61846928327919</text:p>
              </table:table-cell>
              <table:table-cell office:value-type="float" office:value="0.220970869120796">
                <text:p>0.220970869120796</text:p>
              </table:table-cell>
              <table:table-cell office:value-type="float" office:value="0.884">
                <text:p>0.884</text:p>
              </table:table-cell>
              <table:table-cell office:value-type="float" office:value="0.83620472174132">
                <text:p>0.83620472174132</text:p>
              </table:table-cell>
              <table:table-cell office:value-type="float" office:value="4.87868956132436">
                <text:p>4.878689561324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5242717280199">
                <text:p>0.055242717280199</text:p>
              </table:table-cell>
              <table:table-cell office:value-type="float" office:value="0.3631">
                <text:p>0.3631</text:p>
              </table:table-cell>
              <table:table-cell office:value-type="float" office:value="0.398300196037269">
                <text:p>0.398300196037269</text:p>
              </table:table-cell>
              <table:table-cell office:value-type="float" office:value="3.94364333385457">
                <text:p>3.94364333385457</text:p>
              </table:table-cell>
              <table:table-cell office:value-type="float" office:value="0.110485434560398">
                <text:p>0.110485434560398</text:p>
              </table:table-cell>
              <table:table-cell office:value-type="float" office:value="0.8076">
                <text:p>0.8076</text:p>
              </table:table-cell>
              <table:table-cell office:value-type="float" office:value="0.398300196037269">
                <text:p>0.398300196037269</text:p>
              </table:table-cell>
              <table:table-cell office:value-type="float" office:value="3.74514229389741">
                <text:p>3.74514229389741</text:p>
              </table:table-cell>
              <table:table-cell office:value-type="float" office:value="0.110485434560398">
                <text:p>0.110485434560398</text:p>
              </table:table-cell>
              <table:table-cell office:value-type="float" office:value="0.563">
                <text:p>0.563</text:p>
              </table:table-cell>
              <table:table-cell office:value-type="float" office:value="0.796600392074538">
                <text:p>0.796600392074538</text:p>
              </table:table-cell>
              <table:table-cell office:value-type="float" office:value="6.33396396222277">
                <text:p>6.33396396222277</text:p>
              </table:table-cell>
              <table:table-cell office:value-type="float" office:value="0.110485434560398">
                <text:p>0.110485434560398</text:p>
              </table:table-cell>
              <table:table-cell office:value-type="float" office:value="0.3738">
                <text:p>0.3738</text:p>
              </table:table-cell>
              <table:table-cell office:value-type="float" office:value="0.813338659651208">
                <text:p>0.813338659651208</text:p>
              </table:table-cell>
              <table:table-cell office:value-type="float" office:value="4.70642754271857">
                <text:p>4.70642754271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76213586400995">
                <text:p>0.0276213586400995</text:p>
              </table:table-cell>
              <table:table-cell office:value-type="float" office:value="0.1338">
                <text:p>0.1338</text:p>
              </table:table-cell>
              <table:table-cell office:value-type="float" office:value="0.384732629170286">
                <text:p>0.384732629170286</text:p>
              </table:table-cell>
              <table:table-cell office:value-type="float" office:value="3.77437852614918">
                <text:p>3.77437852614918</text:p>
              </table:table-cell>
              <table:table-cell office:value-type="float" office:value="0.055242717280199">
                <text:p>0.055242717280199</text:p>
              </table:table-cell>
              <table:table-cell office:value-type="float" office:value="0.3391">
                <text:p>0.3391</text:p>
              </table:table-cell>
              <table:table-cell office:value-type="float" office:value="0.384732629170286">
                <text:p>0.384732629170286</text:p>
              </table:table-cell>
              <table:table-cell office:value-type="float" office:value="3.5866554355691">
                <text:p>3.5866554355691</text:p>
              </table:table-cell>
              <table:table-cell office:value-type="float" office:value="0.055242717280199">
                <text:p>0.055242717280199</text:p>
              </table:table-cell>
              <table:table-cell office:value-type="float" office:value="0.229">
                <text:p>0.229</text:p>
              </table:table-cell>
              <table:table-cell office:value-type="float" office:value="0.769465258340572">
                <text:p>0.769465258340572</text:p>
              </table:table-cell>
              <table:table-cell office:value-type="float" office:value="6.0616885502654">
                <text:p>6.0616885502654</text:p>
              </table:table-cell>
              <table:table-cell office:value-type="float" office:value="0.055242717280199">
                <text:p>0.055242717280199</text:p>
              </table:table-cell>
              <table:table-cell office:value-type="float" office:value="0.136">
                <text:p>0.136</text:p>
              </table:table-cell>
              <table:table-cell office:value-type="float" office:value="0.791097871231425">
                <text:p>0.791097871231425</text:p>
              </table:table-cell>
              <table:table-cell office:value-type="float" office:value="4.54024793675272">
                <text:p>4.540247936752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38106793200498">
                <text:p>0.0138106793200498</text:p>
              </table:table-cell>
              <table:table-cell office:value-type="float" office:value="0.05147">
                <text:p>0.05147</text:p>
              </table:table-cell>
              <table:table-cell office:value-type="float" office:value="0.37162722343835">
                <text:p>0.37162722343835</text:p>
              </table:table-cell>
              <table:table-cell office:value-type="float" office:value="3.6123787200431">
                <text:p>3.6123787200431</text:p>
              </table:table-cell>
              <table:table-cell office:value-type="float" office:value="0.0276213586400995">
                <text:p>0.0276213586400995</text:p>
              </table:table-cell>
              <table:table-cell office:value-type="float" office:value="0.136">
                <text:p>0.136</text:p>
              </table:table-cell>
              <table:table-cell office:value-type="float" office:value="0.37162722343835">
                <text:p>0.37162722343835</text:p>
              </table:table-cell>
              <table:table-cell office:value-type="float" office:value="3.43487542101111">
                <text:p>3.43487542101111</text:p>
              </table:table-cell>
              <table:table-cell office:value-type="float" office:value="0.0276213586400995">
                <text:p>0.0276213586400995</text:p>
              </table:table-cell>
              <table:table-cell office:value-type="float" office:value="0.08001">
                <text:p>0.08001</text:p>
              </table:table-cell>
              <table:table-cell office:value-type="float" office:value="0.7432544468767">
                <text:p>0.7432544468767</text:p>
              </table:table-cell>
              <table:table-cell office:value-type="float" office:value="5.80111732551192">
                <text:p>5.80111732551192</text:p>
              </table:table-cell>
              <table:table-cell office:value-type="float" office:value="0.0276213586400995">
                <text:p>0.0276213586400995</text:p>
              </table:table-cell>
              <table:table-cell office:value-type="float" office:value="NaN">
                <text:p>NaN</text:p>
              </table:table-cell>
              <table:table-cell office:value-type="float" office:value="0.769465258340572">
                <text:p>0.769465258340572</text:p>
              </table:table-cell>
              <table:table-cell office:value-type="float" office:value="4.37993597905901">
                <text:p>4.379935979059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8968235936573">
                <text:p>0.358968235936573</text:p>
              </table:table-cell>
              <table:table-cell office:value-type="float" office:value="3.45733209496976">
                <text:p>3.45733209496976</text:p>
              </table:table-cell>
              <table:table-cell office:value-type="float" office:value="0.0138106793200498">
                <text:p>0.0138106793200498</text:p>
              </table:table-cell>
              <table:table-cell office:value-type="float" office:value="0.05274">
                <text:p>0.05274</text:p>
              </table:table-cell>
              <table:table-cell office:value-type="float" office:value="0.358968235936573">
                <text:p>0.358968235936573</text:p>
              </table:table-cell>
              <table:table-cell office:value-type="float" office:value="3.28951843013996">
                <text:p>3.28951843013996</text:p>
              </table:table-cell>
              <table:table-cell office:value-type="float" office:value="0.0138106793200498">
                <text:p>0.0138106793200498</text:p>
              </table:table-cell>
              <table:table-cell office:value-type="float" office:value="NaN">
                <text:p>NaN</text:p>
              </table:table-cell>
              <table:table-cell office:value-type="float" office:value="0.717936471873146">
                <text:p>0.717936471873146</text:p>
              </table:table-cell>
              <table:table-cell office:value-type="float" office:value="5.55174716505043">
                <text:p>5.55174716505043</text:p>
              </table:table-cell>
              <table:table-cell office:value-type="float" office:value="0.0138106793200498">
                <text:p>0.0138106793200498</text:p>
              </table:table-cell>
              <table:table-cell office:value-type="float" office:value="NaN">
                <text:p>NaN</text:p>
              </table:table-cell>
              <table:table-cell office:value-type="float" office:value="0.74842419038683">
                <text:p>0.74842419038683</text:p>
              </table:table-cell>
              <table:table-cell office:value-type="float" office:value="4.22528448840093">
                <text:p>4.225284488400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6740460021201">
                <text:p>0.346740460021201</text:p>
              </table:table-cell>
              <table:table-cell office:value-type="float" office:value="3.3089402139888">
                <text:p>3.3089402139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6740460021201">
                <text:p>0.346740460021201</text:p>
              </table:table-cell>
              <table:table-cell office:value-type="float" office:value="3.15031265356494">
                <text:p>3.15031265356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3480920042402">
                <text:p>0.693480920042402</text:p>
              </table:table-cell>
              <table:table-cell office:value-type="float" office:value="5.31309657349942">
                <text:p>5.31309657349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7958491542785">
                <text:p>0.727958491542785</text:p>
              </table:table-cell>
              <table:table-cell office:value-type="float" office:value="4.07609359891993">
                <text:p>4.076093598919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4929207042591">
                <text:p>0.334929207042591</text:p>
              </table:table-cell>
              <table:table-cell office:value-type="float" office:value="3.16691744934847">
                <text:p>3.16691744934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4929207042591">
                <text:p>0.334929207042591</text:p>
              </table:table-cell>
              <table:table-cell office:value-type="float" office:value="3.01699778431979">
                <text:p>3.0169977843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9858414085183">
                <text:p>0.669858414085183</text:p>
              </table:table-cell>
              <table:table-cell office:value-type="float" office:value="5.08470475331433">
                <text:p>5.0847047533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8052428309874">
                <text:p>0.708052428309874</text:p>
              </table:table-cell>
              <table:table-cell office:value-type="float" office:value="3.93217050183615">
                <text:p>3.932170501836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352028870043">
                <text:p>0.32352028870043</text:p>
              </table:table-cell>
              <table:table-cell office:value-type="float" office:value="3.03099043270346">
                <text:p>3.03099043270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352028870043">
                <text:p>0.32352028870043</text:p>
              </table:table-cell>
              <table:table-cell office:value-type="float" office:value="2.88932453110336">
                <text:p>2.88932453110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704057740086">
                <text:p>0.64704057740086</text:p>
              </table:table-cell>
              <table:table-cell office:value-type="float" office:value="4.86613071505845">
                <text:p>4.86613071505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8690697422882">
                <text:p>0.688690697422882</text:p>
              </table:table-cell>
              <table:table-cell office:value-type="float" office:value="3.79332919626955">
                <text:p>3.793329196269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25">
                <text:p>0.3125</text:p>
              </table:table-cell>
              <table:table-cell office:value-type="float" office:value="2.90089752892989">
                <text:p>2.90089752892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25">
                <text:p>0.3125</text:p>
              </table:table-cell>
              <table:table-cell office:value-type="float" office:value="2.76705415211892">
                <text:p>2.76705415211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4999999999999">
                <text:p>0.624999999999999</text:p>
              </table:table-cell>
              <table:table-cell office:value-type="float" office:value="4.65695242592022">
                <text:p>4.6569524259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9858414085183">
                <text:p>0.669858414085183</text:p>
              </table:table-cell>
              <table:table-cell office:value-type="float" office:value="3.6593902488592">
                <text:p>3.65939024885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1855102789014">
                <text:p>0.301855102789014</text:p>
              </table:table-cell>
              <table:table-cell office:value-type="float" office:value="2.77638833252459">
                <text:p>2.77638833252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1855102789014">
                <text:p>0.301855102789014</text:p>
              </table:table-cell>
              <table:table-cell office:value-type="float" office:value="2.64995800864042">
                <text:p>2.64995800864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3710205578028">
                <text:p>0.603710205578028</text:p>
              </table:table-cell>
              <table:table-cell office:value-type="float" office:value="4.45676599483287">
                <text:p>4.45676599483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1541100525701">
                <text:p>0.651541100525701</text:p>
              </table:table-cell>
              <table:table-cell office:value-type="float" office:value="3.53018056187028">
                <text:p>3.530180561870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1572809855252">
                <text:p>0.291572809855252</text:p>
              </table:table-cell>
              <table:table-cell office:value-type="float" office:value="2.65722318561945">
                <text:p>2.65722318561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1572809855252">
                <text:p>0.291572809855252</text:p>
              </table:table-cell>
              <table:table-cell office:value-type="float" office:value="2.53781713747093">
                <text:p>2.53781713747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3145619710504">
                <text:p>0.583145619710504</text:p>
              </table:table-cell>
              <table:table-cell office:value-type="float" office:value="4.26518489262292">
                <text:p>4.26518489262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3724674868768">
                <text:p>0.633724674868768</text:p>
              </table:table-cell>
              <table:table-cell office:value-type="float" office:value="3.40553314948899">
                <text:p>3.40553314948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1640769565884">
                <text:p>0.281640769565884</text:p>
              </table:table-cell>
              <table:table-cell office:value-type="float" office:value="2.54317271668301">
                <text:p>2.54317271668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1640769565884">
                <text:p>0.281640769565884</text:p>
              </table:table-cell>
              <table:table-cell office:value-type="float" office:value="2.43042184149381">
                <text:p>2.43042184149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3281539131768">
                <text:p>0.563281539131768</text:p>
              </table:table-cell>
              <table:table-cell office:value-type="float" office:value="4.08183920568193">
                <text:p>4.08183920568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6395440308349">
                <text:p>0.616395440308349</text:p>
              </table:table-cell>
              <table:table-cell office:value-type="float" office:value="3.28528692201625">
                <text:p>3.28528692201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2047051030038">
                <text:p>0.272047051030038</text:p>
              </table:table-cell>
              <table:table-cell office:value-type="float" office:value="2.43401739902142">
                <text:p>2.43401739902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2047051030038">
                <text:p>0.272047051030038</text:p>
              </table:table-cell>
              <table:table-cell office:value-type="float" office:value="2.32757129755093">
                <text:p>2.32757129755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4094102060077">
                <text:p>0.544094102060077</text:p>
              </table:table-cell>
              <table:table-cell office:value-type="float" office:value="3.9063749217202">
                <text:p>3.9063749217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54007457829">
                <text:p>0.59954007457829</text:p>
              </table:table-cell>
              <table:table-cell office:value-type="float" office:value="3.16928647768134">
                <text:p>3.169286477681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2780129766785">
                <text:p>0.262780129766785</text:p>
              </table:table-cell>
              <table:table-cell office:value-type="float" office:value="2.32954712822889">
                <text:p>2.32954712822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2780129766785">
                <text:p>0.262780129766785</text:p>
              </table:table-cell>
              <table:table-cell office:value-type="float" office:value="2.22907318091459">
                <text:p>2.2290731809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5560259533571">
                <text:p>0.525560259533571</text:p>
              </table:table-cell>
              <table:table-cell office:value-type="float" office:value="3.73845324622364">
                <text:p>3.73845324622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3145619710504">
                <text:p>0.583145619710504</text:p>
              </table:table-cell>
              <table:table-cell office:value-type="float" office:value="3.05738190180642">
                <text:p>3.05738190180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3828873861323">
                <text:p>0.253828873861323</text:p>
              </table:table-cell>
              <table:table-cell office:value-type="float" office:value="2.22956081777447">
                <text:p>2.22956081777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3828873861323">
                <text:p>0.253828873861323</text:p>
              </table:table-cell>
              <table:table-cell office:value-type="float" office:value="2.13474330565118">
                <text:p>2.13474330565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7657747722646">
                <text:p>0.507657747722646</text:p>
              </table:table-cell>
              <table:table-cell office:value-type="float" office:value="3.57774994829365">
                <text:p>3.57774994829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7199472073225">
                <text:p>0.567199472073225</text:p>
              </table:table-cell>
              <table:table-cell office:value-type="float" office:value="2.94942857306233">
                <text:p>2.94942857306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5182530592734">
                <text:p>0.245182530592734</text:p>
              </table:table-cell>
              <table:table-cell office:value-type="float" office:value="2.13386601194648">
                <text:p>2.13386601194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5182530592734">
                <text:p>0.245182530592734</text:p>
              </table:table-cell>
              <table:table-cell office:value-type="float" office:value="2.04440528020384">
                <text:p>2.04440528020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0365061185468">
                <text:p>0.490365061185468</text:p>
              </table:table-cell>
              <table:table-cell office:value-type="float" office:value="3.42395473460724">
                <text:p>3.42395473460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689372681659">
                <text:p>0.551689372681659</text:p>
              </table:table-cell>
              <table:table-cell office:value-type="float" office:value="2.84528697656539">
                <text:p>2.84528697656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6830713517249">
                <text:p>0.236830713517249</text:p>
              </table:table-cell>
              <table:table-cell office:value-type="float" office:value="2.04227851540983">
                <text:p>2.04227851540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6830713517249">
                <text:p>0.236830713517249</text:p>
              </table:table-cell>
              <table:table-cell office:value-type="float" office:value="1.95789017755012">
                <text:p>1.95789017755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3661427034499">
                <text:p>0.473661427034499</text:p>
              </table:table-cell>
              <table:table-cell office:value-type="float" office:value="3.27677065028835">
                <text:p>3.27677065028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6603397773596">
                <text:p>0.536603397773596</text:p>
              </table:table-cell>
              <table:table-cell office:value-type="float" office:value="2.74482252357345">
                <text:p>2.744822523573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8763389991504">
                <text:p>0.228763389991504</text:p>
              </table:table-cell>
              <table:table-cell office:value-type="float" office:value="1.95462203866303">
                <text:p>1.95462203866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8763389991503">
                <text:p>0.228763389991503</text:p>
              </table:table-cell>
              <table:table-cell office:value-type="float" office:value="1.87503621931804">
                <text:p>1.8750362193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7526779983007">
                <text:p>0.457526779983007</text:p>
              </table:table-cell>
              <table:table-cell office:value-type="float" office:value="3.13591350553378">
                <text:p>3.13591350553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1929949642731">
                <text:p>0.521929949642731</text:p>
              </table:table-cell>
              <table:table-cell office:value-type="float" office:value="2.64790537754848">
                <text:p>2.647905377548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0970869120796">
                <text:p>0.220970869120796</text:p>
              </table:table-cell>
              <table:table-cell office:value-type="float" office:value="1.87072785871252">
                <text:p>1.8707278587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0970869120796">
                <text:p>0.220970869120796</text:p>
              </table:table-cell>
              <table:table-cell office:value-type="float" office:value="1.79568847326958">
                <text:p>1.79568847326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1941738241591">
                <text:p>0.441941738241591</text:p>
              </table:table-cell>
              <table:table-cell office:value-type="float" office:value="3.00111132688636">
                <text:p>3.00111132688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7657747722647">
                <text:p>0.507657747722647</text:p>
              </table:table-cell>
              <table:table-cell office:value-type="float" office:value="2.55441028636055">
                <text:p>2.554410286360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3443790117874">
                <text:p>0.213443790117874</text:p>
              </table:table-cell>
              <table:table-cell office:value-type="float" office:value="1.79043449431119">
                <text:p>1.7904344943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3443790117874">
                <text:p>0.213443790117874</text:p>
              </table:table-cell>
              <table:table-cell office:value-type="float" office:value="1.71969856358615">
                <text:p>1.71969856358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6887580235748">
                <text:p>0.426887580235748</text:p>
              </table:table-cell>
              <table:table-cell office:value-type="float" office:value="2.87210383209614">
                <text:p>2.87210383209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377581991461">
                <text:p>0.49377581991461</text:p>
              </table:table-cell>
              <table:table-cell office:value-type="float" office:value="2.46421642041668">
                <text:p>2.464216420416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6173111058264">
                <text:p>0.206173111058264</text:p>
              </table:table-cell>
              <table:table-cell office:value-type="float" office:value="1.7135873951359">
                <text:p>1.7135873951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6173111058264">
                <text:p>0.206173111058264</text:p>
              </table:table-cell>
              <table:table-cell office:value-type="float" office:value="1.64692439341414">
                <text:p>1.6469243934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2346222116529">
                <text:p>0.412346222116529</text:p>
              </table:table-cell>
              <table:table-cell office:value-type="float" office:value="2.74864192755542">
                <text:p>2.74864192755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0273494152504">
                <text:p>0.480273494152504</text:p>
              </table:table-cell>
              <table:table-cell office:value-type="float" office:value="2.37720721650511">
                <text:p>2.37720721650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150098018634">
                <text:p>0.199150098018634</text:p>
              </table:table-cell>
              <table:table-cell office:value-type="float" office:value="1.6400386443059">
                <text:p>1.6400386443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150098018634">
                <text:p>0.199150098018634</text:p>
              </table:table-cell>
              <table:table-cell office:value-type="float" office:value="1.57722987915182">
                <text:p>1.57722987915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8300196037268">
                <text:p>0.398300196037268</text:p>
              </table:table-cell>
              <table:table-cell office:value-type="float" office:value="2.63048722733735">
                <text:p>2.63048722733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7140390198418">
                <text:p>0.467140390198418</text:p>
              </table:table-cell>
              <table:table-cell office:value-type="float" office:value="2.29327022715335">
                <text:p>2.293270227153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2366314585143">
                <text:p>0.192366314585143</text:p>
              </table:table-cell>
              <table:table-cell office:value-type="float" office:value="1.56964667366932">
                <text:p>1.56964667366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2366314585143">
                <text:p>0.192366314585143</text:p>
              </table:table-cell>
              <table:table-cell office:value-type="float" office:value="1.51048469598064">
                <text:p>1.51048469598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4732629170285">
                <text:p>0.384732629170285</text:p>
              </table:table-cell>
              <table:table-cell office:value-type="float" office:value="2.51741159290944">
                <text:p>2.51741159290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4366411662597">
                <text:p>0.454366411662597</text:p>
              </table:table-cell>
              <table:table-cell office:value-type="float" office:value="2.21229697530521">
                <text:p>2.21229697530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5813611719175">
                <text:p>0.185813611719175</text:p>
              </table:table-cell>
              <table:table-cell office:value-type="float" office:value="1.50227599130988">
                <text:p>1.50227599130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5813611719175">
                <text:p>0.185813611719175</text:p>
              </table:table-cell>
              <table:table-cell office:value-type="float" office:value="1.44656403416519">
                <text:p>1.44656403416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1627223438349">
                <text:p>0.371627223438349</text:p>
              </table:table-cell>
              <table:table-cell office:value-type="float" office:value="2.40919669263313">
                <text:p>2.40919669263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1941738241592">
                <text:p>0.441941738241592</text:p>
              </table:table-cell>
              <table:table-cell office:value-type="float" office:value="2.13418281412909">
                <text:p>2.134182814129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9484117968286">
                <text:p>0.179484117968286</text:p>
              </table:table-cell>
              <table:table-cell office:value-type="float" office:value="1.43779692074927">
                <text:p>1.43779692074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9484117968286">
                <text:p>0.179484117968286</text:p>
              </table:table-cell>
              <table:table-cell office:value-type="float" office:value="1.38534836566599">
                <text:p>1.38534836566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8968235936572">
                <text:p>0.358968235936572</text:p>
              </table:table-cell>
              <table:table-cell office:value-type="float" office:value="2.30563358019906">
                <text:p>2.30563358019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985681816867">
                <text:p>0.42985681816867</text:p>
              </table:table-cell>
              <table:table-cell office:value-type="float" office:value="2.05882679177627">
                <text:p>2.058826791776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33702300106">
                <text:p>0.1733702300106</text:p>
              </table:table-cell>
              <table:table-cell office:value-type="float" office:value="1.37608535134318">
                <text:p>1.37608535134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33702300106">
                <text:p>0.1733702300106</text:p>
              </table:table-cell>
              <table:table-cell office:value-type="float" office:value="1.3267232206288">
                <text:p>1.3267232206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6740460021201">
                <text:p>0.346740460021201</text:p>
              </table:table-cell>
              <table:table-cell office:value-type="float" office:value="2.20652229118391">
                <text:p>2.20652229118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810236087066">
                <text:p>0.41810236087066</text:p>
              </table:table-cell>
              <table:table-cell office:value-type="float" office:value="1.98613152091448">
                <text:p>1.986131520914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7464603521295">
                <text:p>0.167464603521295</text:p>
              </table:table-cell>
              <table:table-cell office:value-type="float" office:value="1.31702249939059">
                <text:p>1.31702249939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7464603521295">
                <text:p>0.167464603521295</text:p>
              </table:table-cell>
              <table:table-cell office:value-type="float" office:value="1.27057897333242">
                <text:p>1.27057897333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4929207042591">
                <text:p>0.334929207042591</text:p>
              </table:table-cell>
              <table:table-cell office:value-type="float" office:value="2.11167145694986">
                <text:p>2.11167145694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6669329825604">
                <text:p>0.406669329825604</text:p>
              </table:table-cell>
              <table:table-cell office:value-type="float" office:value="1.91600305286814">
                <text:p>1.916003052868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760144350215">
                <text:p>0.161760144350215</text:p>
              </table:table-cell>
              <table:table-cell office:value-type="float" office:value="1.26049467949641">
                <text:p>1.26049467949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760144350215">
                <text:p>0.161760144350215</text:p>
              </table:table-cell>
              <table:table-cell office:value-type="float" office:value="1.21681063719481">
                <text:p>1.21681063719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3520288700429">
                <text:p>0.323520288700429</text:p>
              </table:table-cell>
              <table:table-cell office:value-type="float" office:value="2.02089793514127">
                <text:p>2.02089793514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5548935615712">
                <text:p>0.395548935615712</text:p>
              </table:table-cell>
              <table:table-cell office:value-type="float" office:value="1.84835075620258">
                <text:p>1.848350756202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625">
                <text:p>0.15625</text:p>
              </table:table-cell>
              <table:table-cell office:value-type="float" office:value="1.20639308574754">
                <text:p>1.20639308574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625">
                <text:p>0.15625</text:p>
              </table:table-cell>
              <table:table-cell office:value-type="float" office:value="1.16531766845402">
                <text:p>1.16531766845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2499999999999">
                <text:p>0.312499999999999</text:p>
              </table:table-cell>
              <table:table-cell office:value-type="float" office:value="1.93402645606496">
                <text:p>1.93402645606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4732629170286">
                <text:p>0.384732629170286</text:p>
              </table:table-cell>
              <table:table-cell office:value-type="float" office:value="1.78308719959527">
                <text:p>1.78308719959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0927551394507">
                <text:p>0.150927551394507</text:p>
              </table:table-cell>
              <table:table-cell office:value-type="float" office:value="1.15461358228099">
                <text:p>1.15461358228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0927551394507">
                <text:p>0.150927551394507</text:p>
              </table:table-cell>
              <table:table-cell office:value-type="float" office:value="1.11600377815706">
                <text:p>1.11600377815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1855102789013">
                <text:p>0.301855102789013</text:p>
              </table:table-cell>
              <table:table-cell office:value-type="float" office:value="1.8508892842714">
                <text:p>1.8508892842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4212095193415">
                <text:p>0.374212095193415</text:p>
              </table:table-cell>
              <table:table-cell office:value-type="float" office:value="1.72012803884288">
                <text:p>1.720128038842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5786404927626">
                <text:p>0.145786404927626</text:p>
              </table:table-cell>
              <table:table-cell office:value-type="float" office:value="1.105056502841">
                <text:p>1.105056502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5786404927626">
                <text:p>0.145786404927626</text:p>
              </table:table-cell>
              <table:table-cell office:value-type="float" office:value="1.06877675210499">
                <text:p>1.06877675210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1572809855251">
                <text:p>0.291572809855251</text:p>
              </table:table-cell>
              <table:table-cell office:value-type="float" office:value="1.77132589468343">
                <text:p>1.77132589468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3979245771392">
                <text:p>0.363979245771392</text:p>
              </table:table-cell>
              <table:table-cell office:value-type="float" office:value="1.65939190785793">
                <text:p>1.659391907857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0820384782942">
                <text:p>0.140820384782942</text:p>
              </table:table-cell>
              <table:table-cell office:value-type="float" office:value="1.0576264589394">
                <text:p>1.0576264589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0820384782942">
                <text:p>0.140820384782942</text:p>
              </table:table-cell>
              <table:table-cell office:value-type="float" office:value="1.02354827841749">
                <text:p>1.02354827841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1640769565883">
                <text:p>0.281640769565883</text:p>
              </table:table-cell>
              <table:table-cell office:value-type="float" office:value="1.69518266264704">
                <text:p>1.69518266264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4026214154937">
                <text:p>0.354026214154937</text:p>
              </table:table-cell>
              <table:table-cell office:value-type="float" office:value="1.60080031351428">
                <text:p>1.600800313514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6023525515019">
                <text:p>0.136023525515019</text:p>
              </table:table-cell>
              <table:table-cell office:value-type="float" office:value="1.01223215624988">
                <text:p>1.01223215624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6023525515019">
                <text:p>0.136023525515019</text:p>
              </table:table-cell>
              <table:table-cell office:value-type="float" office:value="0.980233782394721">
                <text:p>0.980233782394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2047051030038">
                <text:p>0.272047051030038</text:p>
              </table:table-cell>
              <table:table-cell office:value-type="float" office:value="1.62231256730579">
                <text:p>1.62231256730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4345348711441">
                <text:p>0.344345348711441</text:p>
              </table:table-cell>
              <table:table-cell office:value-type="float" office:value="1.54427753420551">
                <text:p>1.544277534205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1390064883392">
                <text:p>0.131390064883392</text:p>
              </table:table-cell>
              <table:table-cell office:value-type="float" office:value="0.968786218882773">
                <text:p>0.968786218882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1390064883392">
                <text:p>0.131390064883392</text:p>
              </table:table-cell>
              <table:table-cell office:value-type="float" office:value="0.938752268367294">
                <text:p>0.938752268367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2780129766785">
                <text:p>0.262780129766785</text:p>
              </table:table-cell>
              <table:table-cell office:value-type="float" office:value="1.55257490772621">
                <text:p>1.55257490772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4929207042591">
                <text:p>0.334929207042591</text:p>
              </table:table-cell>
              <table:table-cell office:value-type="float" office:value="1.48975052198512">
                <text:p>1.48975052198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6914436930661">
                <text:p>0.126914436930661</text:p>
              </table:table-cell>
              <table:table-cell office:value-type="float" office:value="0.927205021202164">
                <text:p>0.927205021202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6914436930661">
                <text:p>0.126914436930661</text:p>
              </table:table-cell>
              <table:table-cell office:value-type="float" office:value="0.899026168238992">
                <text:p>0.899026168238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3828873861323">
                <text:p>0.253828873861323</text:p>
              </table:table-cell>
              <table:table-cell office:value-type="float" office:value="1.48583503122595">
                <text:p>1.48583503122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577055026285">
                <text:p>0.32577055026285</text:p>
              </table:table-cell>
              <table:table-cell office:value-type="float" office:value="1.43714880816209">
                <text:p>1.437148808162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2591265296367">
                <text:p>0.122591265296367</text:p>
              </table:table-cell>
              <table:table-cell office:value-type="float" office:value="0.887408526861522">
                <text:p>0.887408526861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2591265296367">
                <text:p>0.122591265296367</text:p>
              </table:table-cell>
              <table:table-cell office:value-type="float" office:value="0.860981196438773">
                <text:p>0.860981196438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5182530592734">
                <text:p>0.245182530592734</text:p>
              </table:table-cell>
              <table:table-cell office:value-type="float" office:value="1.42196407338019">
                <text:p>1.42196407338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6862337434384">
                <text:p>0.316862337434384</text:p>
              </table:table-cell>
              <table:table-cell office:value-type="float" office:value="1.38640441222973">
                <text:p>1.386404412229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8415356758624">
                <text:p>0.118415356758624</text:p>
              </table:table-cell>
              <table:table-cell office:value-type="float" office:value="0.8493201347481">
                <text:p>0.8493201347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8415356758624">
                <text:p>0.118415356758624</text:p>
              </table:table-cell>
              <table:table-cell office:value-type="float" office:value="0.824546211010935">
                <text:p>0.824546211010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6830713517249">
                <text:p>0.236830713517249</text:p>
              </table:table-cell>
              <table:table-cell office:value-type="float" office:value="1.36083870920424">
                <text:p>1.36083870920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8197720154174">
                <text:p>0.308197720154174</text:p>
              </table:table-cell>
              <table:table-cell office:value-type="float" office:value="1.33745175401021">
                <text:p>1.337451754010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4381694995752">
                <text:p>0.114381694995752</text:p>
              </table:table-cell>
              <table:table-cell office:value-type="float" office:value="0.812866531539532">
                <text:p>0.812866531539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4381694995752">
                <text:p>0.114381694995752</text:p>
              </table:table-cell>
              <table:table-cell office:value-type="float" office:value="0.789653080583669">
                <text:p>0.789653080583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8763389991503">
                <text:p>0.228763389991503</text:p>
              </table:table-cell>
              <table:table-cell office:value-type="float" office:value="1.30234091503206">
                <text:p>1.30234091503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770037289145">
                <text:p>0.299770037289145</text:p>
              </table:table-cell>
              <table:table-cell office:value-type="float" office:value="1.29022756890115">
                <text:p>1.290227568901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0485434560398">
                <text:p>0.110485434560398</text:p>
              </table:table-cell>
              <table:table-cell office:value-type="float" office:value="0.777977550588837">
                <text:p>0.777977550588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0485434560398">
                <text:p>0.110485434560398</text:p>
              </table:table-cell>
              <table:table-cell office:value-type="float" office:value="0.756236556967222">
                <text:p>0.756236556967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0970869120795">
                <text:p>0.220970869120795</text:p>
              </table:table-cell>
              <table:table-cell office:value-type="float" office:value="1.24635774063066">
                <text:p>1.24635774063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1572809855252">
                <text:p>0.291572809855252</text:p>
              </table:table-cell>
              <table:table-cell office:value-type="float" office:value="1.24467082611479">
                <text:p>1.244670826114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6721895058937">
                <text:p>0.106721895058937</text:p>
              </table:table-cell>
              <table:table-cell office:value-type="float" office:value="0.744586036866216">
                <text:p>0.744586036866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6721895058937">
                <text:p>0.106721895058937</text:p>
              </table:table-cell>
              <table:table-cell office:value-type="float" office:value="0.724234153143461">
                <text:p>0.724234153143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3443790117873">
                <text:p>0.213443790117873</text:p>
              </table:table-cell>
              <table:table-cell office:value-type="float" office:value="1.19278109111064">
                <text:p>1.1927810911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3599736036613">
                <text:p>0.283599736036613</text:p>
              </table:table-cell>
              <table:table-cell office:value-type="float" office:value="1.20072264980408">
                <text:p>1.20072264980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3086555529132">
                <text:p>0.103086555529132</text:p>
              </table:table-cell>
              <table:table-cell office:value-type="float" office:value="0.712627717697659">
                <text:p>0.712627717697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3086555529132">
                <text:p>0.103086555529132</text:p>
              </table:table-cell>
              <table:table-cell office:value-type="float" office:value="0.693586026418662">
                <text:p>0.693586026418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6173111058264">
                <text:p>0.206173111058264</text:p>
              </table:table-cell>
              <table:table-cell office:value-type="float" office:value="1.14150751821157">
                <text:p>1.1415075182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5844686340829">
                <text:p>0.275844686340829</text:p>
              </table:table-cell>
              <table:table-cell office:value-type="float" office:value="1.15832624297372">
                <text:p>1.15832624297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575049009317">
                <text:p>0.099575049009317</text:p>
              </table:table-cell>
              <table:table-cell office:value-type="float" office:value="0.682041079051582">
                <text:p>0.68204107905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5750490093169">
                <text:p>0.0995750490093169</text:p>
              </table:table-cell>
              <table:table-cell office:value-type="float" office:value="0.664234866521046">
                <text:p>0.66423486652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150098018634">
                <text:p>0.199150098018634</text:p>
              </table:table-cell>
              <table:table-cell office:value-type="float" office:value="1.09243802055936">
                <text:p>1.09243802055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8301698886798">
                <text:p>0.268301698886798</text:p>
              </table:table-cell>
              <table:table-cell office:value-type="float" office:value="1.11742681407779">
                <text:p>1.11742681407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61831572925712">
                <text:p>0.0961831572925712</text:p>
              </table:table-cell>
              <table:table-cell office:value-type="float" office:value="0.652767247135346">
                <text:p>0.652767247135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61831572925712">
                <text:p>0.0961831572925712</text:p>
              </table:table-cell>
              <table:table-cell office:value-type="float" office:value="0.636125788433791">
                <text:p>0.636125788433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2366314585142">
                <text:p>0.192366314585142</text:p>
              </table:table-cell>
              <table:table-cell office:value-type="float" office:value="1.04547785250982">
                <text:p>1.04547785250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0964974821365">
                <text:p>0.260964974821365</text:p>
              </table:table-cell>
              <table:table-cell office:value-type="float" office:value="1.07797150620921">
                <text:p>1.077971506209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29068058595872">
                <text:p>0.0929068058595872</text:p>
              </table:table-cell>
              <table:table-cell office:value-type="float" office:value="0.624749875073775">
                <text:p>0.624749875073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29068058595872">
                <text:p>0.0929068058595872</text:p>
              </table:table-cell>
              <table:table-cell office:value-type="float" office:value="0.609206229763144">
                <text:p>0.609206229763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5813611719174">
                <text:p>0.185813611719174</text:p>
              </table:table-cell>
              <table:table-cell office:value-type="float" office:value="1.00053634120945">
                <text:p>1.00053634120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3828873861323">
                <text:p>0.253828873861323</text:p>
              </table:table-cell>
              <table:table-cell office:value-type="float" office:value="1.03990932878944">
                <text:p>1.039909328789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9742058984143">
                <text:p>0.089742058984143</text:p>
              </table:table-cell>
              <table:table-cell office:value-type="float" office:value="0.59793503445152">
                <text:p>0.59793503445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9742058984143">
                <text:p>0.089742058984143</text:p>
              </table:table-cell>
              <table:table-cell office:value-type="float" office:value="0.583425852449705">
                <text:p>0.583425852449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9484117968286">
                <text:p>0.179484117968286</text:p>
              </table:table-cell>
              <table:table-cell office:value-type="float" office:value="0.957526711520059">
                <text:p>0.957526711520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6887909957305">
                <text:p>0.246887909957305</text:p>
              </table:table-cell>
              <table:table-cell office:value-type="float" office:value="1.00319109167012">
                <text:p>1.00319109167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66851150053">
                <text:p>0.0866851150053</text:p>
              </table:table-cell>
              <table:table-cell office:value-type="float" office:value="0.572271111510541">
                <text:p>0.572271111510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66851150053">
                <text:p>0.0866851150053</text:p>
              </table:table-cell>
              <table:table-cell office:value-type="float" office:value="0.558736448639084">
                <text:p>0.558736448639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33702300106">
                <text:p>0.1733702300106</text:p>
              </table:table-cell>
              <table:table-cell office:value-type="float" office:value="0.916365918469412">
                <text:p>0.916365918469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0136747076252">
                <text:p>0.240136747076252</text:p>
              </table:table-cell>
              <table:table-cell office:value-type="float" office:value="0.967769341561566">
                <text:p>0.9677693415615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7323017606476">
                <text:p>0.0837323017606476</text:p>
              </table:table-cell>
              <table:table-cell office:value-type="float" office:value="0.547708707802875">
                <text:p>0.54770870780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7323017606475">
                <text:p>0.0837323017606475</text:p>
              </table:table-cell>
              <table:table-cell office:value-type="float" office:value="0.535091850535931">
                <text:p>0.535091850535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7464603521295">
                <text:p>0.167464603521295</text:p>
              </table:table-cell>
              <table:table-cell office:value-type="float" office:value="0.876974486904116">
                <text:p>0.876974486904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3570195099209">
                <text:p>0.233570195099209</text:p>
              </table:table-cell>
              <table:table-cell office:value-type="float" office:value="0.933598300705887">
                <text:p>0.9335983007058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8800721751073">
                <text:p>0.0808800721751073</text:p>
              </table:table-cell>
              <table:table-cell office:value-type="float" office:value="0.524200545107491">
                <text:p>0.524200545107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8800721751073">
                <text:p>0.0808800721751073</text:p>
              </table:table-cell>
              <table:table-cell office:value-type="float" office:value="0.512447844072756">
                <text:p>0.512447844072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760144350215">
                <text:p>0.161760144350215</text:p>
              </table:table-cell>
              <table:table-cell office:value-type="float" office:value="0.839276358035362">
                <text:p>0.839276358035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7183205831298">
                <text:p>0.227183205831298</text:p>
              </table:table-cell>
              <table:table-cell office:value-type="float" office:value="0.900633807715505">
                <text:p>0.900633807715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81249999999997">
                <text:p>0.0781249999999997</text:p>
              </table:table-cell>
              <table:table-cell office:value-type="float" office:value="0.501701374428191">
                <text:p>0.501701374428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81249999999996">
                <text:p>0.0781249999999996</text:p>
              </table:table-cell>
              <table:table-cell office:value-type="float" office:value="0.490762086232114">
                <text:p>0.490762086232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6249999999999">
                <text:p>0.156249999999999</text:p>
              </table:table-cell>
              <table:table-cell office:value-type="float" office:value="0.803198742581111">
                <text:p>0.80319874258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0970869120796">
                <text:p>0.220970869120796</text:p>
              </table:table-cell>
              <table:table-cell office:value-type="float" office:value="0.868833260500614">
                <text:p>0.8688332605006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54637756972532">
                <text:p>0.0754637756972532</text:p>
              </table:table-cell>
              <table:table-cell office:value-type="float" office:value="0.480167888897411">
                <text:p>0.480167888897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54637756972532">
                <text:p>0.0754637756972532</text:p>
              </table:table-cell>
              <table:table-cell office:value-type="float" office:value="0.469994025867542">
                <text:p>0.469994025867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0927551394506">
                <text:p>0.150927551394506</text:p>
              </table:table-cell>
              <table:table-cell office:value-type="float" office:value="0.768671980221199">
                <text:p>0.76867198022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4928409084335">
                <text:p>0.214928409084335</text:p>
              </table:table-cell>
              <table:table-cell office:value-type="float" office:value="0.83815556121182">
                <text:p>0.838155561211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8932024638128">
                <text:p>0.0728932024638128</text:p>
              </table:table-cell>
              <table:table-cell office:value-type="float" office:value="0.459558640418268">
                <text:p>0.459558640418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8932024638127">
                <text:p>0.0728932024638127</text:p>
              </table:table-cell>
              <table:table-cell office:value-type="float" office:value="0.4501048278752">
                <text:p>0.4501048278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5786404927625">
                <text:p>0.145786404927625</text:p>
              </table:table-cell>
              <table:table-cell office:value-type="float" office:value="0.735629405093985">
                <text:p>0.735629405093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905118043533">
                <text:p>0.20905118043533</text:p>
              </table:table-cell>
              <table:table-cell office:value-type="float" office:value="0.808561063126802">
                <text:p>0.8085610631268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4101923914708">
                <text:p>0.0704101923914708</text:p>
              </table:table-cell>
              <table:table-cell office:value-type="float" office:value="0.439833959884414">
                <text:p>0.439833959884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4101923914708">
                <text:p>0.0704101923914708</text:p>
              </table:table-cell>
              <table:table-cell office:value-type="float" office:value="0.431057300574412">
                <text:p>0.43105730057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0820384782942">
                <text:p>0.140820384782942</text:p>
              </table:table-cell>
              <table:table-cell office:value-type="float" office:value="0.704007217074837">
                <text:p>0.704007217074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3334664912802">
                <text:p>0.203334664912802</text:p>
              </table:table-cell>
              <table:table-cell office:value-type="float" office:value="0.780011519412351">
                <text:p>0.7800115194123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0117627575094">
                <text:p>0.0680117627575094</text:p>
              </table:table-cell>
              <table:table-cell office:value-type="float" office:value="0.420955880824113">
                <text:p>0.420955880824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0117627575094">
                <text:p>0.0680117627575094</text:p>
              </table:table-cell>
              <table:table-cell office:value-type="float" office:value="0.41281582616132">
                <text:p>0.41281582616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6023525515019">
                <text:p>0.136023525515019</text:p>
              </table:table-cell>
              <table:table-cell office:value-type="float" office:value="0.673744358587915">
                <text:p>0.673744358587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7774467807856">
                <text:p>0.197774467807856</text:p>
              </table:table-cell>
              <table:table-cell office:value-type="float" office:value="0.752470033695587">
                <text:p>0.7524700336955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6950324416962">
                <text:p>0.0656950324416962</text:p>
              </table:table-cell>
              <table:table-cell office:value-type="float" office:value="0.402888066321603">
                <text:p>0.402888066321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6950324416961">
                <text:p>0.0656950324416961</text:p>
              </table:table-cell>
              <table:table-cell office:value-type="float" office:value="0.395346294105589">
                <text:p>0.395346294105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1390064883392">
                <text:p>0.131390064883392</text:p>
              </table:table-cell>
              <table:table-cell office:value-type="float" office:value="0.644782396713395">
                <text:p>0.644782396713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2366314585143">
                <text:p>0.192366314585143</text:p>
              </table:table-cell>
              <table:table-cell office:value-type="float" office:value="0.725901012380449">
                <text:p>0.725901012380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4572184653306">
                <text:p>0.0634572184653306</text:p>
              </table:table-cell>
              <table:table-cell office:value-type="float" office:value="0.385595739075044">
                <text:p>0.385595739075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4572184653306">
                <text:p>0.0634572184653306</text:p>
              </table:table-cell>
              <table:table-cell office:value-type="float" office:value="0.378616037365643">
                <text:p>0.378616037365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6914436930661">
                <text:p>0.126914436930661</text:p>
              </table:table-cell>
              <table:table-cell office:value-type="float" office:value="0.617065410362499">
                <text:p>0.617065410362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7106047596707">
                <text:p>0.187106047596707</text:p>
              </table:table-cell>
              <table:table-cell office:value-type="float" office:value="0.700270118647851">
                <text:p>0.7002701186478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2956326481834">
                <text:p>0.0612956326481834</text:p>
              </table:table-cell>
              <table:table-cell office:value-type="float" office:value="0.369045614456457">
                <text:p>0.369045614456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2956326481833">
                <text:p>0.0612956326481833</text:p>
              </table:table-cell>
              <table:table-cell office:value-type="float" office:value="0.36259377130313">
                <text:p>0.36259377130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2591265296367">
                <text:p>0.122591265296367</text:p>
              </table:table-cell>
              <table:table-cell office:value-type="float" office:value="0.590539882302479">
                <text:p>0.590539882302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1989622885696">
                <text:p>0.181989622885696</text:p>
              </table:table-cell>
              <table:table-cell office:value-type="float" office:value="0.675544228080047">
                <text:p>0.675544228080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2076783793122">
                <text:p>0.0592076783793122</text:p>
              </table:table-cell>
              <table:table-cell office:value-type="float" office:value="0.35320583644478">
                <text:p>0.35320583644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2076783793121">
                <text:p>0.0592076783793121</text:p>
              </table:table-cell>
              <table:table-cell office:value-type="float" office:value="0.347249535182413">
                <text:p>0.347249535182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8415356758624">
                <text:p>0.118415356758624</text:p>
              </table:table-cell>
              <table:table-cell office:value-type="float" office:value="0.565154595823088">
                <text:p>0.565154595823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7013107077468">
                <text:p>0.177013107077468</text:p>
              </table:table-cell>
              <table:table-cell office:value-type="float" office:value="0.651691385851863">
                <text:p>0.6516913858518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1908474978757">
                <text:p>0.0571908474978757</text:p>
              </table:table-cell>
              <table:table-cell office:value-type="float" office:value="0.338045916308744">
                <text:p>0.338045916308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1908474978757">
                <text:p>0.0571908474978757</text:p>
              </table:table-cell>
              <table:table-cell office:value-type="float" office:value="0.332554636145678">
                <text:p>0.332554636145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4381694995751">
                <text:p>0.114381694995751</text:p>
              </table:table-cell>
              <table:table-cell office:value-type="float" office:value="0.540860535844994">
                <text:p>0.540860535844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217267435572">
                <text:p>0.17217267435572</text:p>
              </table:table-cell>
              <table:table-cell office:value-type="float" office:value="0.628680765433463">
                <text:p>0.6286807654334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52427172801988">
                <text:p>0.0552427172801988</text:p>
              </table:table-cell>
              <table:table-cell office:value-type="float" office:value="0.323536673921536">
                <text:p>0.323536673921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52427172801987">
                <text:p>0.0552427172801987</text:p>
              </table:table-cell>
              <table:table-cell office:value-type="float" office:value="0.31848159555891">
                <text:p>0.31848159555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0485434560397">
                <text:p>0.110485434560397</text:p>
              </table:table-cell>
              <table:table-cell office:value-type="float" office:value="0.517610794279208">
                <text:p>0.517610794279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7464603521296">
                <text:p>0.167464603521296</text:p>
              </table:table-cell>
              <table:table-cell office:value-type="float" office:value="0.606482628751284">
                <text:p>0.6064826287512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33609475294683">
                <text:p>0.0533609475294683</text:p>
              </table:table-cell>
              <table:table-cell office:value-type="float" office:value="0.309650181594289">
                <text:p>0.309650181594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33609475294683">
                <text:p>0.0533609475294683</text:p>
              </table:table-cell>
              <table:table-cell office:value-type="float" office:value="0.305004097628386">
                <text:p>0.305004097628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6721895058937">
                <text:p>0.106721895058937</text:p>
              </table:table-cell>
              <table:table-cell office:value-type="float" office:value="0.495360479454794">
                <text:p>0.495360479454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2885275131425">
                <text:p>0.162885275131425</text:p>
              </table:table-cell>
              <table:table-cell office:value-type="float" office:value="0.58506828775565">
                <text:p>0.585068287755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5432777645659">
                <text:p>0.0515432777645659</text:p>
              </table:table-cell>
              <table:table-cell office:value-type="float" office:value="0.296359710320289">
                <text:p>0.296359710320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5432777645659">
                <text:p>0.0515432777645659</text:p>
              </table:table-cell>
              <table:table-cell office:value-type="float" office:value="0.292096940191631">
                <text:p>0.292096940191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3086555529132">
                <text:p>0.103086555529132</text:p>
              </table:table-cell>
              <table:table-cell office:value-type="float" office:value="0.474066629439957">
                <text:p>0.474066629439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8431168717192">
                <text:p>0.158431168717192</text:p>
              </table:table-cell>
              <table:table-cell office:value-type="float" office:value="0.5644100673454">
                <text:p>0.56441006734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7875245046584">
                <text:p>0.0497875245046584</text:p>
              </table:table-cell>
              <table:table-cell office:value-type="float" office:value="0.283639678326433">
                <text:p>0.283639678326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7875245046584">
                <text:p>0.0497875245046584</text:p>
              </table:table-cell>
              <table:table-cell office:value-type="float" office:value="0.279735987590787">
                <text:p>0.279735987590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5750490093168">
                <text:p>0.0995750490093168</text:p>
              </table:table-cell>
              <table:table-cell office:value-type="float" office:value="0.453688129089174">
                <text:p>0.453688129089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4098860077087">
                <text:p>0.154098860077087</text:p>
              </table:table-cell>
              <table:table-cell office:value-type="float" office:value="0.544481269601616">
                <text:p>0.5444812696016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80915786462855">
                <text:p>0.0480915786462855</text:p>
              </table:table-cell>
              <table:table-cell office:value-type="float" office:value="0.271465601832904">
                <text:p>0.271465601832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80915786462855">
                <text:p>0.0480915786462855</text:p>
              </table:table-cell>
              <table:table-cell office:value-type="float" office:value="0.267898125540292">
                <text:p>0.267898125540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61831572925711">
                <text:p>0.0961831572925711</text:p>
              </table:table-cell>
              <table:table-cell office:value-type="float" office:value="0.434185630656175">
                <text:p>0.434185630656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885018644572">
                <text:p>0.149885018644572</text:p>
              </table:table-cell>
              <table:table-cell office:value-type="float" office:value="0.525256139284212">
                <text:p>0.525256139284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64534029297936">
                <text:p>0.0464534029297936</text:p>
              </table:table-cell>
              <table:table-cell office:value-type="float" office:value="0.259814047926288">
                <text:p>0.259814047926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64534029297935">
                <text:p>0.0464534029297935</text:p>
              </table:table-cell>
              <table:table-cell office:value-type="float" office:value="0.25656121790447">
                <text:p>0.25656121790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29068058595871">
                <text:p>0.0929068058595871</text:p>
              </table:table-cell>
              <table:table-cell office:value-type="float" office:value="0.415521477819506">
                <text:p>0.415521477819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5786404927626">
                <text:p>0.145786404927626</text:p>
              </table:table-cell>
              <table:table-cell office:value-type="float" office:value="0.506709830546827">
                <text:p>0.5067098305468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8710294920714">
                <text:p>0.0448710294920714</text:p>
              </table:table-cell>
              <table:table-cell office:value-type="float" office:value="0.248662589455418">
                <text:p>0.248662589455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8710294920714">
                <text:p>0.0448710294920714</text:p>
              </table:table-cell>
              <table:table-cell office:value-type="float" office:value="0.245704065304202">
                <text:p>0.245704065304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97420589841429">
                <text:p>0.0897420589841429</text:p>
              </table:table-cell>
              <table:table-cell office:value-type="float" office:value="0.39765963297397">
                <text:p>0.39765963297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1799868018306">
                <text:p>0.141799868018306</text:p>
              </table:table-cell>
              <table:table-cell office:value-type="float" office:value="0.488818374826964">
                <text:p>0.4888183748269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34255750265">
                <text:p>0.04334255750265</text:p>
              </table:table-cell>
              <table:table-cell office:value-type="float" office:value="0.237989761863133">
                <text:p>0.237989761863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34255750265">
                <text:p>0.04334255750265</text:p>
              </table:table-cell>
              <table:table-cell office:value-type="float" office:value="0.235306365475277">
                <text:p>0.235306365475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66851150052999">
                <text:p>0.0866851150052999</text:p>
              </table:table-cell>
              <table:table-cell office:value-type="float" office:value="0.38056560764756">
                <text:p>0.38056560764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7922343170415">
                <text:p>0.137922343170415</text:p>
              </table:table-cell>
              <table:table-cell office:value-type="float" office:value="0.471558649869913">
                <text:p>0.4715586498699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8661508803237">
                <text:p>0.0418661508803237</text:p>
              </table:table-cell>
              <table:table-cell office:value-type="float" office:value="0.227775021870853">
                <text:p>0.227775021870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8661508803237">
                <text:p>0.0418661508803237</text:p>
              </table:table-cell>
              <table:table-cell office:value-type="float" office:value="0.225348675304306">
                <text:p>0.225348675304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7323017606474">
                <text:p>0.0837323017606474</text:p>
              </table:table-cell>
              <table:table-cell office:value-type="float" office:value="0.364206395909531">
                <text:p>0.364206395909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4150849443399">
                <text:p>0.134150849443399</text:p>
              </table:table-cell>
              <table:table-cell office:value-type="float" office:value="0.454908349846404">
                <text:p>0.454908349846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4400360875536">
                <text:p>0.0404400360875536</text:p>
              </table:table-cell>
              <table:table-cell office:value-type="float" office:value="0.217998707936454">
                <text:p>0.217998707936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4400360875536">
                <text:p>0.0404400360875536</text:p>
              </table:table-cell>
              <table:table-cell office:value-type="float" office:value="0.215812374471192">
                <text:p>0.21581237447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8800721751071">
                <text:p>0.0808800721751071</text:p>
              </table:table-cell>
              <table:table-cell office:value-type="float" office:value="0.34855041064103">
                <text:p>0.34855041064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0482487410683">
                <text:p>0.130482487410683</text:p>
              </table:table-cell>
              <table:table-cell office:value-type="float" office:value="0.438845956525379">
                <text:p>0.438845956525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0624999999998">
                <text:p>0.0390624999999998</text:p>
              </table:table-cell>
              <table:table-cell office:value-type="float" office:value="0.208642002409329">
                <text:p>0.208642002409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0624999999998">
                <text:p>0.0390624999999998</text:p>
              </table:table-cell>
              <table:table-cell office:value-type="float" office:value="0.206679630630178">
                <text:p>0.206679630630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81249999999995">
                <text:p>0.0781249999999995</text:p>
              </table:table-cell>
              <table:table-cell office:value-type="float" office:value="0.333567422545232">
                <text:p>0.333567422545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6914436930662">
                <text:p>0.126914436930662</text:p>
              </table:table-cell>
              <table:table-cell office:value-type="float" office:value="0.423350711464628">
                <text:p>0.4233507114646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7318878486266">
                <text:p>0.0377318878486266</text:p>
              </table:table-cell>
              <table:table-cell office:value-type="float" office:value="0.199686895309782">
                <text:p>0.19968689530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7318878486266">
                <text:p>0.0377318878486266</text:p>
              </table:table-cell>
              <table:table-cell office:value-type="float" office:value="0.197933366064368">
                <text:p>0.197933366064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54637756972531">
                <text:p>0.0754637756972531</text:p>
              </table:table-cell>
              <table:table-cell office:value-type="float" office:value="0.319228501779225">
                <text:p>0.319228501779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3443954978653">
                <text:p>0.123443954978653</text:p>
              </table:table-cell>
              <table:table-cell office:value-type="float" office:value="0.408402589183346">
                <text:p>0.4084025891833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4466012319063">
                <text:p>0.0364466012319063</text:p>
              </table:table-cell>
              <table:table-cell office:value-type="float" office:value="0.191116149663051">
                <text:p>0.191116149663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4466012319063">
                <text:p>0.0364466012319063</text:p>
              </table:table-cell>
              <table:table-cell office:value-type="float" office:value="0.189557225751354">
                <text:p>0.18955722575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8932024638127">
                <text:p>0.0728932024638127</text:p>
              </table:table-cell>
              <table:table-cell office:value-type="float" office:value="0.305505962094934">
                <text:p>0.305505962094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0068373538126">
                <text:p>0.120068373538126</text:p>
              </table:table-cell>
              <table:table-cell office:value-type="float" office:value="0.393982271281943">
                <text:p>0.3939822712819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2050961957354">
                <text:p>0.0352050961957354</text:p>
              </table:table-cell>
              <table:table-cell office:value-type="float" office:value="0.18291326832122">
                <text:p>0.182913268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2050961957353">
                <text:p>0.0352050961957353</text:p>
              </table:table-cell>
              <table:table-cell office:value-type="float" office:value="0.181535546780246">
                <text:p>0.181535546780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4101923914707">
                <text:p>0.0704101923914707</text:p>
              </table:table-cell>
              <table:table-cell office:value-type="float" office:value="0.292373307381243">
                <text:p>0.29237330738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6785097549604">
                <text:p>0.116785097549604</text:p>
              </table:table-cell>
              <table:table-cell office:value-type="float" office:value="0.380071121475662">
                <text:p>0.3800711214756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0058813787547">
                <text:p>0.0340058813787547</text:p>
              </table:table-cell>
              <table:table-cell office:value-type="float" office:value="0.175062462209174">
                <text:p>0.175062462209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0058813787546">
                <text:p>0.0340058813787546</text:p>
              </table:table-cell>
              <table:table-cell office:value-type="float" office:value="0.173853329062913">
                <text:p>0.173853329062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0117627575093">
                <text:p>0.0680117627575093</text:p>
              </table:table-cell>
              <table:table-cell office:value-type="float" office:value="0.279805180504085">
                <text:p>0.279805180504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3591602915649">
                <text:p>0.113591602915649</text:p>
              </table:table-cell>
              <table:table-cell office:value-type="float" office:value="0.366651161509734">
                <text:p>0.3666511615097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847516220848">
                <text:p>0.032847516220848</text:p>
              </table:table-cell>
              <table:table-cell office:value-type="float" office:value="0.167548619933457">
                <text:p>0.167548619933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847516220848">
                <text:p>0.032847516220848</text:p>
              </table:table-cell>
              <table:table-cell office:value-type="float" office:value="0.166496207284657">
                <text:p>0.166496207284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695032441696">
                <text:p>0.065695032441696</text:p>
              </table:table-cell>
              <table:table-cell office:value-type="float" office:value="0.267777314345714">
                <text:p>0.26777731434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0485434560398">
                <text:p>0.110485434560398</text:p>
              </table:table-cell>
              <table:table-cell office:value-type="float" office:value="0.353705047924946">
                <text:p>0.3537050479249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7286092326653">
                <text:p>0.0317286092326653</text:p>
              </table:table-cell>
              <table:table-cell office:value-type="float" office:value="0.160357278695551">
                <text:p>0.160357278695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7286092326652">
                <text:p>0.0317286092326652</text:p>
              </table:table-cell>
              <table:table-cell office:value-type="float" office:value="0.159450424041889">
                <text:p>0.159450424041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4572184653305">
                <text:p>0.0634572184653305</text:p>
              </table:table-cell>
              <table:table-cell office:value-type="float" office:value="0.256266484948647">
                <text:p>0.256266484948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7464204542167">
                <text:p>0.107464204542167</text:p>
              </table:table-cell>
              <table:table-cell office:value-type="float" office:value="0.341216049643599">
                <text:p>0.3412160496435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6478163240916">
                <text:p>0.0306478163240916</text:p>
              </table:table-cell>
              <table:table-cell office:value-type="float" office:value="0.153474596453587">
                <text:p>0.153474596453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6478163240916">
                <text:p>0.0306478163240916</text:p>
              </table:table-cell>
              <table:table-cell office:value-type="float" office:value="0.152702804116554">
                <text:p>0.152702804116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2956326481833">
                <text:p>0.0612956326481833</text:p>
              </table:table-cell>
              <table:table-cell office:value-type="float" office:value="0.24525046667377">
                <text:p>0.2452504666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4525590217665">
                <text:p>0.104525590217665</text:p>
              </table:table-cell>
              <table:table-cell office:value-type="float" office:value="0.329168026346879">
                <text:p>0.3291680263468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603839189656">
                <text:p>0.029603839189656</text:p>
              </table:table-cell>
              <table:table-cell office:value-type="float" office:value="0.146887325278892">
                <text:p>0.14688732527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603839189656">
                <text:p>0.029603839189656</text:p>
              </table:table-cell>
              <table:table-cell office:value-type="float" office:value="0.146240729839219">
                <text:p>0.14624072983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2076783793121">
                <text:p>0.0592076783793121</text:p>
              </table:table-cell>
              <table:table-cell office:value-type="float" office:value="0.234707989286055">
                <text:p>0.234707989286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1667332456401">
                <text:p>0.101667332456401</text:p>
              </table:table-cell>
              <table:table-cell office:value-type="float" office:value="0.317545407615712">
                <text:p>0.3175454076157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5954237489378">
                <text:p>0.0285954237489378</text:p>
              </table:table-cell>
              <table:table-cell office:value-type="float" office:value="0.140582785856107">
                <text:p>0.140582785856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5954237489378">
                <text:p>0.0285954237489378</text:p>
              </table:table-cell>
              <table:table-cell office:value-type="float" office:value="0.140052117494736">
                <text:p>0.140052117494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1908474978756">
                <text:p>0.0571908474978756</text:p>
              </table:table-cell>
              <table:table-cell office:value-type="float" office:value="0.22461869688501">
                <text:p>0.22461869688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8887233903928">
                <text:p>0.098887233903928</text:p>
              </table:table-cell>
              <table:table-cell office:value-type="float" office:value="0.306333172808128">
                <text:p>0.3063331728081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6213586400993">
                <text:p>0.0276213586400993</text:p>
              </table:table-cell>
              <table:table-cell office:value-type="float" office:value="0.134548843077776">
                <text:p>0.134548843077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6213586400993">
                <text:p>0.0276213586400993</text:p>
              </table:table-cell>
              <table:table-cell office:value-type="float" office:value="0.134125394726382">
                <text:p>0.134125394726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52427172801987">
                <text:p>0.0552427172801987</text:p>
              </table:table-cell>
              <table:table-cell office:value-type="float" office:value="0.214963108600572">
                <text:p>0.214963108600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61831572925714">
                <text:p>0.0961831572925714</text:p>
              </table:table-cell>
              <table:table-cell office:value-type="float" office:value="0.295516831647138">
                <text:p>0.2955168316471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6804737647341">
                <text:p>0.0266804737647341</text:p>
              </table:table-cell>
              <table:table-cell office:value-type="float" office:value="0.128773882686447">
                <text:p>0.128773882686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6804737647341">
                <text:p>0.0266804737647341</text:p>
              </table:table-cell>
              <table:table-cell office:value-type="float" office:value="0.128449478896197">
                <text:p>0.128449478896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33609475294682">
                <text:p>0.0533609475294682</text:p>
              </table:table-cell>
              <table:table-cell office:value-type="float" office:value="0.205722580978543">
                <text:p>0.205722580978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35530237983537">
                <text:p>0.0935530237983537</text:p>
              </table:table-cell>
              <table:table-cell office:value-type="float" office:value="0.285082405494041">
                <text:p>0.2850824054940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7716388822829">
                <text:p>0.0257716388822829</text:p>
              </table:table-cell>
              <table:table-cell office:value-type="float" office:value="0.1232467889193">
                <text:p>0.1232467889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7716388822829">
                <text:p>0.0257716388822829</text:p>
              </table:table-cell>
              <table:table-cell office:value-type="float" office:value="0.123013756361078">
                <text:p>0.12301375636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5432777645658">
                <text:p>0.0515432777645658</text:p>
              </table:table-cell>
              <table:table-cell office:value-type="float" office:value="0.196879271982953">
                <text:p>0.196879271982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0994811442848">
                <text:p>0.090994811442848</text:p>
              </table:table-cell>
              <table:table-cell office:value-type="float" office:value="0.275016409282947">
                <text:p>0.2750164092829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8937622523292">
                <text:p>0.0248937622523292</text:p>
              </table:table-cell>
              <table:table-cell office:value-type="float" office:value="0.117956923112307">
                <text:p>0.117956923112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8937622523292">
                <text:p>0.0248937622523292</text:p>
              </table:table-cell>
              <table:table-cell office:value-type="float" office:value="0.117808062625862">
                <text:p>0.117808062625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7875245046583">
                <text:p>0.0497875245046583</text:p>
              </table:table-cell>
              <table:table-cell office:value-type="float" office:value="0.188416106545836">
                <text:p>0.188416106545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85065535387341">
                <text:p>0.0885065535387341</text:p>
              </table:table-cell>
              <table:table-cell office:value-type="float" office:value="0.265305834093175">
                <text:p>0.265305834093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0457893231427">
                <text:p>0.0240457893231427</text:p>
              </table:table-cell>
              <table:table-cell office:value-type="float" office:value="0.112894103222708">
                <text:p>0.112894103222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0457893231427">
                <text:p>0.0240457893231427</text:p>
              </table:table-cell>
              <table:table-cell office:value-type="float" office:value="0.112822663336297">
                <text:p>0.112822663336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80915786462855">
                <text:p>0.0480915786462855</text:p>
              </table:table-cell>
              <table:table-cell office:value-type="float" office:value="0.180316743597903">
                <text:p>0.18031674359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60863371778601">
                <text:p>0.0860863371778601</text:p>
              </table:table-cell>
              <table:table-cell office:value-type="float" office:value="0.25593813033701">
                <text:p>0.255938130337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2267014648967">
                <text:p>0.0232267014648967</text:p>
              </table:table-cell>
              <table:table-cell office:value-type="float" office:value="0.108048584230404">
                <text:p>0.108048584230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2267014648967">
                <text:p>0.0232267014648967</text:p>
              </table:table-cell>
              <table:table-cell office:value-type="float" office:value="0.10804823607634">
                <text:p>0.10804823607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64534029297935">
                <text:p>0.0464534029297935</text:p>
              </table:table-cell>
              <table:table-cell office:value-type="float" office:value="0.172565544516451">
                <text:p>0.172565544516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7323017606478">
                <text:p>0.0837323017606478</text:p>
              </table:table-cell>
              <table:table-cell office:value-type="float" office:value="0.246901191541077">
                <text:p>0.2469011915410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4355147460357">
                <text:p>0.0224355147460357</text:p>
              </table:table-cell>
              <table:table-cell office:value-type="float" office:value="0.103411039380545">
                <text:p>0.103411039380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4355147460357">
                <text:p>0.0224355147460357</text:p>
              </table:table-cell>
              <table:table-cell office:value-type="float" office:value="0.103475852935769">
                <text:p>0.103475852935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8710294920714">
                <text:p>0.0448710294920714</text:p>
              </table:table-cell>
              <table:table-cell office:value-type="float" office:value="0.165147542929594">
                <text:p>0.165147542929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14426375657125">
                <text:p>0.0814426375657125</text:p>
              </table:table-cell>
              <table:table-cell office:value-type="float" office:value="0.238183338700386">
                <text:p>0.2381833387003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671278751325">
                <text:p>0.021671278751325</text:p>
              </table:table-cell>
              <table:table-cell office:value-type="float" office:value="0.0989725422311964">
                <text:p>0.098972542231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6712787513249">
                <text:p>0.0216712787513249</text:p>
              </table:table-cell>
              <table:table-cell office:value-type="float" office:value="0.0990969638154934">
                <text:p>0.0990969638154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3425575026499">
                <text:p>0.0433425575026499</text:p>
              </table:table-cell>
              <table:table-cell office:value-type="float" office:value="0.158048415818501">
                <text:p>0.158048415818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92155843585959">
                <text:p>0.0792155843585959</text:p>
              </table:table-cell>
              <table:table-cell office:value-type="float" office:value="0.229773305184817">
                <text:p>0.2297733051848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9330754401618">
                <text:p>0.0209330754401618</text:p>
              </table:table-cell>
              <table:table-cell office:value-type="float" office:value="0.0947245494715412">
                <text:p>0.0947245494715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9330754401618">
                <text:p>0.0209330754401618</text:p>
              </table:table-cell>
              <table:table-cell office:value-type="float" office:value="0.0949033804393468">
                <text:p>0.0949033804393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8661508803236">
                <text:p>0.0418661508803236</text:p>
              </table:table-cell>
              <table:table-cell office:value-type="float" office:value="0.151254455861853">
                <text:p>0.15125445586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70494300385436">
                <text:p>0.0770494300385436</text:p>
              </table:table-cell>
              <table:table-cell office:value-type="float" office:value="0.221660222178544">
                <text:p>0.221660222178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2200180437768">
                <text:p>0.0202200180437768</text:p>
              </table:table-cell>
              <table:table-cell office:value-type="float" office:value="0.0906588844775397">
                <text:p>0.0906588844775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2200180437768">
                <text:p>0.0202200180437768</text:p>
              </table:table-cell>
              <table:table-cell office:value-type="float" office:value="0.0908872610424745">
                <text:p>0.0908872610424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4400360875535">
                <text:p>0.0404400360875535</text:p>
              </table:table-cell>
              <table:table-cell office:value-type="float" office:value="0.144752544969117">
                <text:p>0.144752544969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9425093222862">
                <text:p>0.0749425093222862</text:p>
              </table:table-cell>
              <table:table-cell office:value-type="float" office:value="0.213833604633582">
                <text:p>0.2138336046335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5312499999999">
                <text:p>0.0195312499999999</text:p>
              </table:table-cell>
              <table:table-cell office:value-type="float" office:value="0.0867677215733942">
                <text:p>0.0867677215733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5312499999999">
                <text:p>0.0195312499999999</text:p>
              </table:table-cell>
              <table:table-cell office:value-type="float" office:value="0.0870410957076731">
                <text:p>0.0870410957076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0624999999997">
                <text:p>0.0390624999999997</text:p>
              </table:table-cell>
              <table:table-cell office:value-type="float" office:value="0.138530128951532">
                <text:p>0.138530128951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893202463813">
                <text:p>0.072893202463813</text:p>
              </table:table-cell>
              <table:table-cell office:value-type="float" office:value="0.206283337719298">
                <text:p>0.2062833377192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8659439243133">
                <text:p>0.0188659439243133</text:p>
              </table:table-cell>
              <table:table-cell office:value-type="float" office:value="0.0830435709685269">
                <text:p>0.0830435709685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8659439243132">
                <text:p>0.0188659439243132</text:p>
              </table:table-cell>
              <table:table-cell office:value-type="float" office:value="0.0833576923222688">
                <text:p>0.0833576923222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7318878486265">
                <text:p>0.0377318878486265</text:p>
              </table:table-cell>
              <table:table-cell office:value-type="float" office:value="0.132575193281903">
                <text:p>0.132575193281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8999340091531">
                <text:p>0.0708999340091531</text:p>
              </table:table-cell>
              <table:table-cell office:value-type="float" office:value="0.198999663750377">
                <text:p>0.1989996637503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2233006159531">
                <text:p>0.0182233006159531</text:p>
              </table:table-cell>
              <table:table-cell office:value-type="float" office:value="0.0794792643410771">
                <text:p>0.0794792643410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2233006159531">
                <text:p>0.0182233006159531</text:p>
              </table:table-cell>
              <table:table-cell office:value-type="float" office:value="0.0798301631292709">
                <text:p>0.0798301631292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4466012319063">
                <text:p>0.0364466012319063</text:p>
              </table:table-cell>
              <table:table-cell office:value-type="float" office:value="0.126876239896401">
                <text:p>0.126876239896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9611715852073">
                <text:p>0.0689611715852073</text:p>
              </table:table-cell>
              <table:table-cell office:value-type="float" office:value="0.191973169576354">
                <text:p>0.1919731695763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6025480978677">
                <text:p>0.0176025480978677</text:p>
              </table:table-cell>
              <table:table-cell office:value-type="float" office:value="0.0760679410401667">
                <text:p>0.076067941040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6025480978676">
                <text:p>0.0176025480978676</text:p>
              </table:table-cell>
              <table:table-cell office:value-type="float" office:value="0.0764519118476545">
                <text:p>0.0764519118476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2050961957353">
                <text:p>0.0352050961957353</text:p>
              </table:table-cell>
              <table:table-cell office:value-type="float" office:value="0.12142226499357">
                <text:p>0.12142226499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70754247216994">
                <text:p>0.0670754247216994</text:p>
              </table:table-cell>
              <table:table-cell office:value-type="float" office:value="0.185194774416405">
                <text:p>0.1851947744164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0029406893773">
                <text:p>0.0170029406893773</text:p>
              </table:table-cell>
              <table:table-cell office:value-type="float" office:value="0.0728030348803787">
                <text:p>0.0728030348803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0029406893773">
                <text:p>0.0170029406893773</text:p>
              </table:table-cell>
              <table:table-cell office:value-type="float" office:value="0.0732166213376861">
                <text:p>0.0732166213376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0058813787546">
                <text:p>0.0340058813787546</text:p>
              </table:table-cell>
              <table:table-cell office:value-type="float" office:value="0.116202737787685">
                <text:p>0.116202737787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2412437053413">
                <text:p>0.0652412437053413</text:p>
              </table:table-cell>
              <table:table-cell office:value-type="float" office:value="0.178655718123683">
                <text:p>0.1786557181236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423758110424">
                <text:p>0.016423758110424</text:p>
              </table:table-cell>
              <table:table-cell office:value-type="float" office:value="0.0696782615030279">
                <text:p>0.0696782615030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423758110424">
                <text:p>0.016423758110424</text:p>
              </table:table-cell>
              <table:table-cell office:value-type="float" office:value="0.0701182417882277">
                <text:p>0.0701182417882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847516220848">
                <text:p>0.032847516220848</text:p>
              </table:table-cell>
              <table:table-cell office:value-type="float" office:value="0.111207580175419">
                <text:p>0.111207580175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4572184653308">
                <text:p>0.0634572184653308</text:p>
              </table:table-cell>
              <table:table-cell office:value-type="float" office:value="0.172347549864029">
                <text:p>0.1723475498640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8643046163326">
                <text:p>0.0158643046163326</text:p>
              </table:table-cell>
              <table:table-cell office:value-type="float" office:value="0.0666876062798974">
                <text:p>0.0666876062798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8643046163326">
                <text:p>0.0158643046163326</text:p>
              </table:table-cell>
              <table:table-cell office:value-type="float" office:value="0.0671509794039309">
                <text:p>0.0671509794039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7286092326652">
                <text:p>0.0317286092326652</text:p>
              </table:table-cell>
              <table:table-cell office:value-type="float" office:value="0.106427147276584">
                <text:p>0.106427147276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7219774893262">
                <text:p>0.0617219774893262</text:p>
              </table:table-cell>
              <table:table-cell office:value-type="float" office:value="0.166262117194425">
                <text:p>0.1662621171944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3239081620458">
                <text:p>0.0153239081620458</text:p>
              </table:table-cell>
              <table:table-cell office:value-type="float" office:value="0.0638253127361589">
                <text:p>0.0638253127361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3239081620458">
                <text:p>0.0153239081620458</text:p>
              </table:table-cell>
              <table:table-cell office:value-type="float" office:value="0.0643092855711652">
                <text:p>0.064309285571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6478163240916">
                <text:p>0.0306478163240916</text:p>
              </table:table-cell>
              <table:table-cell office:value-type="float" office:value="0.10185220881135">
                <text:p>0.1018522088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00341867690629">
                <text:p>0.0600341867690629</text:p>
              </table:table-cell>
              <table:table-cell office:value-type="float" office:value="0.160391555527081">
                <text:p>0.1603915555270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801919594828">
                <text:p>0.014801919594828</text:p>
              </table:table-cell>
              <table:table-cell office:value-type="float" office:value="0.0610858714701906">
                <text:p>0.061085871470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801919594828">
                <text:p>0.014801919594828</text:p>
              </table:table-cell>
              <table:table-cell office:value-type="float" office:value="0.0615878464824236">
                <text:p>0.0615878464824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603839189656">
                <text:p>0.029603839189656</text:p>
              </table:table-cell>
              <table:table-cell office:value-type="float" office:value="0.0974739312779951">
                <text:p>0.0974739312779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3925487748022">
                <text:p>0.0583925487748022</text:p>
              </table:table-cell>
              <table:table-cell office:value-type="float" office:value="0.154728277965531">
                <text:p>0.154728277965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2977118744689">
                <text:p>0.0142977118744689</text:p>
              </table:table-cell>
              <table:table-cell office:value-type="float" office:value="0.0584640095489677">
                <text:p>0.0584640095489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2977118744689">
                <text:p>0.0142977118744689</text:p>
              </table:table-cell>
              <table:table-cell office:value-type="float" office:value="0.0589815731998008">
                <text:p>0.0589815731998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5954237489378">
                <text:p>0.0285954237489378</text:p>
              </table:table-cell>
              <table:table-cell office:value-type="float" office:value="0.0932838608967758">
                <text:p>0.0932838608967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7958014578245">
                <text:p>0.0567958014578245</text:p>
              </table:table-cell>
              <table:table-cell office:value-type="float" office:value="0.14926496549961">
                <text:p>0.149264965499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8106793200497">
                <text:p>0.0138106793200497</text:p>
              </table:table-cell>
              <table:table-cell office:value-type="float" office:value="0.0559546803586122">
                <text:p>0.0559546803586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8106793200496">
                <text:p>0.0138106793200496</text:p>
              </table:table-cell>
              <table:table-cell office:value-type="float" office:value="0.0564855921389664">
                <text:p>0.0564855921389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6213586400993">
                <text:p>0.0276213586400993</text:p>
              </table:table-cell>
              <table:table-cell office:value-type="float" office:value="0.0892739072869782">
                <text:p>0.089273907286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52427172801989">
                <text:p>0.0552427172801989</text:p>
              </table:table-cell>
              <table:table-cell office:value-type="float" office:value="0.143994557546638">
                <text:p>0.1439945575466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